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AF00003FC50000455AABB33498.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6" style:family="graphic">
      <style:graphic-properties draw:stroke="solid" svg:stroke-width="0.1cm" svg:stroke-color="#ff0000" draw:marker-end="msArrowEnd_20_5"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solid" svg:stroke-width="0.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10"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11"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2"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6" style:family="graphic">
      <style:graphic-properties draw:stroke="solid" svg:stroke-width="0.044cm" svg:stroke-color="#ff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solid" svg:stroke-width="0.044cm" svg:stroke-color="#ff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solid" svg:stroke-width="0.071cm" svg:stroke-color="#ff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071cm" svg:stroke-color="#ff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22" style:family="graphic">
      <style:graphic-properties draw:stroke="solid" svg:stroke-width="0.1cm" svg:stroke-color="#ff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1cm" svg:stroke-color="#ff0000"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2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6" style:family="graphic">
      <style:graphic-properties draw:stroke="solid" svg:stroke-width="0.044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28" style:family="graphic">
      <style:graphic-properties draw:stroke="solid" svg:stroke-width="0.071cm" svg:stroke-color="#ff0000" draw:stroke-linejoin="miter" draw:fill="solid" draw:fill-color="#ff0000" draw:textarea-horizontal-align="left" draw:textarea-vertical-align="middle" draw:auto-grow-height="false" fo:padding-top="0.13cm" fo:padding-bottom="0.13cm" fo:padding-left="0.25cm" fo:padding-right="0.25cm" fo:wrap-option="no-wrap" draw:shadow="hidden"/>
    </style:style>
    <style:style style:name="gr29" style:family="graphic">
      <style:graphic-properties draw:stroke="none" draw:fill="solid" draw:fill-color="#000066" draw:textarea-horizontal-align="left" draw:textarea-vertical-align="middle" draw:auto-grow-height="false" fo:padding-top="0.13cm" fo:padding-bottom="0.13cm" fo:padding-left="0.25cm" fo:padding-right="0.25cm" fo:wrap-option="no-wrap" draw:shadow="hidden"/>
    </style:style>
    <style:style style:name="gr30"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graphic-properties draw:stroke="solid" svg:stroke-width="0.071cm" svg:stroke-color="#000066"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graphic-properties draw:stroke="solid" svg:stroke-width="0.071cm" svg:stroke-color="#ff0000" draw:marker-end="Arrowheads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solid" svg:stroke-width="0.071cm" svg:stroke-color="#00006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solid" svg:stroke-width="0.071cm" svg:stroke-color="#000066" draw:marker-end="Arrowheads_20_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36"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37" style:family="graphic">
      <style:graphic-properties draw:stroke="none" draw:fill="solid" draw:fill-color="#ffcc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pr1" style:family="presentation" style:parent-style-name="Default-notes">
      <style:graphic-properties draw:stroke="none" draw:fill="none" draw:fill-color="#ffffff" draw:auto-grow-height="true" fo:min-height="12.754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2.537cm" fo:min-width="0cm" fo:padding-top="0.128cm" fo:padding-bottom="0.128cm" fo:padding-left="0.256cm" fo:padding-right="0.256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2.533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fo:min-height="19.201cm" draw:shadow="hidden" draw:shadow-color="#808080"/>
    </style:style>
    <style:style style:name="pr7" style:family="presentation" style:parent-style-name="Default-title">
      <style:graphic-properties draw:stroke="none" draw:fill="none" draw:fill-color="#ffffff" draw:textarea-horizontal-align="center" draw:textarea-vertical-align="top" draw:auto-grow-height="false" draw:auto-grow-width="false" fo:min-height="0cm" fo:min-width="1.989cm" fo:padding-top="0.128cm" fo:padding-bottom="0.128cm" fo:padding-left="0.256cm" fo:padding-right="0.256cm" fo:wrap-option="wrap" draw:shadow="hidden" draw:shadow-color="#808080"/>
      <style:paragraph-properties style:writing-mode="tb-rl"/>
    </style:style>
    <style:style style:name="pr8" style:family="presentation" style:parent-style-name="Default-title">
      <style:graphic-properties draw:stroke="none" draw:fill="none" draw:fill-color="#ffffff" draw:textarea-horizontal-align="center" draw:textarea-vertical-align="top" draw:auto-grow-height="false" draw:auto-grow-width="false" fo:min-height="0cm" fo:min-width="2.488cm" fo:padding-top="0.128cm" fo:padding-bottom="0.128cm" fo:padding-left="0.256cm" fo:padding-right="0.256cm" fo:wrap-option="wrap" draw:shadow="hidden" draw:shadow-color="#808080"/>
      <style:paragraph-properties style:writing-mode="tb-rl"/>
    </style:style>
    <style:style style:name="pr9" style:family="presentation" style:parent-style-name="Default-title">
      <style:graphic-properties draw:stroke="none" draw:fill="none" draw:fill-color="#ffffff" draw:textarea-horizontal-align="center" draw:textarea-vertical-align="top" draw:auto-grow-height="false" draw:auto-grow-width="false" fo:min-height="0cm" fo:min-width="2.165cm" fo:padding-top="0.128cm" fo:padding-bottom="0.128cm" fo:padding-left="0.256cm" fo:padding-right="0.256cm" fo:wrap-option="wrap" draw:shadow="hidden" draw:shadow-color="#808080"/>
      <style:paragraph-properties style:writing-mode="tb-rl"/>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margin-left="0cm" fo:margin-right="0cm" fo:margin-top="0.158cm" fo:margin-bottom="0cm" fo:text-indent="0cm" style:punctuation-wrap="simple" style:line-break="normal"/>
    </style:style>
    <style:style style:name="P9" style:family="paragraph">
      <style:paragraph-properties fo:margin-left="0cm" fo:margin-right="0cm" fo:line-height="8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100%" fo:text-indent="0cm" style:writing-mode="lr-tb"/>
    </style:style>
    <style:style style:name="P12" style:family="paragraph">
      <style:paragraph-properties fo:margin-left="0cm" fo:margin-right="0cm" fo:line-height="70%" fo:text-indent="0cm"/>
    </style:style>
    <style:style style:name="P13" style:family="paragraph">
      <style:paragraph-properties fo:margin-left="0cm" fo:margin-right="0cm" fo:text-indent="0cm" style:writing-mode="lr-tb"/>
    </style:style>
    <style:style style:name="P14" style:family="paragraph">
      <style:paragraph-properties fo:margin-left="0cm" fo:margin-right="0cm" fo:margin-top="0.158cm" fo:margin-bottom="0cm"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158cm" fo:margin-bottom="0cm" fo:text-align="start" fo:text-indent="0cm" style:punctuation-wrap="simple" style:line-break="normal"/>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language="en" fo:country="US" style:font-family-asian="'DejaVu Sans'" style:font-pitch-asian="variable" style:font-family-complex="'DejaVu Sans'" style:font-pitch-complex="variable"/>
    </style:style>
    <style:style style:name="T5"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6"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7"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8" style:family="text">
      <style:text-properties fo:color="#ffffff" fo:font-family="Arial" style:font-pitch="variable" fo:font-size="18pt" fo:language="en" fo:country="US" fo:text-shadow="1pt 1pt" style:font-size-asian="18pt" style:font-size-complex="18pt"/>
    </style:style>
    <style:style style:name="T9" style:family="text">
      <style:text-properties fo:color="#ffffff" fo:font-family="Arial" style:font-pitch="variable" fo:font-size="18pt" fo:language="en" fo:country="GB" fo:text-shadow="1pt 1pt" style:font-size-asian="18pt" style:font-size-complex="18pt"/>
    </style:style>
    <style:style style:name="T10"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11" style:family="text">
      <style:text-properties fo:color="#ffffff" fo:font-family="Arial" style:font-pitch="variable" fo:font-size="26pt" fo:language="en" fo:country="GB" fo:text-shadow="1pt 1pt" style:font-size-asian="26pt" style:font-size-complex="26pt"/>
    </style:style>
    <style:style style:name="T12" style:family="text">
      <style:text-properties fo:language="en" fo:country="GB" style:font-family-asian="'DejaVu Sans'" style:font-pitch-asian="variable" style:font-family-complex="'DejaVu Sans'" style:font-pitch-complex="variable"/>
    </style:style>
    <style:style style:name="T13" style:family="text">
      <style:text-properties fo:font-family="'Courier New'" style:font-family-generic="modern" style:font-pitch="fixed" fo:font-size="32pt" fo:language="en" fo:country="GB" fo:font-weight="bold" style:font-size-asian="32pt" style:font-weight-asian="bold" style:font-size-complex="32pt" style:font-weight-complex="bold"/>
    </style:style>
    <style:style style:name="T14" style:family="text">
      <style:text-properties fo:color="#000066" fo:font-family="'Courier New'" style:font-family-generic="modern" style:font-pitch="fixed" fo:font-size="32pt" fo:language="en" fo:country="GB" fo:font-weight="bold" style:font-size-asian="32pt" style:font-weight-asian="bold" style:font-size-complex="32pt" style:font-weight-complex="bold"/>
    </style:style>
    <style:style style:name="T15" style:family="text">
      <style:text-properties fo:color="#000000" fo:font-family="'Courier New'" style:font-family-generic="modern" style:font-pitch="fixed" fo:font-size="32pt" fo:language="en" fo:country="GB" fo:font-weight="bold" style:font-size-asian="32pt" style:font-weight-asian="bold" style:font-size-complex="32pt" style:font-weight-complex="bold"/>
    </style:style>
    <style:style style:name="T16" style:family="text">
      <style:text-properties fo:color="#00cc00" fo:font-family="Wingdings" style:font-pitch="variable" style:font-charset="x-symbol" fo:font-size="72pt" fo:language="en" fo:country="US" fo:text-shadow="1pt 1pt" style:font-size-asian="72pt" style:font-size-complex="72pt"/>
    </style:style>
    <style:style style:name="T17" style:family="text">
      <style:text-properties fo:color="#ff0000" fo:font-size="60pt" fo:language="en" fo:country="GB" fo:text-shadow="1pt 1pt" style:font-size-asian="60pt" style:font-size-complex="60pt"/>
    </style:style>
    <style:style style:name="T18" style:family="text">
      <style:text-properties fo:color="#ffffff" fo:font-family="Arial" style:font-pitch="variable" fo:language="en" fo:country="US" fo:font-style="italic" fo:text-shadow="1pt 1pt" style:font-style-asian="italic" style:font-style-complex="italic"/>
    </style:style>
    <style:style style:name="T19" style:family="text">
      <style:text-properties fo:color="#ffffff" fo:font-family="Arial" style:font-pitch="variable" fo:language="en" fo:country="US" fo:text-shadow="1pt 1pt"/>
    </style:style>
    <style:style style:name="T20" style:family="text">
      <style:text-properties fo:color="#ffffff" fo:font-family="Arial" style:font-pitch="variable" fo:language="en" fo:country="US" fo:font-style="italic" fo:text-shadow="1pt 1pt" style:text-underline-style="solid" style:text-underline-width="auto" style:text-underline-color="font-color" style:font-style-asian="italic" style:font-style-complex="italic"/>
    </style:style>
    <style:style style:name="T21" style:family="text">
      <style:text-properties fo:language="en" fo:country="US" fo:font-style="italic" style:font-family-asian="'DejaVu Sans'" style:font-pitch-asian="variable" style:font-style-asian="italic" style:font-family-complex="'DejaVu Sans'" style:font-pitch-complex="variable" style:font-style-complex="italic"/>
    </style:style>
    <style:style style:name="T22" style:family="text">
      <style:text-properties fo:color="#000080" fo:font-family="'Courier New'" style:font-family-generic="modern" style:font-pitch="fixed" fo:font-size="18pt" fo:language="en" fo:country="GB" fo:font-weight="bold" style:font-size-asian="18pt" style:font-weight-asian="bold" style:font-size-complex="18pt" style:font-weight-complex="bold"/>
    </style:style>
    <style:style style:name="T23" style:family="text">
      <style:text-properties fo:color="#ffffff" fo:font-size="44pt" fo:language="en" fo:country="GB" style:font-size-asian="44pt" style:font-size-complex="44pt"/>
    </style:style>
    <style:style style:name="T24" style:family="text">
      <style:text-properties fo:font-size="40pt" fo:language="en" fo:country="GB" style:font-size-asian="40pt" style:font-size-complex="40pt"/>
    </style:style>
    <style:style style:name="T25" style:family="text">
      <style:text-properties fo:color="#ffffff" fo:font-family="Arial" style:font-pitch="variable" fo:font-size="18pt" fo:language="en" fo:country="US" fo:font-style="italic" fo:text-shadow="1pt 1pt" style:font-size-asian="18pt" style:font-style-asian="italic" style:font-size-complex="18pt" style:font-style-complex="italic"/>
    </style:style>
    <style:style style:name="T26" style:family="text">
      <style:text-properties fo:color="#006600" fo:font-family="'Courier New'" style:font-family-generic="modern" style:font-pitch="fixed" fo:font-size="26pt" fo:language="en" fo:country="GB" fo:font-weight="bold" style:font-size-asian="26pt" style:font-weight-asian="bold" style:font-size-complex="26pt" style:font-weight-complex="bold"/>
    </style:style>
    <style:style style:name="T27" style:family="text">
      <style:text-properties fo:color="#000000" fo:font-family="'Courier New'" style:font-family-generic="modern" style:font-pitch="fixed" fo:font-size="26pt" fo:language="en" fo:country="GB" fo:font-weight="bold" style:font-size-asian="26pt" style:font-weight-asian="bold" style:font-size-complex="26pt" style:font-weight-complex="bold"/>
    </style:style>
    <style:style style:name="T28" style:family="text">
      <style:text-properties fo:color="#000080" fo:font-family="'Courier New'" style:font-family-generic="modern" style:font-pitch="fixed" fo:font-size="26pt" fo:language="en" fo:country="GB" fo:font-weight="bold" style:font-size-asian="26pt" style:font-weight-asian="bold" style:font-size-complex="26pt" style:font-weight-complex="bold"/>
    </style:style>
    <style:style style:name="T29" style:family="text">
      <style:text-properties fo:color="#008000" fo:font-family="'Courier New'" style:font-family-generic="modern" style:font-pitch="fixed" fo:font-size="26pt" fo:language="en" fo:country="GB" fo:font-weight="bold" style:font-size-asian="26pt" style:font-weight-asian="bold" style:font-size-complex="26pt" style:font-weight-complex="bold"/>
    </style:style>
    <style:style style:name="T30" style:family="text">
      <style:text-properties fo:color="#000000" fo:language="en" fo:country="GB" style:font-family-asian="'DejaVu Sans'" style:font-pitch-asian="variable" style:font-family-complex="'DejaVu Sans'" style:font-pitch-complex="variable"/>
    </style:style>
    <style:style style:name="T31" style:family="text">
      <style:text-properties fo:color="#000000" fo:font-family="Arial" style:font-pitch="variable" fo:font-size="18pt" fo:language="en" fo:country="GB" fo:text-shadow="1pt 1pt" style:font-size-asian="18pt" style:font-size-complex="18pt"/>
    </style:style>
    <style:style style:name="T32" style:family="text">
      <style:text-properties fo:color="#ff0000" fo:font-family="Wingdings" style:font-pitch="variable" style:font-charset="x-symbol" fo:font-size="60pt" fo:language="en" fo:country="US" fo:text-shadow="1pt 1pt" style:font-size-asian="60pt" style:font-size-complex="60pt"/>
    </style:style>
    <style:style style:name="T33" style:family="text">
      <style:text-properties fo:language="en" fo:country="GB" fo:font-style="italic" style:text-underline-style="solid" style:text-underline-width="auto" style:text-underline-color="font-color" style:font-style-asian="italic" style:font-style-complex="italic"/>
    </style:style>
    <style:style style:name="T34" style:family="text">
      <style:text-properties fo:color="#006600"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35" style:family="text">
      <style:text-properties fo:color="#000000"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36" style:family="text">
      <style:text-properties fo:color="#008000" fo:font-family="'Courier New'" style:font-family-generic="modern" style:font-pitch="fixed" fo:font-size="18pt" fo:language="en" fo:country="GB" fo:font-weight="bold" style:font-size-asian="18pt" style:font-weight-asian="bold" style:font-size-complex="18pt" style:font-weight-complex="bold"/>
    </style:style>
    <style:style style:name="T37" style:family="text">
      <style:text-properties fo:font-family="Wingdings" style:font-pitch="variable" style:font-charset="x-symbol" fo:language="en" fo:country="GB"/>
    </style:style>
    <style:style style:name="T38" style:family="text">
      <style:text-properties fo:color="#000066" fo:font-family="'Courier New'" style:font-family-generic="modern" style:font-pitch="fixed" fo:font-size="26pt" fo:language="en" fo:country="GB" fo:font-weight="bold" style:font-size-asian="26pt" style:font-weight-asian="bold" style:font-size-complex="26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12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cm" text:min-label-width="1.57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2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ᇘ">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i">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s">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s">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22.944cm" svg:height="6.357cm" svg:x="3.96cm" svg:y="6.923cm">
          <text:p text:style-name="P1"><text:span text:style-name="T1">Functions and</text:span><text:span text:style-name="T1"><text:line-break/></text:span><text:span text:style-name="T1">Program Structure</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header file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can contain</text:span></text:p>
                <text:list text:style-name="L3">
                  <text:list-item>
                    <text:p text:style-name="P7"><text:span text:style-name="T3">#includes</text:span></text:p>
                  </text:list-item>
                  <text:list-item>
                    <text:p text:style-name="P7"><text:span text:style-name="T3">macro guards (idempotent)</text:span></text:p>
                  </text:list-item>
                  <text:list-item>
                    <text:p text:style-name="P7"><text:span text:style-name="T3">macros (e.g. EOF)</text:span></text:p>
                  </text:list-item>
                  <text:list-item>
                    <text:p text:style-name="P7"><text:span text:style-name="T3">type declarations (e.g. FILE)</text:span></text:p>
                  </text:list-item>
                  <text:list-item>
                    <text:p text:style-name="P7"><text:span text:style-name="T3">external data declarations (e.g. stdin)</text:span></text:p>
                  </text:list-item>
                  <text:list-item>
                    <text:p text:style-name="P7"><text:span text:style-name="T3">external function declarations (e.g. printf)</text:span></text:p>
                  </text:list-item>
                  <text:list-item>
                    <text:p text:style-name="P7"><text:span text:style-name="T3">inline function definitions</text:span></text:p>
                  </text:list-item>
                </text:list>
              </text:list-item>
              <text:list-item>
                <text:p text:style-name="P6"><text:span text:style-name="T3"><text:s/></text:span><text:span text:style-name="T3">should not contain</text:span></text:p>
                <text:list text:style-name="L3">
                  <text:list-item>
                    <text:p text:style-name="P7"><text:span text:style-name="T3">function definitions (unless inline)</text:span></text:p>
                  </text:list-item>
                  <text:list-item>
                    <text:p text:style-name="P7"><text:span text:style-name="T3">data definitions</text:span></text:p>
                  </text:list-item>
                </text:list>
              </text:list-item>
            </text:list>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It is a good idea to create a standardized ordering for the declarations that occur in a header file. For example, the order specified on the slide, macro guards (if present) first etc. It is also worth standardising the order of #includes. For example, local header files before system header files, and in alphabetic order within each section.</text:span></text:p>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n declarat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promise that a function exists</text:span></text:p>
                <text:list text:style-name="L3">
                  <text:list-item>
                    <text:p text:style-name="P7"><text:span text:style-name="T3">typically written in header files</text:span></text:p>
                  </text:list-item>
                  <text:list-item>
                    <text:p text:style-name="P7"><text:span text:style-name="T3">return type must be explicit</text:span></text:p>
                  </text:list-item>
                </text:list>
              </text:list-item>
            </text:list>
          </draw:text-box>
        </draw:frame>
        <draw:custom-shape draw:style-name="gr4" draw:text-style-name="P2" draw:layer="layout" svg:width="20.527cm" svg:height="5.738cm" svg:x="5.23cm" svg:y="6.998cm">
          <text:p text:style-name="P9"><text:span text:style-name="T5"/></text:p>
          <text:p text:style-name="P9"><text:span text:style-name="T6">...</text:span></text:p>
          <text:p text:style-name="P9"><text:span text:style-name="T7">FILE * fopen(</text:span><text:span text:style-name="T5">const char </text:span><text:span text:style-name="T7">* path, </text:span><text:span text:style-name="T5">const char</text:span><text:span text:style-name="T7"> * mode);</text:span></text:p>
          <text:p text:style-name="P9"><text:span text:style-name="T5">int </text:span><text:span text:style-name="T7">fflush(FILE * stream);</text:span></text:p>
          <text:p text:style-name="P9"><text:span text:style-name="T7">...</text:span></text:p>
          <text:p text:style-name="P9"><text:span text:style-name="T5">void</text:span><text:span text:style-name="T7"> perror(</text:span><text:span text:style-name="T5">const char</text:span><text:span text:style-name="T7"> * diagnostic);</text:span></text:p>
          <text:p text:style-name="P9"><text:span text:style-name="T7">FILE * tmpfile(</text:span><text:span text:style-name="T5">void</text:span><text:span text:style-name="T7">);</text:span></text:p>
          <text:p text:style-name="P9"><text:span text:style-name="T7">...</text:span></text:p>
          <text:p text:style-name="P9"><text:span text:style-name="T7"/></text:p>
          <draw:enhanced-geometry svg:viewBox="0 0 21600 21600" draw:type="mso-spt202" draw:enhanced-path="M 0 0 L 21600 0 21600 21600 0 21600 0 0 Z N"/>
        </draw:custom-shape>
        <draw:custom-shape draw:style-name="gr5" draw:text-style-name="P2" draw:layer="layout" svg:width="8.801cm" svg:height="1.023cm" svg:x="4.957cm" svg:y="5.922cm">
          <text:p text:style-name="P3"><text:span text:style-name="T8">stdio.h</text:span></text:p>
          <draw:enhanced-geometry svg:viewBox="0 0 21600 21600" draw:type="mso-spt202" draw:enhanced-path="M 0 0 L 21600 0 21600 21600 0 21600 0 0 Z N"/>
        </draw:custom-shape>
        <draw:custom-shape draw:style-name="gr5" draw:text-style-name="P2" draw:layer="layout" svg:width="20.602cm" svg:height="1.023cm" svg:x="5.155cm" svg:y="13.123cm">
          <text:p text:style-name="P3"><text:span text:style-name="T8">parameter names are optional </text:span><text:span text:style-name="T9">but help readability and documentation</text:span></text:p>
          <draw:enhanced-geometry svg:viewBox="0 0 21600 21600" draw:type="mso-spt202" draw:enhanced-path="M 0 0 L 21600 0 21600 21600 0 21600 0 0 Z N"/>
        </draw:custom-shape>
        <draw:line draw:style-name="gr6" draw:text-style-name="P10" draw:layer="layout" svg:x1="15.959cm" svg:y1="13.163cm" svg:x2="15.963cm" svg:y2="10.861cm">
          <text:p/>
        </draw:line>
        <draw:custom-shape draw:style-name="gr7" draw:text-style-name="P2" draw:layer="layout" svg:width="1.367cm" svg:height="1.998cm" svg:x="4.555cm" svg:y="15.725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5" draw:text-style-name="P2" draw:layer="layout" svg:width="15.8cm" svg:height="1.023cm" svg:x="6.359cm" svg:y="15.928cm">
          <text:p text:style-name="P3"><text:span text:style-name="T8">1. f(int a, int b) cannot be shortened to f(int a, b);</text:span></text:p>
          <draw:enhanced-geometry svg:viewBox="0 0 21600 21600" draw:type="mso-spt202" draw:enhanced-path="M 0 0 L 21600 0 21600 21600 0 21600 0 0 Z N"/>
        </draw:custom-shape>
        <draw:custom-shape draw:style-name="gr5" draw:text-style-name="P2" draw:layer="layout" svg:width="19.601cm" svg:height="1.023cm" svg:x="6.359cm" svg:y="16.911cm">
          <text:p text:style-name="P3"><text:span text:style-name="T8">2. avoid bool parameters as they can be confusing on their own</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5" draw:text-style-name="P2" draw:layer="layout" svg:width="14.394cm" svg:height="12.793cm" svg:x="2.963cm" svg:y="13.503cm" presentation:class="notes" presentation:user-transformed="true">
            <draw:text-box>
              <text:p text:style-name="P8"><text:span text:style-name="T4">A function declaration can be declared anywhere (eg inside a block) but is typically written in a header file which is then #included. This avoids duplication and the obvious problems of maintenance should the declaration change.</text:span></text:p>
              <text:p text:style-name="P8"><text:span text:style-name="T4">Before C99 function declarations could be written without a return type and would default to int (in fact there were several places in the syntax where a missing type would be assumed to be an int). C99 requires the return type to be explicitly stated. </text:span></text:p>
              <text:p text:style-name="P8"><text:span text:style-name="T4">The standard does not actually require a physical header file to exist for the standard header files such as stdio.h. </text:span></text:p>
              <text:p text:style-name="P8"><text:span text:style-name="T4">Normally in C you can declare multiple variables in a single declaration (eg int a,b;). However this syntax does not work for function parameters. The reason for this is the potential for ambiguity – consider that b could be an unnamed parameter of type b.</text:span></text:p>
              <text:p text:style-name="P8"><text:span text:style-name="T4">Functions with bool parameters invite true/false literals as arguments and thus foster unreadable code. They are also dangerous since so many types have an implicit conversion to bool – for example, if you accidentally pass a pointer to a function expecting a bool you probably won't even get a warning.</text:span></text:p>
              <text:p text:style-name="P8"><text:span text:style-name="T4">Function declarations are also known as function prototypes.</text:span></text:p>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header example</text:span></text:p>
          </draw:text-box>
        </draw:frame>
        <draw:frame presentation:style-name="pr6" draw:layer="layout" svg:width="22.649cm" svg:height="19.451cm" svg:x="3.597cm" svg:y="1.058cm" presentation:class="outline" presentation:placeholder="true" presentation:user-transformed="true">
          <draw:text-box/>
        </draw:frame>
        <draw:custom-shape draw:style-name="gr4" draw:text-style-name="P2" draw:layer="layout" svg:width="20.527cm" svg:height="10.61cm" svg:x="4.957cm" svg:y="6.324cm">
          <text:p text:style-name="P9"><text:span text:style-name="T6">#ifndef STDIO_INCLUDED</text:span></text:p>
          <text:p text:style-name="P9"><text:span text:style-name="T6">#define STDIO_INCLUDED</text:span></text:p>
          <text:p text:style-name="P9"><text:span text:style-name="T6"/></text:p>
          <text:p text:style-name="P9"><text:span text:style-name="T6">#define EOF <text:s text:c="2"/>...</text:span></text:p>
          <text:p text:style-name="P9"><text:span text:style-name="T6"/></text:p>
          <text:p text:style-name="P9"><text:span text:style-name="T5">typedef struct</text:span><text:span text:style-name="T10"> FILE FILE;</text:span></text:p>
          <text:p text:style-name="P9"><text:span text:style-name="T10"/></text:p>
          <text:p text:style-name="P9"><text:span text:style-name="T5">extern</text:span><text:span text:style-name="T10"> FILE * stdin;</text:span></text:p>
          <text:p text:style-name="P9"><text:span text:style-name="T10"/></text:p>
          <text:p text:style-name="P9"><text:span text:style-name="T7">FILE * fopen(</text:span><text:span text:style-name="T5">const char </text:span><text:span text:style-name="T7">* path, </text:span><text:span text:style-name="T5">const char</text:span><text:span text:style-name="T7"> * mode);</text:span></text:p>
          <text:p text:style-name="P9"><text:span text:style-name="T5">int </text:span><text:span text:style-name="T7">fflush(FILE * stream);</text:span></text:p>
          <text:p text:style-name="P9"><text:span text:style-name="T7">...</text:span></text:p>
          <text:p text:style-name="P9"><text:span text:style-name="T5">void</text:span><text:span text:style-name="T7"> perror(</text:span><text:span text:style-name="T5">const char</text:span><text:span text:style-name="T7"> * diagnostic);</text:span></text:p>
          <text:p text:style-name="P9"><text:span text:style-name="T7">FILE * tmpfile(</text:span><text:span text:style-name="T5">void</text:span><text:span text:style-name="T7">);</text:span></text:p>
          <text:p text:style-name="P9"><text:span text:style-name="T7">...</text:span></text:p>
          <text:p text:style-name="P9"><text:span text:style-name="T7"/></text:p>
          <text:p text:style-name="P9"><text:span text:style-name="T6">#endif</text:span></text:p>
          <draw:enhanced-geometry svg:viewBox="0 0 21600 21600" draw:type="mso-spt202" draw:enhanced-path="M 0 0 L 21600 0 21600 21600 0 21600 0 0 Z N"/>
        </draw:custom-shape>
        <draw:custom-shape draw:style-name="gr5" draw:text-style-name="P2" draw:layer="layout" svg:width="2.597cm" svg:height="1.023cm" svg:x="4.957cm" svg:y="5.327cm">
          <text:p text:style-name="P11"><text:span text:style-name="T8">stdio.h</text:span></text:p>
          <draw:enhanced-geometry svg:viewBox="0 0 21600 21600" draw:type="mso-spt202" draw:enhanced-path="M 0 0 L 21600 0 21600 21600 0 21600 0 0 Z N"/>
        </draw:custom-shape>
        <draw:custom-shape draw:style-name="gr5" draw:text-style-name="P2" draw:layer="layout" svg:width="8.801cm" svg:height="1.023cm" svg:x="8.961cm" svg:y="4.128cm">
          <text:p text:style-name="P3"><text:span text:style-name="T8"># IF Not DEFined</text:span></text:p>
          <draw:enhanced-geometry svg:viewBox="0 0 21600 21600" draw:type="mso-spt202" draw:enhanced-path="M 0 0 L 21600 0 21600 21600 0 21600 0 0 Z N"/>
        </draw:custom-shape>
        <draw:line draw:style-name="gr8" draw:text-style-name="P10" draw:layer="layout" svg:x1="8.796cm" svg:y1="4.524cm" svg:x2="3.915cm" svg:y2="4.529cm">
          <text:p/>
        </draw:line>
        <draw:line draw:style-name="gr8" draw:text-style-name="P10" draw:layer="layout" svg:x1="3.956cm" svg:y1="4.524cm" svg:x2="3.96cm" svg:y2="6.725cm">
          <text:p/>
        </draw:line>
        <draw:line draw:style-name="gr6" draw:text-style-name="P10" draw:layer="layout" svg:x1="3.956cm" svg:y1="6.725cm" svg:x2="4.957cm" svg:y2="6.729cm">
          <text:p/>
        </draw:line>
        <draw:custom-shape draw:style-name="gr5" draw:text-style-name="P2" draw:layer="layout" svg:width="10.5cm" svg:height="3.561cm" svg:x="15.8cm" svg:y="2.699cm">
          <text:p text:style-name="P3"><text:span text:style-name="T11">all uppercase</text:span></text:p>
          <text:p text:style-name="P3"><text:span text:style-name="T11">a strong preprocessor</text:span></text:p>
          <text:p text:style-name="P3"><text:span text:style-name="T11">convention </text:span></text:p>
          <draw:enhanced-geometry svg:viewBox="0 0 21600 21600" draw:type="mso-spt202" draw:enhanced-path="M 0 0 L 21600 0 21600 21600 0 21600 0 0 Z N"/>
        </draw:custom-shape>
        <draw:line draw:style-name="gr8" draw:text-style-name="P10" draw:layer="layout" svg:x1="13.758cm" svg:y1="7.325cm" svg:x2="14.958cm" svg:y2="7.329cm">
          <text:p/>
        </draw:line>
        <draw:line draw:style-name="gr8" draw:text-style-name="P10" draw:layer="layout" svg:x1="14.958cm" svg:y1="7.363cm" svg:x2="14.962cm" svg:y2="5.886cm">
          <text:p/>
        </draw:line>
        <draw:line draw:style-name="gr6" draw:text-style-name="P10" draw:layer="layout" svg:x1="14.958cm" svg:y1="5.927cm" svg:x2="15.76cm" svg:y2="5.931cm">
          <text:p/>
        </draw:line>
        <draw:line draw:style-name="gr8" draw:text-style-name="P10" draw:layer="layout" svg:x1="9.499cm" svg:y1="8.502cm" svg:x2="15.959cm" svg:y2="8.528cm">
          <text:p/>
        </draw:line>
        <draw:line draw:style-name="gr6" draw:text-style-name="P10" draw:layer="layout" svg:x1="15.959cm" svg:y1="8.559cm" svg:x2="15.963cm" svg:y2="6.279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Note that this is simply an example. The contents of &lt;stdio.h&gt; (if it exists at all) may be different on your particular machine.</text:span></text:p>
              <text:p text:style-name="P8"><text:span text:style-name="T4">Macro guards are particularly important to avoid duplicate type definitions.</text:span></text:p>
              <text:p text:style-name="P8"><text:span text:style-name="T12">Note that all uppercase identifiers usually indicate a preprocessor token – the type FILE breaks this convention, an unfortunate accident of history and not something to be copied.</text:span></text:p>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 ) vs f(void)</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f a function has no parameters say so explicitly with void</text:span></text:p>
              </text:list-item>
            </text:list>
          </draw:text-box>
        </draw:frame>
        <draw:custom-shape draw:style-name="gr4" draw:text-style-name="P2" draw:layer="layout" svg:width="11.408cm" svg:height="2.423cm" svg:x="5.724cm" svg:y="5.503cm">
          <text:p text:style-name="P9"><text:span text:style-name="T13"/></text:p>
          <text:p text:style-name="P9"><text:span text:style-name="T14">int </text:span><text:span text:style-name="T15">rand();</text:span></text:p>
          <draw:enhanced-geometry svg:viewBox="0 0 21600 21600" draw:type="mso-spt202" draw:enhanced-path="M 0 0 L 21600 0 21600 21600 0 21600 0 0 Z N"/>
        </draw:custom-shape>
        <draw:custom-shape draw:style-name="gr4" draw:text-style-name="P2" draw:layer="layout" svg:width="11.408cm" svg:height="2.423cm" svg:x="5.821cm" svg:y="11.505cm">
          <text:p text:style-name="P9"><text:span text:style-name="T13"/></text:p>
          <text:p text:style-name="P9"><text:span text:style-name="T14">int</text:span><text:span text:style-name="T15"> rand(</text:span><text:span text:style-name="T14">void</text:span><text:span text:style-name="T15">);</text:span></text:p>
          <draw:enhanced-geometry svg:viewBox="0 0 21600 21600" draw:type="mso-spt202" draw:enhanced-path="M 0 0 L 21600 0 21600 21600 0 21600 0 0 Z N"/>
        </draw:custom-shape>
        <draw:custom-shape draw:style-name="gr9" draw:text-style-name="P2" draw:layer="layout" svg:width="2.496cm" svg:height="3.298cm" svg:x="4cm" svg:y="11.699cm">
          <text:p text:style-name="P3"><text:span text:style-name="T16"></text:span></text:p>
          <draw:enhanced-geometry svg:viewBox="0 0 21600 21600" draw:type="mso-spt202" draw:enhanced-path="M 0 0 L 21600 0 21600 21600 0 21600 0 0 Z N"/>
        </draw:custom-shape>
        <draw:custom-shape draw:style-name="gr10" draw:text-style-name="P2" draw:layer="layout" svg:width="1.453cm" svg:height="2.797cm" svg:x="4.144cm" svg:y="5.702cm">
          <text:p text:style-name="P5"><text:span text:style-name="T17">?</text:span></text:p>
          <draw:enhanced-geometry svg:viewBox="0 0 21600 21600" draw:type="mso-spt202" draw:enhanced-path="M 0 0 L 21600 0 21600 21600 0 21600 0 0 Z N"/>
        </draw:custom-shape>
        <draw:g>
          <draw:custom-shape draw:style-name="gr11" draw:text-style-name="P2" draw:layer="layout" svg:width="0.521cm" svg:height="2.147cm" draw:transform="rotate (-2.35619449019309) translate (16.209cm 7.8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2" draw:text-style-name="P2" draw:layer="layout" svg:width="0.521cm" svg:height="2.147cm" draw:transform="rotate (-2.35619449019309) translate (16.209cm 7.8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1" draw:text-style-name="P2" draw:layer="layout" svg:width="0.485cm" svg:height="2.152cm" draw:transform="rotate (-2.35619449019309) translate (16.498cm 7.46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2" draw:text-style-name="P2" draw:layer="layout" svg:width="0.485cm" svg:height="2.152cm" draw:transform="rotate (-2.35619449019309) translate (16.498cm 7.46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3" draw:text-style-name="P2" draw:layer="layout" svg:width="0.189cm" svg:height="0.397cm" draw:transform="rotate (-2.35619449019309) translate (16.171cm 7.742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3" draw:text-style-name="P2" draw:layer="layout" svg:width="0.163cm" svg:height="0.344cm" draw:transform="rotate (-2.35619449019309) translate (16.272cm 7.556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3" draw:text-style-name="P2" draw:layer="layout" svg:width="0.331cm" svg:height="0.415cm" draw:transform="rotate (-2.35619449019309) translate (15.8cm 7.385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3" draw:text-style-name="P2" draw:layer="layout" svg:width="0.251cm" svg:height="0.163cm" draw:transform="rotate (-2.35619449019309) translate (15.388cm 7.084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3" draw:text-style-name="P2" draw:layer="layout" svg:width="0.485cm" svg:height="2.104cm" draw:transform="rotate (-2.35619449019309) translate (16.485cm 7.441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3" draw:text-style-name="P2" draw:layer="layout" svg:width="0.573cm" svg:height="2.152cm" draw:transform="rotate (-2.35619449019309) translate (16.198cm 7.751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3" draw:text-style-name="P2" draw:layer="layout" svg:width="0.375cm" svg:height="0.309cm" draw:transform="rotate (-2.35619449019309) translate (16.325cm 7.654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3" draw:text-style-name="P2" draw:layer="layout" svg:width="0.035cm" svg:height="0.017cm" draw:transform="rotate (-2.35619449019309) translate (16.148cm 7.768cm)">
            <text:p/>
            <draw:enhanced-geometry svg:viewBox="0 0 70 35" draw:type="non-primitive" draw:enhanced-path="M 0 0  L 9 5  L 17 9  L 26 15  L 34 20  L 43 24  L 52 29  L 61 32  L 70 35  L 0 0  Z N"/>
          </draw:custom-shape>
          <draw:custom-shape draw:style-name="gr13" draw:text-style-name="P2" draw:layer="layout" svg:width="0.159cm" svg:height="0.176cm" draw:transform="rotate (-2.35619449019309) translate (16.178cm 7.76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3" draw:text-style-name="P2" draw:layer="layout" svg:width="0.309cm" svg:height="0.127cm" draw:transform="rotate (-2.35619449019309) translate (15.794cm 7.69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3" draw:text-style-name="P2" draw:layer="layout" svg:width="0.128cm" svg:height="0.216cm" draw:transform="rotate (-2.35619449019309) translate (15.77cm 8.041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3" draw:text-style-name="P2" draw:layer="layout" svg:width="0.101cm" svg:height="0.207cm" draw:transform="rotate (-2.35619449019309) translate (15.716cm 8.029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3" draw:text-style-name="P2" draw:layer="layout" svg:width="0.088cm" svg:height="0.141cm" draw:transform="rotate (-2.35619449019309) translate (15.643cm 7.977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3" draw:text-style-name="P2" draw:layer="layout" svg:width="0.136cm" svg:height="0.207cm" draw:transform="rotate (-2.35619449019309) translate (15.747cm 8.035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3" draw:text-style-name="P2" draw:layer="layout" svg:width="0.079cm" svg:height="0.123cm" draw:transform="rotate (-2.35619449019309) translate (15.663cm 8.0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3" draw:text-style-name="P2" draw:layer="layout" svg:width="0.036cm" svg:height="0.123cm" draw:transform="rotate (-2.35619449019309) translate (15.662cm 7.98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3" draw:text-style-name="P2" draw:layer="layout" svg:width="0.318cm" svg:height="0.41cm" draw:transform="rotate (-2.35619449019309) translate (15.484cm 7.59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3" draw:text-style-name="P2" draw:layer="layout" svg:width="0.101cm" svg:height="0.03cm" draw:transform="rotate (-2.35619449019309) translate (15.429cm 7.531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3" draw:text-style-name="P2" draw:layer="layout" svg:width="0.141cm" svg:height="0.101cm" draw:transform="rotate (-2.35619449019309) translate (15.448cm 7.599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3" draw:text-style-name="P2" draw:layer="layout" svg:width="0.415cm" svg:height="0.587cm" draw:transform="rotate (-2.35619449019309) translate (14.932cm 7.18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3" draw:text-style-name="P2" draw:layer="layout" svg:width="0.317cm" svg:height="0.41cm" draw:transform="rotate (-2.35619449019309) translate (16.193cm 6.879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3" draw:text-style-name="P2" draw:layer="layout" svg:width="0.419cm" svg:height="0.582cm" draw:transform="rotate (-2.35619449019309) translate (15.882cm 6.21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3" draw:text-style-name="P2" draw:layer="layout" svg:width="0.115cm" svg:height="0.097cm" draw:transform="rotate (-2.35619449019309) translate (16.041cm 6.996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3" draw:text-style-name="P2" draw:layer="layout" svg:width="0.371cm" svg:height="0.291cm" draw:transform="rotate (-2.35619449019309) translate (16.469cm 7.212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3" draw:text-style-name="P2" draw:layer="layout" svg:width="0.009cm" svg:height="0.004cm" draw:transform="rotate (-2.35619449019309) translate (16.046cm 7.255cm)">
            <text:p/>
            <draw:enhanced-geometry svg:viewBox="0 0 17 0" draw:type="non-primitive" draw:enhanced-path="M 0 0  L 4 0  L 9 0  L 12 0  L 17 0  L 0 0  Z N"/>
          </draw:custom-shape>
          <draw:custom-shape draw:style-name="gr13" draw:text-style-name="P2" draw:layer="layout" svg:width="0.216cm" svg:height="0.141cm" draw:transform="rotate (-2.35619449019309) translate (16.382cm 7.174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1" draw:text-style-name="P2" draw:layer="layout" svg:width="0.402cm" svg:height="0.141cm" draw:transform="rotate (-2.35619449019309) translate (15.637cm 6.733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1" draw:text-style-name="P2" draw:layer="layout" svg:width="0.419cm" svg:height="0.164cm" draw:transform="rotate (-2.35619449019309) translate (15.58cm 6.615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1" draw:text-style-name="P2" draw:layer="layout" svg:width="0.37cm" svg:height="0.018cm" draw:transform="rotate (-2.35619449019309) translate (15.315cm 6.495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1" draw:text-style-name="P2" draw:layer="layout" svg:width="0.436cm" svg:height="0.141cm" draw:transform="rotate (-2.35619449019309) translate (15.433cm 6.443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1" draw:text-style-name="P2" draw:layer="layout" svg:width="0.463cm" svg:height="0.132cm" draw:transform="rotate (-2.35619449019309) translate (15.271cm 6.321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1" draw:text-style-name="P2" draw:layer="layout" svg:width="0.216cm" svg:height="0.242cm" draw:transform="rotate (-2.35619449019309) translate (15.933cm 7.14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1" draw:text-style-name="P2" draw:layer="layout" svg:width="0.044cm" svg:height="0.039cm" draw:transform="rotate (-2.35619449019309) translate (15.838cm 7.267cm)">
            <text:p/>
            <draw:enhanced-geometry svg:viewBox="0 0 86 72" draw:type="non-primitive" draw:enhanced-path="M 0 0  L 10 9  L 21 18  L 32 27  L 43 35  L 54 44  L 65 53  L 76 62  L 86 72  L 0 0  Z N"/>
          </draw:custom-shape>
          <draw:custom-shape draw:style-name="gr11" draw:text-style-name="P2" draw:layer="layout" svg:width="0.137cm" svg:height="0.295cm" draw:transform="rotate (-2.35619449019309) translate (16.302cm 7.625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1" draw:text-style-name="P2" draw:layer="layout" svg:width="0.106cm" svg:height="0.127cm" draw:transform="rotate (-2.35619449019309) translate (15.587cm 7.589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1" draw:text-style-name="P2" draw:layer="layout" svg:width="0.141cm" svg:height="0.56cm" draw:transform="rotate (-2.35619449019309) translate (15.129cm 7.219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1" draw:text-style-name="P2" draw:layer="layout" svg:width="0.538cm" svg:height="0.123cm" draw:transform="rotate (-2.35619449019309) translate (15.089cm 6.229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4" draw:text-style-name="P2" draw:layer="layout" svg:width="0.485cm" svg:height="0.066cm" draw:transform="rotate (-2.35619449019309) translate (16.055cm 7.30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4" draw:text-style-name="P2" draw:layer="layout" svg:width="0.252cm" svg:height="0.454cm" draw:transform="rotate (-2.35619449019309) translate (16.136cm 7.173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4" draw:text-style-name="P2" draw:layer="layout" svg:width="0.251cm" svg:height="0.494cm" draw:transform="rotate (-2.35619449019309) translate (15.756cm 7.525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4" draw:text-style-name="P2" draw:layer="layout" svg:width="0.688cm" svg:height="0.044cm" draw:transform="rotate (-2.35619449019309) translate (15.764cm 6.836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4" draw:text-style-name="P2" draw:layer="layout" svg:width="0.027cm" svg:height="0.004cm" draw:transform="rotate (-2.35619449019309) translate (15.246cm 7.363cm)">
            <text:p/>
            <draw:enhanced-geometry svg:viewBox="0 0 54 0" draw:type="non-primitive" draw:enhanced-path="M 0 0  L 0 0  L 6 0  L 13 0  L 20 0  L 27 0  L 34 0  L 41 0  L 47 0  L 54 0  N"/>
          </draw:custom-shape>
          <draw:custom-shape draw:style-name="gr14" draw:text-style-name="P2" draw:layer="layout" svg:width="0.67cm" svg:height="0.044cm" draw:transform="rotate (-2.35619449019309) translate (15.673cm 6.835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4" draw:text-style-name="P2" draw:layer="layout" svg:width="0.842cm" svg:height="0.066cm" draw:transform="rotate (-2.35619449019309) translate (15.656cm 6.643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4" draw:text-style-name="P2" draw:layer="layout" svg:width="0.005cm" svg:height="0.022cm" draw:transform="rotate (-2.35619449019309) translate (15.061cm 7.28cm)">
            <text:p/>
            <draw:enhanced-geometry svg:viewBox="0 0 0 36" draw:type="non-primitive" draw:enhanced-path="M 0 0  L 0 0  L 0 4  L 0 9  L 0 13  L 0 18  L 0 22  L 0 27  L 0 32  L 0 36  N"/>
          </draw:custom-shape>
          <draw:custom-shape draw:style-name="gr14" draw:text-style-name="P2" draw:layer="layout" svg:width="0.913cm" svg:height="0.088cm" draw:transform="rotate (-2.35619449019309) translate (15.556cm 6.434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4" draw:text-style-name="P2" draw:layer="layout" svg:width="0.948cm" svg:height="0.066cm" draw:transform="rotate (-2.35619449019309) translate (15.394cm 6.309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4" draw:text-style-name="P2" draw:layer="layout" svg:width="0.939cm" svg:height="0.066cm" draw:transform="rotate (-2.35619449019309) translate (15.275cm 6.19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4" draw:text-style-name="P2" draw:layer="layout" svg:width="0.869cm" svg:height="0.133cm" draw:transform="rotate (-2.35619449019309) translate (15.155cm 6.107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4" draw:text-style-name="P2" draw:layer="layout" svg:width="0.106cm" svg:height="0.004cm" draw:transform="rotate (-2.35619449019309) translate (14.737cm 6.219cm)">
            <text:p/>
            <draw:enhanced-geometry svg:viewBox="0 0 210 0" draw:type="non-primitive" draw:enhanced-path="M 0 0  L 0 0  L 14 0  L 27 0  L 40 0  L 53 0  L 67 0  L 80 0  L 93 0  L 106 0  L 119 0  L 132 0  L 145 0  L 158 0  L 171 0  L 184 0  L 198 0  L 210 0  N"/>
          </draw:custom-shape>
          <draw:custom-shape draw:style-name="gr14" draw:text-style-name="P2" draw:layer="layout" svg:width="0.013cm" svg:height="0.023cm" draw:transform="rotate (-2.35619449019309) translate (14.654cm 6.391cm)">
            <text:p/>
            <draw:enhanced-geometry svg:viewBox="0 0 34 35" draw:type="non-primitive" draw:enhanced-path="M 0 35  L 0 35  L 4 30  L 9 27  L 13 22  L 17 18  L 21 13  L 26 9  L 30 4  L 34 0  N"/>
          </draw:custom-shape>
          <draw:custom-shape draw:style-name="gr7" draw:text-style-name="P2" draw:layer="layout" svg:width="0.097cm" svg:height="0.203cm" draw:transform="rotate (-2.35619449019309) translate (16.16cm 7.577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7" draw:text-style-name="P2" draw:layer="layout" svg:width="0.11cm" svg:height="0.146cm" draw:transform="rotate (-2.35619449019309) translate (15.889cm 7.172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7" draw:text-style-name="P2" draw:layer="layout" svg:width="0.234cm" svg:height="0.058cm" draw:transform="rotate (-2.35619449019309) translate (15.592cm 6.806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7" draw:text-style-name="P2" draw:layer="layout" svg:width="0.027cm" svg:height="0.022cm" draw:transform="rotate (-2.35619449019309) translate (15.424cm 6.929cm)">
            <text:p/>
            <draw:enhanced-geometry svg:viewBox="0 0 54 35" draw:type="non-primitive" draw:enhanced-path="M 0 35  L 7 30  L 13 26  L 20 20  L 25 16  L 32 11  L 39 6  L 46 3  L 54 0  L 0 35  Z N"/>
          </draw:custom-shape>
          <draw:custom-shape draw:style-name="gr7" draw:text-style-name="P2" draw:layer="layout" svg:width="0.163cm" svg:height="0.093cm" draw:transform="rotate (-2.35619449019309) translate (15.402cm 6.759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7" draw:text-style-name="P2" draw:layer="layout" svg:width="0.127cm" svg:height="0.084cm" draw:transform="rotate (-2.35619449019309) translate (15.201cm 6.633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7" draw:text-style-name="P2" draw:layer="layout" svg:width="0.127cm" svg:height="0.084cm" draw:transform="rotate (-2.35619449019309) translate (15.104cm 6.527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7" draw:text-style-name="P2" draw:layer="layout" svg:width="0.027cm" svg:height="0.004cm" draw:transform="rotate (-2.35619449019309) translate (15.039cm 6.472cm)">
            <text:p/>
            <draw:enhanced-geometry svg:viewBox="0 0 53 0" draw:type="non-primitive" draw:enhanced-path="M 53 0  L 46 0  L 40 0  L 34 0  L 27 0  L 20 0  L 13 0  L 6 0  L 0 0  L 53 0  Z N"/>
          </draw:custom-shape>
          <draw:custom-shape draw:style-name="gr7" draw:text-style-name="P2" draw:layer="layout" svg:width="0.137cm" svg:height="0.067cm" draw:transform="rotate (-2.35619449019309) translate (14.938cm 6.384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2" draw:text-style-name="P2" draw:layer="layout" svg:width="0.017cm" svg:height="0.022cm" draw:transform="rotate (-2.35619449019309) translate (15.623cm 8.127cm)">
            <text:p/>
            <draw:enhanced-geometry svg:viewBox="0 0 35 36" draw:type="non-primitive" draw:enhanced-path="M 35 0  L 35 0  L 31 5  L 26 10  L 22 14  L 17 17  L 13 22  L 9 27  L 5 31  L 0 36  N"/>
          </draw:custom-shape>
          <draw:custom-shape draw:style-name="gr12" draw:text-style-name="P2" draw:layer="layout" svg:width="0.062cm" svg:height="0.044cm" draw:transform="rotate (-2.35619449019309) translate (16.124cm 7.8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2" draw:text-style-name="P2" draw:layer="layout" svg:width="0.071cm" svg:height="0.022cm" draw:transform="rotate (-2.35619449019309) translate (16.256cm 7.667cm)">
            <text:p/>
            <draw:enhanced-geometry svg:viewBox="0 0 140 34" draw:type="non-primitive" draw:enhanced-path="M 140 0  L 140 0  L 122 4  L 103 5  L 84 6  L 63 7  L 45 10  L 28 15  L 12 23  L 0 34  N"/>
          </draw:custom-shape>
          <draw:custom-shape draw:style-name="gr12" draw:text-style-name="P2" draw:layer="layout" svg:width="0.026cm" svg:height="0.062cm" draw:transform="rotate (-2.35619449019309) translate (16.228cm 7.655cm)">
            <text:p/>
            <draw:enhanced-geometry svg:viewBox="0 0 53 106" draw:type="non-primitive" draw:enhanced-path="M 0 106  L 0 106  L 6 92  L 13 79  L 20 66  L 27 53  L 33 40  L 39 27  L 46 14  L 53 0  N"/>
          </draw:custom-shape>
          <draw:custom-shape draw:style-name="gr12" draw:text-style-name="P2" draw:layer="layout" svg:width="0.005cm" svg:height="0.062cm" draw:transform="rotate (-2.35619449019309) translate (16.292cm 7.632cm)">
            <text:p/>
            <draw:enhanced-geometry svg:viewBox="0 0 11 106" draw:type="non-primitive" draw:enhanced-path="M 0 0  L 0 0  L 1 14  L 3 29  L 6 42  L 9 57  L 11 71  L 10 84  L 6 96  L 0 106  N"/>
          </draw:custom-shape>
          <draw:custom-shape draw:style-name="gr12" draw:text-style-name="P2" draw:layer="layout" svg:width="0.083cm" svg:height="0.053cm" draw:transform="rotate (-2.35619449019309) translate (16.1cm 7.807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2" draw:text-style-name="P2" draw:layer="layout" svg:width="0.018cm" svg:height="0.022cm" draw:transform="rotate (-2.35619449019309) translate (16.096cm 7.888cm)">
            <text:p/>
            <draw:enhanced-geometry svg:viewBox="0 0 35 35" draw:type="non-primitive" draw:enhanced-path="M 35 35  L 35 35  L 31 31  L 26 25  L 23 18  L 18 12  L 15 6  L 10 3  L 6 0  L 0 1  N"/>
          </draw:custom-shape>
          <draw:custom-shape draw:style-name="gr12" draw:text-style-name="P2" draw:layer="layout" svg:width="0.027cm" svg:height="0.061cm" draw:transform="rotate (-2.35619449019309) translate (16.244cm 7.636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2" draw:text-style-name="P2" draw:layer="layout" svg:width="0.798cm" svg:height="1.592cm" draw:transform="rotate (-2.35619449019309) translate (16.259cm 7.943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106cm" svg:height="0.309cm" draw:transform="rotate (-2.35619449019309) translate (16.25cm 7.479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2" draw:text-style-name="P2" draw:layer="layout" svg:width="0.106cm" svg:height="0.309cm" draw:transform="rotate (-2.35619449019309) translate (16.25cm 7.479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28cm" svg:height="0.291cm" draw:transform="rotate (-2.35619449019309) translate (16.294cm 7.469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2" draw:text-style-name="P2" draw:layer="layout" svg:width="0.128cm" svg:height="0.291cm" draw:transform="rotate (-2.35619449019309) translate (16.294cm 7.469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106cm" svg:height="0.185cm" draw:transform="rotate (-2.35619449019309) translate (16.269cm 7.502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2" draw:text-style-name="P2" draw:layer="layout" svg:width="0.106cm" svg:height="0.185cm" draw:transform="rotate (-2.35619449019309) translate (16.269cm 7.502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111cm" svg:height="0.287cm" draw:transform="rotate (-2.35619449019309) translate (16.008cm 7.803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2" draw:text-style-name="P2" draw:layer="layout" svg:width="0.111cm" svg:height="0.287cm" draw:transform="rotate (-2.35619449019309) translate (16.008cm 7.803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19cm" svg:height="0.181cm" draw:transform="rotate (-2.35619449019309) translate (15.911cm 7.754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2" draw:text-style-name="P2" draw:layer="layout" svg:width="0.119cm" svg:height="0.181cm" draw:transform="rotate (-2.35619449019309) translate (15.911cm 7.754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88cm" svg:height="0.022cm" draw:transform="rotate (-2.35619449019309) translate (15.949cm 7.705cm)">
            <text:p/>
            <draw:enhanced-geometry svg:viewBox="0 0 175 34" draw:type="non-primitive" draw:enhanced-path="M 175 0  L 153 4  L 132 9  L 109 13  L 87 17  L 66 21  L 43 26  L 22 30  L 0 34  L 175 0  Z N"/>
          </draw:custom-shape>
          <draw:custom-shape draw:style-name="gr12" draw:text-style-name="P2" draw:layer="layout" svg:width="0.088cm" svg:height="0.022cm" draw:transform="rotate (-2.35619449019309) translate (15.949cm 7.705cm)">
            <text:p/>
            <draw:enhanced-geometry svg:viewBox="0 0 175 34" draw:type="non-primitive" draw:enhanced-path="M 175 0  L 175 0  L 153 4  L 132 9  L 109 13  L 87 17  L 66 21  L 43 26  L 22 30  L 0 34  N"/>
          </draw:custom-shape>
          <draw:custom-shape draw:style-name="gr15" draw:text-style-name="P2" draw:layer="layout" svg:width="0.101cm" svg:height="0.212cm" draw:transform="rotate (-2.35619449019309) translate (16.172cm 7.281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2" draw:text-style-name="P2" draw:layer="layout" svg:width="0.101cm" svg:height="0.212cm" draw:transform="rotate (-2.35619449019309) translate (16.172cm 7.281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84cm" svg:height="0.207cm" draw:transform="rotate (-2.35619449019309) translate (15.857cm 7.753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2" draw:text-style-name="P2" draw:layer="layout" svg:width="0.084cm" svg:height="0.207cm" draw:transform="rotate (-2.35619449019309) translate (15.857cm 7.753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7" draw:text-style-name="P2" draw:layer="layout" svg:width="0.022cm" svg:height="0.009cm" draw:transform="rotate (-2.35619449019309) translate (15.606cm 8.179cm)">
            <text:p/>
            <draw:enhanced-geometry svg:viewBox="0 0 44 17" draw:type="non-primitive" draw:enhanced-path="M 44 17  L 38 15  L 33 13  L 28 10  L 23 8  L 17 7  L 11 5  L 6 2  L 0 0  L 44 17  Z N"/>
          </draw:custom-shape>
          <draw:custom-shape draw:style-name="gr12" draw:text-style-name="P2" draw:layer="layout" svg:width="0.022cm" svg:height="0.009cm" draw:transform="rotate (-2.35619449019309) translate (15.606cm 8.179cm)">
            <text:p/>
            <draw:enhanced-geometry svg:viewBox="0 0 44 17" draw:type="non-primitive" draw:enhanced-path="M 44 17  L 44 17  L 38 15  L 33 13  L 28 10  L 23 8  L 17 7  L 11 5  L 6 2  L 0 0  N"/>
          </draw:custom-shape>
          <draw:custom-shape draw:style-name="gr15" draw:text-style-name="P2" draw:layer="layout" svg:width="0.278cm" svg:height="0.216cm" draw:transform="rotate (-2.35619449019309) translate (15.81cm 8.244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2" draw:text-style-name="P2" draw:layer="layout" svg:width="0.278cm" svg:height="0.216cm" draw:transform="rotate (-2.35619449019309) translate (15.81cm 8.244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247cm" svg:height="0.194cm" draw:transform="rotate (-2.35619449019309) translate (14.972cm 7.531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2" draw:text-style-name="P2" draw:layer="layout" svg:width="0.247cm" svg:height="0.194cm" draw:transform="rotate (-2.35619449019309) translate (14.972cm 7.531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344cm" svg:height="0.3cm" draw:transform="rotate (-2.35619449019309) translate (14.242cm 7.026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2" draw:text-style-name="P2" draw:layer="layout" svg:width="0.344cm" svg:height="0.3cm" draw:transform="rotate (-2.35619449019309) translate (14.242cm 7.026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84cm" svg:height="0.061cm" draw:transform="rotate (-2.35619449019309) translate (14.605cm 6.584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2" draw:text-style-name="P2" draw:layer="layout" svg:width="0.084cm" svg:height="0.061cm" draw:transform="rotate (-2.35619449019309) translate (14.605cm 6.584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7cm" svg:height="0.049cm" draw:transform="rotate (-2.35619449019309) translate (15cm 6.18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2" draw:text-style-name="P2" draw:layer="layout" svg:width="0.07cm" svg:height="0.049cm" draw:transform="rotate (-2.35619449019309) translate (15cm 6.18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75cm" svg:height="0.115cm" draw:transform="rotate (-2.35619449019309) translate (14.637cm 6.478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2" draw:text-style-name="P2" draw:layer="layout" svg:width="0.075cm" svg:height="0.115cm" draw:transform="rotate (-2.35619449019309) translate (14.637cm 6.478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75cm" svg:height="0.115cm" draw:transform="rotate (-2.35619449019309) translate (14.964cm 6.15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2" draw:text-style-name="P2" draw:layer="layout" svg:width="0.075cm" svg:height="0.115cm" draw:transform="rotate (-2.35619449019309) translate (14.964cm 6.15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64cm" svg:height="0.194cm" draw:transform="rotate (-2.35619449019309) translate (16.081cm 6.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2" draw:text-style-name="P2" draw:layer="layout" svg:width="0.264cm" svg:height="0.194cm" draw:transform="rotate (-2.35619449019309) translate (16.081cm 6.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353cm" svg:height="0.305cm" draw:transform="rotate (-2.35619449019309) translate (15.661cm 5.66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2" draw:text-style-name="P2" draw:layer="layout" svg:width="0.353cm" svg:height="0.305cm" draw:transform="rotate (-2.35619449019309) translate (15.661cm 5.66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2" draw:text-style-name="P2" draw:layer="layout" svg:width="0.763cm" svg:height="1.592cm" draw:transform="rotate (-2.35619449019309) translate (16.903cm 7.285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278cm" svg:height="0.216cm" draw:transform="rotate (-2.35619449019309) translate (16.855cm 7.181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2" draw:text-style-name="P2" draw:layer="layout" svg:width="0.278cm" svg:height="0.216cm" draw:transform="rotate (-2.35619449019309) translate (16.855cm 7.181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2" draw:text-style-name="P2" draw:layer="layout" svg:width="0.004cm" svg:height="0.084cm" draw:transform="rotate (-2.35619449019309) translate (16.689cm 7.28cm)">
            <text:p/>
            <draw:enhanced-geometry svg:viewBox="0 0 0 140" draw:type="non-primitive" draw:enhanced-path="M 0 140  L 0 140  L 0 123  L 0 105  L 0 88  L 0 70  L 0 53  L 0 36  L 0 17  L 0 0  N"/>
          </draw:custom-shape>
          <draw:custom-shape draw:style-name="gr12" draw:text-style-name="P2" draw:layer="layout" svg:width="0.005cm" svg:height="0.084cm" draw:transform="rotate (-2.35619449019309) translate (16.631cm 7.302cm)">
            <text:p/>
            <draw:enhanced-geometry svg:viewBox="0 0 0 141" draw:type="non-primitive" draw:enhanced-path="M 0 141  L 0 141  L 0 123  L 0 106  L 0 88  L 0 71  L 0 54  L 0 36  L 0 19  L 0 0  N"/>
          </draw:custom-shape>
          <draw:custom-shape draw:style-name="gr12" draw:text-style-name="P2" draw:layer="layout" svg:width="0.005cm" svg:height="0.062cm" draw:transform="rotate (-2.35619449019309) translate (16.755cm 7.235cm)">
            <text:p/>
            <draw:enhanced-geometry svg:viewBox="0 0 9 105" draw:type="non-primitive" draw:enhanced-path="M 9 105  L 9 105  L 7 91  L 6 79  L 5 65  L 4 52  L 3 40  L 2 26  L 1 14  L 0 0  N"/>
          </draw:custom-shape>
          <draw:custom-shape draw:style-name="gr12" draw:text-style-name="P2" draw:layer="layout" svg:width="0.048cm" svg:height="0.005cm" draw:transform="rotate (-2.35619449019309) translate (16.724cm 7.112cm)">
            <text:p/>
            <draw:enhanced-geometry svg:viewBox="0 0 97 0" draw:type="non-primitive" draw:enhanced-path="M 97 0  L 97 0  L 84 0  L 72 0  L 59 0  L 48 0  L 35 0  L 24 0  L 12 0  L 0 0  N"/>
          </draw:custom-shape>
          <draw:custom-shape draw:style-name="gr12" draw:text-style-name="P2" draw:layer="layout" svg:width="0.075cm" svg:height="0.022cm" draw:transform="rotate (-2.35619449019309) translate (16.647cm 7.124cm)">
            <text:p/>
            <draw:enhanced-geometry svg:viewBox="0 0 149 35" draw:type="non-primitive" draw:enhanced-path="M 149 0  L 149 0  L 131 5  L 112 9  L 93 14  L 74 17  L 56 22  L 37 26  L 19 31  L 0 35  N"/>
          </draw:custom-shape>
          <draw:custom-shape draw:style-name="gr12" draw:text-style-name="P2" draw:layer="layout" svg:width="0.075cm" svg:height="0.031cm" draw:transform="rotate (-2.35619449019309) translate (16.624cm 7.116cm)">
            <text:p/>
            <draw:enhanced-geometry svg:viewBox="0 0 148 55" draw:type="non-primitive" draw:enhanced-path="M 148 0  L 148 0  L 129 7  L 111 14  L 92 21  L 74 27  L 54 34  L 36 41  L 18 48  L 0 55  N"/>
          </draw:custom-shape>
          <draw:custom-shape draw:style-name="gr12" draw:text-style-name="P2" draw:layer="layout" svg:width="0.005cm" svg:height="0.075cm" draw:transform="rotate (-2.35619449019309) translate (16.575cm 7.307cm)">
            <text:p/>
            <draw:enhanced-geometry svg:viewBox="0 0 0 121" draw:type="non-primitive" draw:enhanced-path="M 0 121  L 0 121  L 0 106  L 0 92  L 0 77  L 0 61  L 0 46  L 0 31  L 0 16  L 0 0  N"/>
          </draw:custom-shape>
          <draw:custom-shape draw:style-name="gr12" draw:text-style-name="P2" draw:layer="layout" svg:width="0.057cm" svg:height="0.022cm" draw:transform="rotate (-2.35619449019309) translate (16.566cm 7.16cm)">
            <text:p/>
            <draw:enhanced-geometry svg:viewBox="0 0 107 37" draw:type="non-primitive" draw:enhanced-path="M 107 0  L 107 0  L 93 5  L 80 9  L 66 14  L 54 18  L 40 23  L 26 26  L 14 32  L 0 37  N"/>
          </draw:custom-shape>
          <draw:custom-shape draw:style-name="gr12" draw:text-style-name="P2" draw:layer="layout" svg:width="0.009cm" svg:height="0.049cm" draw:transform="rotate (-2.35619449019309) translate (16.481cm 7.327cm)">
            <text:p/>
            <draw:enhanced-geometry svg:viewBox="0 0 17 87" draw:type="non-primitive" draw:enhanced-path="M 0 87  L 0 87  L 2 77  L 4 66  L 6 56  L 8 44  L 10 34  L 13 23  L 15 11  L 17 0  N"/>
          </draw:custom-shape>
          <draw:custom-shape draw:style-name="gr12" draw:text-style-name="P2" draw:layer="layout" svg:width="0.031cm" svg:height="0.009cm" draw:transform="rotate (-2.35619449019309) translate (16.494cm 7.131cm)">
            <text:p/>
            <draw:enhanced-geometry svg:viewBox="0 0 61 17" draw:type="non-primitive" draw:enhanced-path="M 61 0  L 61 0  L 53 2  L 46 4  L 38 6  L 30 8  L 22 10  L 16 12  L 8 14  L 0 17  N"/>
          </draw:custom-shape>
          <draw:custom-shape draw:style-name="gr12" draw:text-style-name="P2" draw:layer="layout" svg:width="0.009cm" svg:height="0.084cm" draw:transform="rotate (-2.35619449019309) translate (15.678cm 8.143cm)">
            <text:p/>
            <draw:enhanced-geometry svg:viewBox="0 0 18 141" draw:type="non-primitive" draw:enhanced-path="M 18 141  L 18 141  L 16 122  L 13 105  L 11 87  L 9 70  L 7 53  L 4 35  L 2 18  L 0 0  N"/>
          </draw:custom-shape>
          <draw:custom-shape draw:style-name="gr12" draw:text-style-name="P2" draw:layer="layout" svg:width="0.009cm" svg:height="0.08cm" draw:transform="rotate (-2.35619449019309) translate (15.663cm 8.13cm)">
            <text:p/>
            <draw:enhanced-geometry svg:viewBox="0 0 17 140" draw:type="non-primitive" draw:enhanced-path="M 0 140  L 0 140  L 2 123  L 4 105  L 7 88  L 9 70  L 11 52  L 12 35  L 15 17  L 17 0  N"/>
          </draw:custom-shape>
          <draw:custom-shape draw:style-name="gr12" draw:text-style-name="P2" draw:layer="layout" svg:width="0.066cm" svg:height="0.009cm" draw:transform="rotate (-2.35619449019309) translate (15.599cm 8.013cm)">
            <text:p/>
            <draw:enhanced-geometry svg:viewBox="0 0 131 17" draw:type="non-primitive" draw:enhanced-path="M 0 0  L 0 0  L 17 2  L 33 4  L 49 6  L 66 9  L 82 11  L 98 12  L 114 14  L 131 17  N"/>
          </draw:custom-shape>
          <draw:custom-shape draw:style-name="gr12" draw:text-style-name="P2" draw:layer="layout" svg:width="0.057cm" svg:height="0.023cm" draw:transform="rotate (-2.35619449019309) translate (15.627cm 8.011cm)">
            <text:p/>
            <draw:enhanced-geometry svg:viewBox="0 0 114 34" draw:type="non-primitive" draw:enhanced-path="M 0 0  L 0 0  L 14 4  L 27 9  L 42 13  L 57 18  L 70 21  L 85 26  L 100 30  L 114 34  N"/>
          </draw:custom-shape>
          <draw:custom-shape draw:style-name="gr12" draw:text-style-name="P2" draw:layer="layout" svg:width="0.009cm" svg:height="0.039cm" draw:transform="rotate (-2.35619449019309) translate (15.67cm 8.206cm)">
            <text:p/>
            <draw:enhanced-geometry svg:viewBox="0 0 17 71" draw:type="non-primitive" draw:enhanced-path="M 0 71  L 0 71  L 1 62  L 3 53  L 4 44  L 6 35  L 9 27  L 11 18  L 13 9  L 17 0  N"/>
          </draw:custom-shape>
          <draw:custom-shape draw:style-name="gr12" draw:text-style-name="P2" draw:layer="layout" svg:width="0.004cm" svg:height="0.071cm" draw:transform="rotate (-2.35619449019309) translate (15.652cm 8.242cm)">
            <text:p/>
            <draw:enhanced-geometry svg:viewBox="0 0 0 124" draw:type="non-primitive" draw:enhanced-path="M 0 124  L 0 124  L 0 108  L 0 93  L 0 78  L 0 62  L 0 47  L 0 31  L 0 16  L 0 0  N"/>
          </draw:custom-shape>
          <draw:custom-shape draw:style-name="gr12" draw:text-style-name="P2" draw:layer="layout" svg:width="0.004cm" svg:height="0.052cm" draw:transform="rotate (-2.35619449019309) translate (15.628cm 8.272cm)">
            <text:p/>
            <draw:enhanced-geometry svg:viewBox="0 0 12 87" draw:type="non-primitive" draw:enhanced-path="M 4 87  L 4 87  L 4 75  L 3 64  L 1 51  L 0 40  L 0 29  L 2 19  L 6 8  L 12 0  N"/>
          </draw:custom-shape>
          <draw:custom-shape draw:style-name="gr12" draw:text-style-name="P2" draw:layer="layout" svg:width="0.008cm" svg:height="0.062cm" draw:transform="rotate (-2.35619449019309) translate (15.609cm 8.318cm)">
            <text:p/>
            <draw:enhanced-geometry svg:viewBox="0 0 18 105" draw:type="non-primitive" draw:enhanced-path="M 9 105  L 9 105  L 9 90  L 11 74  L 14 56  L 17 39  L 18 24  L 15 12  L 10 3  L 0 0  N"/>
          </draw:custom-shape>
          <draw:custom-shape draw:style-name="gr12" draw:text-style-name="P2" draw:layer="layout" svg:width="0.045cm" svg:height="0.031cm" draw:transform="rotate (-2.35619449019309) translate (15.561cm 8.296cm)">
            <text:p/>
            <draw:enhanced-geometry svg:viewBox="0 0 88 52" draw:type="non-primitive" draw:enhanced-path="M 0 0  L 0 0  L 11 7  L 21 12  L 33 19  L 44 26  L 54 33  L 65 40  L 77 45  L 88 52  N"/>
          </draw:custom-shape>
          <draw:custom-shape draw:style-name="gr12" draw:text-style-name="P2" draw:layer="layout" svg:width="0.039cm" svg:height="0.022cm" draw:transform="rotate (-2.35619449019309) translate (15.589cm 8.229cm)">
            <text:p/>
            <draw:enhanced-geometry svg:viewBox="0 0 72 35" draw:type="non-primitive" draw:enhanced-path="M 0 0  L 0 0  L 9 5  L 18 9  L 27 14  L 36 17  L 44 22  L 53 26  L 63 31  L 72 35  N"/>
          </draw:custom-shape>
          <draw:custom-shape draw:style-name="gr12" draw:text-style-name="P2" draw:layer="layout" svg:width="0.048cm" svg:height="0.031cm" draw:transform="rotate (-2.35619449019309) translate (15.632cm 8.176cm)">
            <text:p/>
            <draw:enhanced-geometry svg:viewBox="0 0 96 52" draw:type="non-primitive" draw:enhanced-path="M 0 0  L 0 0  L 12 7  L 24 13  L 36 19  L 49 26  L 60 32  L 72 39  L 84 46  L 96 52  N"/>
          </draw:custom-shape>
          <draw:custom-shape draw:style-name="gr12" draw:text-style-name="P2" draw:layer="layout" svg:width="0.044cm" svg:height="0.031cm" draw:transform="rotate (-2.35619449019309) translate (15.623cm 8.146cm)">
            <text:p/>
            <draw:enhanced-geometry svg:viewBox="0 0 89 53" draw:type="non-primitive" draw:enhanced-path="M 0 0  L 0 0  L 11 7  L 22 13  L 33 19  L 45 26  L 55 33  L 66 40  L 77 47  L 89 53  N"/>
          </draw:custom-shape>
          <draw:custom-shape draw:style-name="gr12" draw:text-style-name="P2" draw:layer="layout" svg:width="0.031cm" svg:height="0.009cm" draw:transform="rotate (-2.35619449019309) translate (15.18cm 7.523cm)">
            <text:p/>
            <draw:enhanced-geometry svg:viewBox="0 0 62 20" draw:type="non-primitive" draw:enhanced-path="M 0 0  L 0 0  L 8 3  L 16 7  L 25 11  L 33 15  L 41 18  L 47 20  L 55 20  L 62 17  N"/>
          </draw:custom-shape>
          <draw:custom-shape draw:style-name="gr12" draw:text-style-name="P2" draw:layer="layout" svg:width="0.009cm" svg:height="0.009cm" draw:transform="rotate (-2.35619449019309) translate (15.135cm 7.624cm)">
            <text:p/>
            <draw:enhanced-geometry svg:viewBox="0 0 17 18" draw:type="non-primitive" draw:enhanced-path="M 0 18  L 0 18  L 5 13  L 8 9  L 13 4  L 17 0  N"/>
          </draw:custom-shape>
          <draw:custom-shape draw:style-name="gr12" draw:text-style-name="P2" draw:layer="layout" svg:width="0.039cm" svg:height="0.022cm" draw:transform="rotate (-2.35619449019309) translate (15.201cm 7.612cm)">
            <text:p/>
            <draw:enhanced-geometry svg:viewBox="0 0 79 35" draw:type="non-primitive" draw:enhanced-path="M 0 0  L 0 0  L 10 4  L 20 9  L 30 13  L 41 17  L 51 21  L 60 26  L 70 30  L 79 35  N"/>
          </draw:custom-shape>
          <draw:custom-shape draw:style-name="gr12" draw:text-style-name="P2" draw:layer="layout" svg:width="0.035cm" svg:height="0.009cm" draw:transform="rotate (-2.35619449019309) translate (15.043cm 7.531cm)">
            <text:p/>
            <draw:enhanced-geometry svg:viewBox="0 0 70 17" draw:type="non-primitive" draw:enhanced-path="M 0 17  L 0 17  L 9 15  L 17 13  L 26 11  L 35 8  L 43 6  L 52 5  L 60 3  L 70 0  N"/>
          </draw:custom-shape>
          <draw:custom-shape draw:style-name="gr12" draw:text-style-name="P2" draw:layer="layout" svg:width="0.044cm" svg:height="0.009cm" draw:transform="rotate (-2.35619449019309) translate (14.998cm 7.479cm)">
            <text:p/>
            <draw:enhanced-geometry svg:viewBox="0 0 88 17" draw:type="non-primitive" draw:enhanced-path="M 0 17  L 0 17  L 11 14  L 22 12  L 32 10  L 44 8  L 54 5  L 65 3  L 76 1  L 88 0  N"/>
          </draw:custom-shape>
          <draw:custom-shape draw:style-name="gr12" draw:text-style-name="P2" draw:layer="layout" svg:width="0.035cm" svg:height="0.022cm" draw:transform="rotate (-2.35619449019309) translate (15.07cm 7.548cm)">
            <text:p/>
            <draw:enhanced-geometry svg:viewBox="0 0 71 36" draw:type="non-primitive" draw:enhanced-path="M 71 0  L 71 0  L 62 5  L 53 10  L 44 14  L 36 19  L 27 23  L 18 27  L 9 31  L 0 36  N"/>
          </draw:custom-shape>
          <draw:custom-shape draw:style-name="gr12" draw:text-style-name="P2" draw:layer="layout" svg:width="0.035cm" svg:height="0.009cm" draw:transform="rotate (-2.35619449019309) translate (15.131cm 7.505cm)">
            <text:p/>
            <draw:enhanced-geometry svg:viewBox="0 0 72 19" draw:type="non-primitive" draw:enhanced-path="M 72 0  L 72 0  L 63 2  L 54 5  L 45 7  L 37 9  L 28 13  L 19 15  L 10 17  L 0 19  N"/>
          </draw:custom-shape>
          <draw:custom-shape draw:style-name="gr12" draw:text-style-name="P2" draw:layer="layout" svg:width="0.031cm" svg:height="0.009cm" draw:transform="rotate (-2.35619449019309) translate (15.206cm 7.501cm)">
            <text:p/>
            <draw:enhanced-geometry svg:viewBox="0 0 62 17" draw:type="non-primitive" draw:enhanced-path="M 62 17  L 62 17  L 54 15  L 47 12  L 39 10  L 31 8  L 23 6  L 16 4  L 8 2  L 0 0  N"/>
          </draw:custom-shape>
          <draw:custom-shape draw:style-name="gr12" draw:text-style-name="P2" draw:layer="layout" svg:width="0.035cm" svg:height="0.009cm" draw:transform="rotate (-2.35619449019309) translate (15.228cm 7.553cm)">
            <text:p/>
            <draw:enhanced-geometry svg:viewBox="0 0 69 17" draw:type="non-primitive" draw:enhanced-path="M 0 17  L 0 17  L 9 15  L 18 13  L 26 11  L 35 8  L 43 6  L 52 4  L 60 2  L 69 0  N"/>
          </draw:custom-shape>
          <draw:custom-shape draw:style-name="gr12" draw:text-style-name="P2" draw:layer="layout" svg:width="0.04cm" svg:height="0.04cm" draw:transform="rotate (-2.35619449019309) translate (14.657cm 7.181cm)">
            <text:p/>
            <draw:enhanced-geometry svg:viewBox="0 0 78 71" draw:type="non-primitive" draw:enhanced-path="M 78 0  L 78 0  L 68 9  L 59 18  L 48 28  L 38 35  L 28 45  L 19 54  L 9 62  L 0 71  N"/>
          </draw:custom-shape>
          <draw:custom-shape draw:style-name="gr12" draw:text-style-name="P2" draw:layer="layout" svg:width="0.044cm" svg:height="0.022cm" draw:transform="rotate (-2.35619449019309) translate (14.588cm 7.2cm)">
            <text:p/>
            <draw:enhanced-geometry svg:viewBox="0 0 88 37" draw:type="non-primitive" draw:enhanced-path="M 0 0  L 0 0  L 11 5  L 21 9  L 33 14  L 44 18  L 54 23  L 66 28  L 77 32  L 88 37  N"/>
          </draw:custom-shape>
          <draw:custom-shape draw:style-name="gr12" draw:text-style-name="P2" draw:layer="layout" svg:width="0.035cm" svg:height="0.031cm" draw:transform="rotate (-2.35619449019309) translate (14.548cm 7.136cm)">
            <text:p/>
            <draw:enhanced-geometry svg:viewBox="0 0 70 52" draw:type="non-primitive" draw:enhanced-path="M 70 0  L 70 0  L 60 7  L 47 12  L 35 18  L 24 22  L 12 29  L 4 35  L 0 43  L 1 52  N"/>
          </draw:custom-shape>
          <draw:custom-shape draw:style-name="gr12" draw:text-style-name="P2" draw:layer="layout" svg:width="0.053cm" svg:height="0.004cm" draw:transform="rotate (-2.35619449019309) translate (14.461cm 7.16cm)">
            <text:p/>
            <draw:enhanced-geometry svg:viewBox="0 0 97 0" draw:type="non-primitive" draw:enhanced-path="M 0 0  L 0 0  L 13 0  L 24 0  L 37 0  L 48 0  L 60 0  L 72 0  L 84 0  L 97 0  N"/>
          </draw:custom-shape>
          <draw:custom-shape draw:style-name="gr12" draw:text-style-name="P2" draw:layer="layout" svg:width="0.035cm" svg:height="0.031cm" draw:transform="rotate (-2.35619449019309) translate (14.473cm 7.096cm)">
            <text:p/>
            <draw:enhanced-geometry svg:viewBox="0 0 70 52" draw:type="non-primitive" draw:enhanced-path="M 70 0  L 70 0  L 61 7  L 52 13  L 44 20  L 35 26  L 26 33  L 18 40  L 9 46  L 0 52  N"/>
          </draw:custom-shape>
          <draw:custom-shape draw:style-name="gr12" draw:text-style-name="P2" draw:layer="layout" svg:width="0.048cm" svg:height="0.004cm" draw:transform="rotate (-2.35619449019309) translate (14.453cm 7.09cm)">
            <text:p/>
            <draw:enhanced-geometry svg:viewBox="0 0 97 0" draw:type="non-primitive" draw:enhanced-path="M 0 0  L 0 0  L 13 0  L 24 0  L 37 0  L 48 0  L 61 0  L 72 0  L 84 0  L 97 0  N"/>
          </draw:custom-shape>
          <draw:custom-shape draw:style-name="gr12" draw:text-style-name="P2" draw:layer="layout" svg:width="0.035cm" svg:height="0.022cm" draw:transform="rotate (-2.35619449019309) translate (14.351cm 7.089cm)">
            <text:p/>
            <draw:enhanced-geometry svg:viewBox="0 0 72 35" draw:type="non-primitive" draw:enhanced-path="M 72 0  L 72 0  L 61 4  L 50 7  L 38 10  L 25 12  L 15 16  L 6 20  L 1 27  L 0 35  N"/>
          </draw:custom-shape>
          <draw:custom-shape draw:style-name="gr12" draw:text-style-name="P2" draw:layer="layout" svg:width="0.061cm" svg:height="0.004cm" draw:transform="rotate (-2.35619449019309) translate (14.363cm 7.038cm)">
            <text:p/>
            <draw:enhanced-geometry svg:viewBox="0 0 122 0" draw:type="non-primitive" draw:enhanced-path="M 122 0  L 122 0  L 106 0  L 90 0  L 76 0  L 60 0  L 45 0  L 30 0  L 14 0  L 0 0  N"/>
          </draw:custom-shape>
          <draw:custom-shape draw:style-name="gr12" draw:text-style-name="P2" draw:layer="layout" svg:width="0.026cm" svg:height="0.009cm" draw:transform="rotate (-2.35619449019309) translate (14.37cm 6.987cm)">
            <text:p/>
            <draw:enhanced-geometry svg:viewBox="0 0 52 17" draw:type="non-primitive" draw:enhanced-path="M 52 0  L 52 0  L 46 2  L 40 5  L 33 7  L 26 9  L 20 11  L 13 14  L 7 15  L 0 17  N"/>
          </draw:custom-shape>
          <draw:custom-shape draw:style-name="gr12" draw:text-style-name="P2" draw:layer="layout" svg:width="0.031cm" svg:height="0.04cm" draw:transform="rotate (-2.35619449019309) translate (14.345cm 7.044cm)">
            <text:p/>
            <draw:enhanced-geometry svg:viewBox="0 0 61 71" draw:type="non-primitive" draw:enhanced-path="M 61 0  L 61 0  L 53 9  L 46 18  L 38 26  L 30 35  L 22 45  L 16 52  L 8 62  L 0 71  N"/>
          </draw:custom-shape>
          <draw:custom-shape draw:style-name="gr12" draw:text-style-name="P2" draw:layer="layout" svg:width="0.035cm" svg:height="0.009cm" draw:transform="rotate (-2.35619449019309) translate (14.258cm 7.037cm)">
            <text:p/>
            <draw:enhanced-geometry svg:viewBox="0 0 70 17" draw:type="non-primitive" draw:enhanced-path="M 0 17  L 0 17  L 9 15  L 18 13  L 26 12  L 35 9  L 44 7  L 52 5  L 61 3  L 70 0  N"/>
          </draw:custom-shape>
          <draw:custom-shape draw:style-name="gr12" draw:text-style-name="P2" draw:layer="layout" svg:width="0.057cm" svg:height="0.004cm" draw:transform="rotate (-2.35619449019309) translate (15.968cm 6.599cm)">
            <text:p/>
            <draw:enhanced-geometry svg:viewBox="0 0 107 0" draw:type="non-primitive" draw:enhanced-path="M 107 0  L 107 0  L 93 0  L 80 0  L 66 0  L 54 0  L 40 0  L 26 0  L 14 0  L 0 0  N"/>
          </draw:custom-shape>
          <draw:custom-shape draw:style-name="gr12" draw:text-style-name="P2" draw:layer="layout" svg:width="0.07cm" svg:height="0.009cm" draw:transform="rotate (-2.35619449019309) translate (15.969cm 6.623cm)">
            <text:p/>
            <draw:enhanced-geometry svg:viewBox="0 0 131 19" draw:type="non-primitive" draw:enhanced-path="M 131 0  L 131 0  L 114 2  L 98 5  L 81 7  L 65 9  L 49 13  L 32 15  L 17 17  L 0 19  N"/>
          </draw:custom-shape>
          <draw:custom-shape draw:style-name="gr12" draw:text-style-name="P2" draw:layer="layout" svg:width="0.04cm" svg:height="0.005cm" draw:transform="rotate (-2.35619449019309) translate (16.034cm 6.718cm)">
            <text:p/>
            <draw:enhanced-geometry svg:viewBox="0 0 78 0" draw:type="non-primitive" draw:enhanced-path="M 78 0  L 78 0  L 68 0  L 59 0  L 49 0  L 39 0  L 28 0  L 19 0  L 9 0  L 0 0  N"/>
          </draw:custom-shape>
          <draw:custom-shape draw:style-name="gr12" draw:text-style-name="P2" draw:layer="layout" svg:width="0.053cm" svg:height="0.005cm" draw:transform="rotate (-2.35619449019309) translate (16cm 6.811cm)">
            <text:p/>
            <draw:enhanced-geometry svg:viewBox="0 0 106 0" draw:type="non-primitive" draw:enhanced-path="M 106 0  L 106 0  L 97 0  L 87 0  L 78 0  L 70 0  L 61 0  L 52 0  L 43 0  L 34 0  L 34 0  L 30 0  L 26 0  L 22 0  L 17 0  L 13 0  L 8 0  L 5 0  L 0 0  N"/>
          </draw:custom-shape>
          <draw:custom-shape draw:style-name="gr12" draw:text-style-name="P2" draw:layer="layout" svg:width="0.026cm" svg:height="0.009cm" draw:transform="rotate (-2.35619449019309) translate (15.949cm 6.771cm)">
            <text:p/>
            <draw:enhanced-geometry svg:viewBox="0 0 53 17" draw:type="non-primitive" draw:enhanced-path="M 0 17  L 0 17  L 6 15  L 12 12  L 19 10  L 26 8  L 32 6  L 39 4  L 46 2  L 53 0  N"/>
          </draw:custom-shape>
          <draw:custom-shape draw:style-name="gr12" draw:text-style-name="P2" draw:layer="layout" svg:width="0.031cm" svg:height="0.009cm" draw:transform="rotate (-2.35619449019309) translate (15.938cm 6.668cm)">
            <text:p/>
            <draw:enhanced-geometry svg:viewBox="0 0 61 17" draw:type="non-primitive" draw:enhanced-path="M 0 0  L 0 0  L 7 3  L 15 5  L 23 7  L 31 9  L 38 12  L 46 13  L 54 15  L 61 17  N"/>
          </draw:custom-shape>
          <draw:custom-shape draw:style-name="gr12" draw:text-style-name="P2" draw:layer="layout" svg:width="0.053cm" svg:height="0.022cm" draw:transform="rotate (-2.35619449019309) translate (15.914cm 6.628cm)">
            <text:p/>
            <draw:enhanced-geometry svg:viewBox="0 0 105 39" draw:type="non-primitive" draw:enhanced-path="M 0 0  L 0 0  L 13 5  L 26 13  L 40 22  L 54 30  L 68 36  L 80 39  L 93 39  L 105 34  N"/>
          </draw:custom-shape>
          <draw:custom-shape draw:style-name="gr12" draw:text-style-name="P2" draw:layer="layout" svg:width="0.022cm" svg:height="0.005cm" draw:transform="rotate (-2.35619449019309) translate (15.251cm 7.598cm)">
            <text:p/>
            <draw:enhanced-geometry svg:viewBox="0 0 44 0" draw:type="non-primitive" draw:enhanced-path="M 0 0  L 0 0  L 5 0  L 11 0  L 16 0  L 21 0  L 27 0  L 33 0  L 38 0  L 44 0  N"/>
          </draw:custom-shape>
          <draw:custom-shape draw:style-name="gr12" draw:text-style-name="P2" draw:layer="layout" svg:width="0.044cm" svg:height="0.022cm" draw:transform="rotate (-2.35619449019309) translate (15.62cm 6.146cm)">
            <text:p/>
            <draw:enhanced-geometry svg:viewBox="0 0 88 36" draw:type="non-primitive" draw:enhanced-path="M 88 0  L 88 0  L 77 5  L 65 10  L 54 14  L 44 17  L 32 22  L 21 27  L 11 31  L 0 36  N"/>
          </draw:custom-shape>
          <draw:custom-shape draw:style-name="gr12" draw:text-style-name="P2" draw:layer="layout" svg:width="0.018cm" svg:height="0.049cm" draw:transform="rotate (-2.35619449019309) translate (15.567cm 6.182cm)">
            <text:p/>
            <draw:enhanced-geometry svg:viewBox="0 0 35 86" draw:type="non-primitive" draw:enhanced-path="M 0 0  L 0 0  L 4 11  L 7 22  L 9 35  L 11 47  L 15 59  L 19 69  L 26 78  L 35 86  N"/>
          </draw:custom-shape>
          <draw:custom-shape draw:style-name="gr12" draw:text-style-name="P2" draw:layer="layout" svg:width="0.071cm" svg:height="0.057cm" draw:transform="rotate (-2.35619449019309) translate (15.611cm 6.144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2" draw:text-style-name="P2" draw:layer="layout" svg:width="0.013cm" svg:height="0.048cm" draw:transform="rotate (-2.35619449019309) translate (15.514cm 6.096cm)">
            <text:p/>
            <draw:enhanced-geometry svg:viewBox="0 0 27 87" draw:type="non-primitive" draw:enhanced-path="M 0 0  L 0 0  L 3 10  L 7 22  L 10 33  L 13 43  L 17 55  L 20 66  L 24 77  L 27 87  N"/>
          </draw:custom-shape>
          <draw:custom-shape draw:style-name="gr12" draw:text-style-name="P2" draw:layer="layout" svg:width="0.053cm" svg:height="0.022cm" draw:transform="rotate (-2.35619449019309) translate (15.539cm 5.971cm)">
            <text:p/>
            <draw:enhanced-geometry svg:viewBox="0 0 97 35" draw:type="non-primitive" draw:enhanced-path="M 97 0  L 97 0  L 84 5  L 72 9  L 60 14  L 48 18  L 36 23  L 24 26  L 13 31  L 0 35  N"/>
          </draw:custom-shape>
          <draw:custom-shape draw:style-name="gr12" draw:text-style-name="P2" draw:layer="layout" svg:width="0.031cm" svg:height="0.057cm" draw:transform="rotate (-2.35619449019309) translate (15.483cm 5.995cm)">
            <text:p/>
            <draw:enhanced-geometry svg:viewBox="0 0 69 103" draw:type="non-primitive" draw:enhanced-path="M 0 0  L 0 0  L 9 12  L 17 26  L 26 38  L 35 51  L 43 64  L 52 77  L 60 90  L 69 103  N"/>
          </draw:custom-shape>
          <draw:custom-shape draw:style-name="gr12" draw:text-style-name="P2" draw:layer="layout" svg:width="0.071cm" svg:height="0.005cm" draw:transform="rotate (-2.35619449019309) translate (15.517cm 5.879cm)">
            <text:p/>
            <draw:enhanced-geometry svg:viewBox="0 0 138 0" draw:type="non-primitive" draw:enhanced-path="M 138 0  L 138 0  L 119 0  L 97 0  L 75 0  L 52 0  L 32 0  L 14 0  L 4 0  L 0 0  N"/>
          </draw:custom-shape>
          <draw:custom-shape draw:style-name="gr12" draw:text-style-name="P2" draw:layer="layout" svg:width="0.026cm" svg:height="0.061cm" draw:transform="rotate (-2.35619449019309) translate (15.42cm 5.969cm)">
            <text:p/>
            <draw:enhanced-geometry svg:viewBox="0 0 53 105" draw:type="non-primitive" draw:enhanced-path="M 0 0  L 0 0  L 7 14  L 14 26  L 21 40  L 27 53  L 33 67  L 40 79  L 46 93  L 53 105  N"/>
          </draw:custom-shape>
          <draw:custom-shape draw:style-name="gr7" draw:text-style-name="P2" draw:layer="layout" svg:width="0.07cm" svg:height="0.093cm" draw:transform="rotate (-2.35619449019309) translate (16.285cm 7.652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2" draw:text-style-name="P2" draw:layer="layout" svg:width="0.07cm" svg:height="0.093cm" draw:transform="rotate (-2.35619449019309) translate (16.285cm 7.652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83cm" svg:height="0.102cm" draw:transform="rotate (-2.35619449019309) translate (16.29cm 7.647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2" draw:text-style-name="P2" draw:layer="layout" svg:width="0.083cm" svg:height="0.102cm" draw:transform="rotate (-2.35619449019309) translate (16.29cm 7.647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49cm" svg:height="0.022cm" draw:transform="rotate (-2.35619449019309) translate (16.325cm 7.631cm)">
            <text:p/>
            <draw:enhanced-geometry svg:viewBox="0 0 95 35" draw:type="non-primitive" draw:enhanced-path="M 95 18  L 87 15  L 80 13  L 72 9  L 64 6  L 56 3  L 50 1  L 42 0  L 34 1  L 28 4  L 22 6  L 18 11  L 13 14  L 9 18  L 5 24  L 2 30  L 0 35  L 95 18  Z N"/>
          </draw:custom-shape>
          <draw:custom-shape draw:style-name="gr12" draw:text-style-name="P2" draw:layer="layout" svg:width="0.049cm" svg:height="0.022cm" draw:transform="rotate (-2.35619449019309) translate (16.325cm 7.631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6cm" svg:height="0.022cm" draw:transform="rotate (-2.35619449019309) translate (16.289cm 7.648cm)">
            <text:p/>
            <draw:enhanced-geometry svg:viewBox="0 0 53 36" draw:type="non-primitive" draw:enhanced-path="M 53 0  L 46 5  L 38 8  L 31 12  L 23 15  L 16 19  L 10 23  L 4 29  L 0 36  L 53 0  Z N"/>
          </draw:custom-shape>
          <draw:custom-shape draw:style-name="gr12" draw:text-style-name="P2" draw:layer="layout" svg:width="0.026cm" svg:height="0.022cm" draw:transform="rotate (-2.35619449019309) translate (16.289cm 7.648cm)">
            <text:p/>
            <draw:enhanced-geometry svg:viewBox="0 0 53 36" draw:type="non-primitive" draw:enhanced-path="M 53 0  L 53 0  L 46 5  L 38 8  L 31 12  L 23 15  L 16 19  L 10 23  L 4 29  L 0 36  N"/>
          </draw:custom-shape>
          <draw:custom-shape draw:style-name="gr15" draw:text-style-name="P2" draw:layer="layout" svg:width="0.07cm" svg:height="0.04cm" draw:transform="rotate (-2.35619449019309) translate (16.099cm 7.84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2" draw:text-style-name="P2" draw:layer="layout" svg:width="0.07cm" svg:height="0.04cm" draw:transform="rotate (-2.35619449019309) translate (16.099cm 7.84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7cm" svg:height="0.071cm" draw:transform="rotate (-2.35619449019309) translate (16.052cm 7.84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2" draw:text-style-name="P2" draw:layer="layout" svg:width="0.07cm" svg:height="0.071cm" draw:transform="rotate (-2.35619449019309) translate (16.052cm 7.84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4cm" svg:height="0.04cm" draw:transform="rotate (-2.35619449019309) translate (16.32cm 7.662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2" draw:text-style-name="P2" draw:layer="layout" svg:width="0.04cm" svg:height="0.04cm" draw:transform="rotate (-2.35619449019309) translate (16.32cm 7.662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5" draw:text-style-name="P2" draw:layer="layout" svg:width="7.501cm" svg:height="4.071cm" svg:x="18.499cm" svg:y="5.12cm">
          <text:p text:style-name="P3"><text:span text:style-name="T8">provides no parameter information; the definition of rand can have any number of parameters!</text:span></text:p>
          <draw:enhanced-geometry svg:viewBox="0 0 21600 21600" draw:type="mso-spt202" draw:enhanced-path="M 0 0 L 21600 0 21600 21600 0 21600 0 0 Z N"/>
        </draw:custom-shape>
        <draw:custom-shape draw:style-name="gr5" draw:text-style-name="P2" draw:layer="layout" svg:width="7.501cm" svg:height="3.309cm" svg:x="18.499cm" svg:y="11.28cm">
          <text:p text:style-name="P3"><text:span text:style-name="T8">rand has no parameters; the definition of rand must have no parameters</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If a call is made against a function declaration then a matching function definition must be provided otherwise you will get a linker error.</text:span></text:p>
              <text:p text:style-name="P8"><text:span text:style-name="T4">You cannot write a function definition inside another function definition.</text:span></text:p>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efinit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definition honours the promise</text:span></text:p>
                <text:list text:style-name="L3">
                  <text:list-item>
                    <text:p text:style-name="P7"><text:span text:style-name="T3">written in source files</text:span></text:p>
                  </text:list-item>
                </text:list>
              </text:list-item>
            </text:list>
          </draw:text-box>
        </draw:frame>
        <draw:custom-shape draw:style-name="gr4" draw:text-style-name="P2" draw:layer="layout" svg:width="20.527cm" svg:height="10.001cm" svg:x="5.631cm" svg:y="6.579cm">
          <text:p text:style-name="P9"><text:span text:style-name="T5"/></text:p>
          <text:p text:style-name="P9"><text:span text:style-name="T6">#include &lt;stdio.h&gt;</text:span></text:p>
          <text:p text:style-name="P9"><text:span text:style-name="T6">...</text:span></text:p>
          <text:p text:style-name="P9"><text:span text:style-name="T7">FILE * fopen(</text:span><text:span text:style-name="T5">const char </text:span><text:span text:style-name="T7">* path, </text:span><text:span text:style-name="T5">const char</text:span><text:span text:style-name="T7"> * mode)</text:span></text:p>
          <text:p text:style-name="P9"><text:span text:style-name="T7">{ <text:s text:c="2"/>...</text:span></text:p>
          <text:p text:style-name="P9"><text:span text:style-name="T7">}</text:span></text:p>
          <text:p text:style-name="P9"><text:span text:style-name="T7"/></text:p>
          <text:p text:style-name="P9"><text:span text:style-name="T5">int </text:span><text:span text:style-name="T7">fflush(FILE * stream)</text:span></text:p>
          <text:p text:style-name="P9"><text:span text:style-name="T7">{ <text:s text:c="2"/>...</text:span></text:p>
          <text:p text:style-name="P9"><text:span text:style-name="T7">}</text:span></text:p>
          <text:p text:style-name="P9"><text:span text:style-name="T7"/></text:p>
          <text:p text:style-name="P9"><text:span text:style-name="T5">void</text:span><text:span text:style-name="T7"> perror(</text:span><text:span text:style-name="T5">const char</text:span><text:span text:style-name="T7"> * message)</text:span></text:p>
          <text:p text:style-name="P9"><text:span text:style-name="T7">{ <text:s text:c="2"/>...</text:span></text:p>
          <text:p text:style-name="P9"><text:span text:style-name="T7">}</text:span></text:p>
          <text:p text:style-name="P9"><text:span text:style-name="T7">...</text:span></text:p>
          <text:p text:style-name="P9"><text:span text:style-name="T7"/></text:p>
          <draw:enhanced-geometry svg:viewBox="0 0 21600 21600" draw:type="mso-spt202" draw:enhanced-path="M 0 0 L 21600 0 21600 21600 0 21600 0 0 Z N"/>
        </draw:custom-shape>
        <draw:custom-shape draw:style-name="gr5" draw:text-style-name="P2" draw:layer="layout" svg:width="8.802cm" svg:height="1.023cm" svg:x="5.358cm" svg:y="5.503cm">
          <text:p text:style-name="P3"><text:span text:style-name="T8">stdio.c</text:span></text:p>
          <draw:enhanced-geometry svg:viewBox="0 0 21600 21600" draw:type="mso-spt202" draw:enhanced-path="M 0 0 L 21600 0 21600 21600 0 21600 0 0 Z N"/>
        </draw:custom-shape>
        <draw:custom-shape draw:style-name="gr5" draw:text-style-name="P2" draw:layer="layout" svg:width="21.4cm" svg:height="1.023cm" svg:x="5.358cm" svg:y="17.105cm">
          <text:p text:style-name="P3"><text:span text:style-name="T8">parameter name can be different to that used in the function declaration</text:span></text:p>
          <draw:enhanced-geometry svg:viewBox="0 0 21600 21600" draw:type="mso-spt202" draw:enhanced-path="M 0 0 L 21600 0 21600 21600 0 21600 0 0 Z N"/>
        </draw:custom-shape>
        <draw:line draw:style-name="gr16" draw:text-style-name="P10" draw:layer="layout" svg:x1="16.559cm" svg:y1="17.365cm" svg:x2="16.563cm" svg:y2="14.063cm">
          <text:p/>
        </draw:line>
        <draw:custom-shape draw:style-name="gr5" draw:text-style-name="P2" draw:layer="layout" svg:width="10.402cm" svg:height="1.023cm" svg:x="14.958cm" svg:y="4.723cm">
          <text:p text:style-name="P3"><text:span text:style-name="T8">parameter names are required</text:span></text:p>
          <draw:enhanced-geometry svg:viewBox="0 0 21600 21600" draw:type="mso-spt202" draw:enhanced-path="M 0 0 L 21600 0 21600 21600 0 21600 0 0 Z N"/>
        </draw:custom-shape>
        <draw:line draw:style-name="gr17" draw:text-style-name="P10" draw:layer="layout" svg:x1="16.559cm" svg:y1="5.525cm" svg:x2="16.563cm" svg:y2="8.326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If a call is made against a function declaration then a matching function definition must be provided otherwise you will get a linker error.</text:span></text:p>
              <text:p text:style-name="P8"><text:span text:style-name="T4">You cannot write a function definition inside another function definition.</text:span></text:p>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ass by pointe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use a pointer to a non-const</text:span></text:p>
                <text:list text:style-name="L3">
                  <text:list-item>
                    <text:p text:style-name="P7"><text:span text:style-name="T3">if the definition needs to change the target</text:span></text:p>
                  </text:list-item>
                </text:list>
              </text:list-item>
            </text:list>
          </draw:text-box>
        </draw:frame>
        <draw:custom-shape draw:style-name="gr4" draw:text-style-name="P2" draw:layer="layout" svg:width="18.001cm" svg:height="2.084cm" svg:x="6.557cm" svg:y="6.324cm">
          <text:p text:style-name="P9"><text:span text:style-name="T10">...</text:span></text:p>
          <text:p text:style-name="P9"><text:span text:style-name="T5">void</text:span><text:span text:style-name="T10"> delay( date * when);</text:span></text:p>
          <text:p text:style-name="P9"><text:span text:style-name="T7">...</text:span></text:p>
          <draw:enhanced-geometry svg:viewBox="0 0 21600 21600" draw:type="mso-spt202" draw:enhanced-path="M 0 0 L 21600 0 21600 21600 0 21600 0 0 Z N"/>
        </draw:custom-shape>
        <draw:custom-shape draw:style-name="gr5" draw:text-style-name="P2" draw:layer="layout" svg:width="4.6cm" svg:height="1.023cm" svg:x="6.557cm" svg:y="5.323cm">
          <text:p text:style-name="P3"><text:span text:style-name="T8">delay.h</text:span></text:p>
          <draw:enhanced-geometry svg:viewBox="0 0 21600 21600" draw:type="mso-spt202" draw:enhanced-path="M 0 0 L 21600 0 21600 21600 0 21600 0 0 Z N"/>
        </draw:custom-shape>
        <draw:custom-shape draw:style-name="gr4" draw:text-style-name="P2" draw:layer="layout" svg:width="18.001cm" svg:height="5.129cm" svg:x="6.557cm" svg:y="12.003cm">
          <text:p text:style-name="P9"><text:span text:style-name="T6">#include "delay.h"</text:span><text:span text:style-name="T6"><text:line-break/></text:span><text:span text:style-name="T6"/></text:p>
          <text:p text:style-name="P9"><text:span text:style-name="T5">int </text:span><text:span text:style-name="T7">main(</text:span><text:span text:style-name="T5">void</text:span><text:span text:style-name="T7">)</text:span></text:p>
          <text:p text:style-name="P9"><text:span text:style-name="T7">{</text:span></text:p>
          <text:p text:style-name="P9"><text:span text:style-name="T7"><text:s text:c="4"/></text:span><text:span text:style-name="T7">date due = { 2008, april, 10 };</text:span></text:p>
          <text:p text:style-name="P9"><text:span text:style-name="T7"><text:s text:c="4"/></text:span><text:span text:style-name="T7">delay(&amp;due);</text:span></text:p>
          <text:p text:style-name="P9"><text:span text:style-name="T7"><text:s text:c="4"/></text:span><text:span text:style-name="T7">...</text:span></text:p>
          <text:p text:style-name="P9"><text:span text:style-name="T7">}</text:span></text:p>
          <draw:enhanced-geometry svg:viewBox="0 0 21600 21600" draw:type="mso-spt202" draw:enhanced-path="M 0 0 L 21600 0 21600 21600 0 21600 0 0 Z N"/>
        </draw:custom-shape>
        <draw:custom-shape draw:style-name="gr5" draw:text-style-name="P2" draw:layer="layout" svg:width="13.538cm" svg:height="2.293cm" svg:x="6.262cm" svg:y="8.74cm">
          <text:p text:style-name="P3"><text:span text:style-name="T18">the lack of a </text:span><text:span text:style-name="T19">const</text:span><text:span text:style-name="T18"> here means </text:span></text:p>
          <text:p text:style-name="P3"><text:span text:style-name="T19">delay </text:span><text:span text:style-name="T20">might</text:span><text:span text:style-name="T18"> change *when</text:span></text:p>
          <draw:enhanced-geometry svg:viewBox="0 0 21600 21600" draw:type="mso-spt202" draw:enhanced-path="M 0 0 L 21600 0 21600 21600 0 21600 0 0 Z N"/>
        </draw:custom-shape>
        <draw:line draw:style-name="gr6" draw:text-style-name="P10" draw:layer="layout" svg:x1="11.161cm" svg:y1="8.961cm" svg:x2="11.165cm" svg:y2="7.483cm">
          <text:p/>
        </draw:line>
        <draw:custom-shape draw:style-name="gr5" draw:text-style-name="P2" draw:layer="layout" svg:width="10.341cm" svg:height="1.277cm" svg:x="16.157cm" svg:y="5.124cm">
          <text:p text:style-name="P3"><text:span text:style-name="T19">date * when = &amp;due;</text:span></text:p>
          <draw:enhanced-geometry svg:viewBox="0 0 21600 21600" draw:type="mso-spt202" draw:enhanced-path="M 0 0 L 21600 0 21600 21600 0 21600 0 0 Z N"/>
        </draw:custom-shape>
        <draw:line draw:style-name="gr8" draw:text-style-name="P10" draw:layer="layout" svg:x1="16.4cm" svg:y1="5.724cm" svg:x2="14.318cm" svg:y2="5.728cm">
          <text:p/>
        </draw:line>
        <draw:line draw:style-name="gr6" draw:text-style-name="P10" draw:layer="layout" svg:x1="14.358cm" svg:y1="5.724cm" svg:x2="14.362cm" svg:y2="6.923cm">
          <text:p/>
        </draw:line>
        <draw:line draw:style-name="gr8" draw:text-style-name="P10" draw:layer="layout" svg:x1="13.397cm" svg:y1="15.5cm" svg:x2="25.797cm" svg:y2="15.505cm">
          <text:p/>
        </draw:line>
        <draw:line draw:style-name="gr8" draw:text-style-name="P10" draw:layer="layout" svg:x1="25.801cm" svg:y1="15.402cm" svg:x2="25.806cm" svg:y2="5.895cm">
          <text:p/>
        </draw:line>
        <draw:line draw:style-name="gr6" draw:text-style-name="P10" draw:layer="layout" svg:x1="25.806cm" svg:y1="5.799cm" svg:x2="24.298cm" svg:y2="5.803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Note that if a function parameter is declared as a pointer to a non-const then you </text:span><text:span text:style-name="T21">cannot</text:span><text:span text:style-name="T4"> assume the function definition will definitely change the pointed to object. The lack of a const merely allows the function definition to change the pointed to object. Of course, if the function definition </text:span><text:span text:style-name="T21">never</text:span><text:span text:style-name="T4"> changes the pointed to object then hopefully the signature should state this with a const.</text:span></text:p>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ass by value</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6"><text:span text:style-name="T3">changing the parameter does not change the argument</text:span></text:p>
              </text:list-item>
            </text:list>
          </draw:text-box>
        </draw:frame>
        <draw:custom-shape draw:style-name="gr4" draw:text-style-name="P2" draw:layer="layout" svg:width="19.143cm" svg:height="6.347cm" svg:x="4.714cm" svg:y="6.077cm">
          <text:p text:style-name="P9"><text:span text:style-name="T22">bool</text:span><text:span text:style-name="T7"> search(</text:span></text:p>
          <text:p text:style-name="P9"><text:span text:style-name="T7"><text:s text:c="4"/></text:span><text:span text:style-name="T7">const </text:span><text:span text:style-name="T5">int</text:span><text:span text:style-name="T7"> values[], size_t from, size_t to,</text:span></text:p>
          <text:p text:style-name="P9"><text:span text:style-name="T7"><text:s text:c="4"/></text:span><text:span text:style-name="T5">int</text:span><text:span text:style-name="T7"> find)</text:span></text:p>
          <text:p text:style-name="P9"><text:span text:style-name="T7">{</text:span></text:p>
          <text:p text:style-name="P9"><text:span text:style-name="T5"><text:s text:c="4"/></text:span><text:span text:style-name="T5">while </text:span><text:span text:style-name="T7">(from != to &amp;&amp; values[from] != find)</text:span></text:p>
          <text:p text:style-name="P9"><text:span text:style-name="T7"><text:s text:c="4"/></text:span><text:span text:style-name="T7">{</text:span></text:p>
          <text:p text:style-name="P9"><text:span text:style-name="T7"><text:s text:c="8"/></text:span><text:span text:style-name="T7">from++;</text:span></text:p>
          <text:p text:style-name="P9"><text:span text:style-name="T7"><text:s text:c="4"/></text:span><text:span text:style-name="T7">}</text:span></text:p>
          <text:p text:style-name="P9"><text:span text:style-name="T5"><text:s text:c="4"/></text:span><text:span text:style-name="T5">return</text:span><text:span text:style-name="T7"> from != to;</text:span></text:p>
          <text:p text:style-name="P9"><text:span text:style-name="T7">}</text:span></text:p>
          <draw:enhanced-geometry svg:viewBox="0 0 21600 21600" draw:type="mso-spt202" draw:enhanced-path="M 0 0 L 21600 0 21600 21600 0 21600 0 0 Z N"/>
        </draw:custom-shape>
        <draw:custom-shape draw:style-name="gr4" draw:text-style-name="P2" draw:layer="layout" svg:width="19.143cm" svg:height="3.911cm" svg:x="4.714cm" svg:y="13.295cm">
          <text:p text:style-name="P9"><text:span text:style-name="T5">int </text:span><text:span text:style-name="T7">main(</text:span><text:span text:style-name="T5">void</text:span><text:span text:style-name="T7">)</text:span></text:p>
          <text:p text:style-name="P9"><text:span text:style-name="T7">{</text:span></text:p>
          <text:p text:style-name="P9"><text:span text:style-name="T7"><text:s text:c="4"/></text:span><text:span text:style-name="T7">...</text:span></text:p>
          <text:p text:style-name="P9"><text:span text:style-name="T7"><text:s text:c="4"/></text:span><text:span text:style-name="T7">... search(array, 0, size, 42); <text:s text:c="3"/></text:span></text:p>
          <text:p text:style-name="P9"><text:span text:style-name="T7"><text:s text:c="4"/></text:span><text:span text:style-name="T7">...</text:span></text:p>
          <text:p text:style-name="P9"><text:span text:style-name="T7">}</text:span></text:p>
          <draw:enhanced-geometry svg:viewBox="0 0 21600 21600" draw:type="mso-spt202" draw:enhanced-path="M 0 0 L 21600 0 21600 21600 0 21600 0 0 Z N"/>
        </draw:custom-shape>
        <draw:custom-shape draw:style-name="gr5" draw:text-style-name="P2" draw:layer="layout" svg:width="6.901cm" svg:height="1.277cm" svg:x="11.699cm" svg:y="3.7cm">
          <text:p text:style-name="P3"><text:span text:style-name="T19">size_t from = 0;</text:span></text:p>
          <draw:enhanced-geometry svg:viewBox="0 0 21600 21600" draw:type="mso-spt202" draw:enhanced-path="M 0 0 L 21600 0 21600 21600 0 21600 0 0 Z N"/>
        </draw:custom-shape>
        <draw:line draw:style-name="gr6" draw:text-style-name="P10" draw:layer="layout" svg:x1="17.299cm" svg:y1="5.001cm" svg:x2="17.304cm" svg:y2="6.5cm">
          <text:p/>
        </draw:line>
        <draw:line draw:style-name="gr6" draw:text-style-name="P10" draw:layer="layout" svg:x1="13.498cm" svg:y1="13.498cm" svg:x2="13.503cm" svg:y2="14.997cm">
          <text:p/>
        </draw:line>
        <draw:line draw:style-name="gr6" draw:text-style-name="P10" draw:layer="layout" svg:x1="12.902cm" svg:y1="10.098cm" svg:x2="10.891cm" svg:y2="10.103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valu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works for enums and structs too</text:span></text:p>
                <text:list text:style-name="L3">
                  <text:list-item>
                    <text:p text:style-name="P7"><text:span text:style-name="T3">but not for arrays (unless the array is inside a struct)</text:span></text:p>
                  </text:list-item>
                </text:list>
              </text:list-item>
            </text:list>
          </draw:text-box>
        </draw:frame>
        <draw:custom-shape draw:style-name="gr5" draw:text-style-name="P2" draw:layer="layout" svg:width="4.599cm" svg:height="1.023cm" svg:x="6.156cm" svg:y="5.124cm">
          <text:p text:style-name="P3"><text:span text:style-name="T8">date.h</text:span></text:p>
          <draw:enhanced-geometry svg:viewBox="0 0 21600 21600" draw:type="mso-spt202" draw:enhanced-path="M 0 0 L 21600 0 21600 21600 0 21600 0 0 Z N"/>
        </draw:custom-shape>
        <draw:custom-shape draw:style-name="gr4" draw:text-style-name="P2" draw:layer="layout" svg:width="18cm" svg:height="7.565cm" svg:x="6.156cm" svg:y="8.925cm">
          <text:p text:style-name="P9"><text:span text:style-name="T6">#include "date.h"</text:span><text:span text:style-name="T6"><text:line-break/></text:span><text:span text:style-name="T7">...</text:span></text:p>
          <text:p text:style-name="P9"><text:span text:style-name="T5">int </text:span><text:span text:style-name="T7">main(</text:span><text:span text:style-name="T5">void</text:span><text:span text:style-name="T7">)</text:span></text:p>
          <text:p text:style-name="P9"><text:span text:style-name="T7">{</text:span></text:p>
          <text:p text:style-name="P9"><text:span text:style-name="T7"><text:s text:c="4"/></text:span><text:span text:style-name="T7">date today = { 2008, april, 10 };</text:span></text:p>
          <text:p text:style-name="P9"><text:span text:style-name="T7"><text:s text:c="4"/></text:span><text:span text:style-name="T7">...</text:span></text:p>
          <text:p text:style-name="P9"><text:span text:style-name="T7"><text:s text:c="4"/></text:span><text:span text:style-name="T7">puts(dayname(today));</text:span></text:p>
          <text:p text:style-name="P9"><text:span text:style-name="T7"><text:s text:c="4"/></text:span></text:p>
          <text:p text:style-name="P9"><text:span text:style-name="T7"><text:s text:c="4"/></text:span><text:span text:style-name="T7">assert(today.year == 2008);</text:span></text:p>
          <text:p text:style-name="P9"><text:span text:style-name="T7"><text:s text:c="4"/></text:span><text:span text:style-name="T7">assert(today.month == april);</text:span></text:p>
          <text:p text:style-name="P9"><text:span text:style-name="T7"><text:s text:c="4"/></text:span><text:span text:style-name="T7">assert(today.day == 10);</text:span></text:p>
          <text:p text:style-name="P9"><text:span text:style-name="T7">}</text:span></text:p>
          <draw:enhanced-geometry svg:viewBox="0 0 21600 21600" draw:type="mso-spt202" draw:enhanced-path="M 0 0 L 21600 0 21600 21600 0 21600 0 0 Z N"/>
        </draw:custom-shape>
        <draw:custom-shape draw:style-name="gr4" draw:text-style-name="P2" draw:layer="layout" svg:width="18cm" svg:height="2.084cm" svg:x="6.156cm" svg:y="6.262cm">
          <text:p text:style-name="P9"><text:span text:style-name="T10">...</text:span></text:p>
          <text:p text:style-name="P9"><text:span text:style-name="T5">const char</text:span><text:span text:style-name="T10"> * dayname(date when);</text:span></text:p>
          <text:p text:style-name="P9"><text:span text:style-name="T10">...</text:span></text:p>
          <draw:enhanced-geometry svg:viewBox="0 0 21600 21600" draw:type="mso-spt202" draw:enhanced-path="M 0 0 L 21600 0 21600 21600 0 21600 0 0 Z N"/>
        </draw:custom-shape>
        <draw:custom-shape draw:style-name="gr10" draw:text-style-name="P2" draw:layer="layout" svg:width="6.375cm" svg:height="2.119cm" svg:x="13.353cm" svg:y="16.611cm">
          <text:p text:style-name="P5"><text:span text:style-name="T23">Thursday</text:span></text:p>
          <draw:enhanced-geometry svg:viewBox="0 0 21600 21600" draw:type="mso-spt202" draw:enhanced-path="M 0 0 L 21600 0 21600 21600 0 21600 0 0 Z N"/>
        </draw:custom-shape>
        <draw:custom-shape draw:style-name="gr5" draw:text-style-name="P2" draw:layer="layout" svg:width="6.998cm" svg:height="1.023cm" svg:x="18.159cm" svg:y="5.124cm">
          <text:p text:style-name="P3"><text:span text:style-name="T8">date when = today;</text:span></text:p>
          <draw:enhanced-geometry svg:viewBox="0 0 21600 21600" draw:type="mso-spt202" draw:enhanced-path="M 0 0 L 21600 0 21600 21600 0 21600 0 0 Z N"/>
        </draw:custom-shape>
        <draw:line draw:style-name="gr18" draw:text-style-name="P10" draw:layer="layout" svg:x1="18.198cm" svg:y1="5.724cm" svg:x2="16.919cm" svg:y2="5.728cm">
          <text:p/>
        </draw:line>
        <draw:line draw:style-name="gr19" draw:text-style-name="P10" draw:layer="layout" svg:x1="16.96cm" svg:y1="5.724cm" svg:x2="16.964cm" svg:y2="6.923cm">
          <text:p/>
        </draw:line>
        <draw:line draw:style-name="gr18" draw:text-style-name="P10" draw:layer="layout" svg:x1="15.959cm" svg:y1="12.925cm" svg:x2="20.959cm" svg:y2="12.929cm">
          <text:p/>
        </draw:line>
        <draw:line draw:style-name="gr18" draw:text-style-name="P10" draw:layer="layout" svg:x1="20.959cm" svg:y1="12.925cm" svg:x2="20.964cm" svg:y2="17.727cm">
          <text:p/>
        </draw:line>
        <draw:line draw:style-name="gr20" draw:text-style-name="P10" draw:layer="layout" svg:x1="20.999cm" svg:y1="17.727cm" svg:x2="19.517cm" svg:y2="17.731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10" draw:style-name="dp1" draw:master-page-name="Default" presentation:presentation-page-layout-name="AL1T1" presentation:use-footer-name="ftr1">
        <draw:frame presentation:style-name="pr7" draw:text-style-name="P4" draw:layer="layout" svg:width="2.5cm" svg:height="13cm" svg:x="0.9cm" svg:y="3.501cm" presentation:class="title" presentation:user-transformed="true">
          <draw:text-box>
            <text:p text:style-name="P5"><text:span text:style-name="T24">ptr to cons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n efficient alternative to pass by copy</text:span></text:p>
                <text:list text:style-name="L3">
                  <text:list-item>
                    <text:p text:style-name="P7"><text:span text:style-name="T3">except that the parameter can be null</text:span></text:p>
                  </text:list-item>
                </text:list>
              </text:list-item>
            </text:list>
          </draw:text-box>
        </draw:frame>
        <draw:custom-shape draw:style-name="gr4" draw:text-style-name="P2" draw:layer="layout" svg:width="18cm" svg:height="2.084cm" svg:x="6.156cm" svg:y="5.706cm">
          <text:p text:style-name="P9"><text:span text:style-name="T10">...</text:span></text:p>
          <text:p text:style-name="P9"><text:span text:style-name="T5">const char</text:span><text:span text:style-name="T10"> * dayname(</text:span><text:span text:style-name="T5">const</text:span><text:span text:style-name="T10"> date * when);</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4.599cm" svg:height="1.023cm" svg:x="5.958cm" svg:y="4.705cm">
          <text:p text:style-name="P3"><text:span text:style-name="T8">date.h</text:span></text:p>
          <draw:enhanced-geometry svg:viewBox="0 0 21600 21600" draw:type="mso-spt202" draw:enhanced-path="M 0 0 L 21600 0 21600 21600 0 21600 0 0 Z N"/>
        </draw:custom-shape>
        <draw:custom-shape draw:style-name="gr5" draw:text-style-name="P2" draw:layer="layout" svg:width="18.001cm" svg:height="1.023cm" svg:x="6.557cm" svg:y="8.705cm">
          <text:p text:style-name="P3"><text:span text:style-name="T25">the </text:span><text:span text:style-name="T8">const</text:span><text:span text:style-name="T25"> here promises that </text:span><text:span text:style-name="T8">dayname</text:span><text:span text:style-name="T25"> wont change *when</text:span></text:p>
          <draw:enhanced-geometry svg:viewBox="0 0 21600 21600" draw:type="mso-spt202" draw:enhanced-path="M 0 0 L 21600 0 21600 21600 0 21600 0 0 Z N"/>
        </draw:custom-shape>
        <draw:line draw:style-name="gr6" draw:text-style-name="P10" draw:layer="layout" svg:x1="15.359cm" svg:y1="8.348cm" svg:x2="15.363cm" svg:y2="7.064cm">
          <text:p/>
        </draw:line>
        <draw:line draw:style-name="gr8" draw:text-style-name="P10" draw:layer="layout" svg:x1="15.398cm" svg:y1="8.308cm" svg:x2="8.519cm" svg:y2="8.312cm">
          <text:p/>
        </draw:line>
        <draw:line draw:style-name="gr8" draw:text-style-name="P10" draw:layer="layout" svg:x1="8.559cm" svg:y1="8.308cm" svg:x2="8.564cm" svg:y2="8.908cm">
          <text:p/>
        </draw:line>
        <draw:custom-shape draw:style-name="gr4" draw:text-style-name="P2" draw:layer="layout" svg:width="18cm" svg:height="6.653cm" svg:x="6.156cm" svg:y="10.526cm">
          <text:p text:style-name="P12"><text:span text:style-name="T6">#include "date.h"</text:span><text:span text:style-name="T6"><text:line-break/></text:span><text:span text:style-name="T7">...</text:span></text:p>
          <text:p text:style-name="P12"><text:span text:style-name="T5">int </text:span><text:span text:style-name="T7">main(</text:span><text:span text:style-name="T5">void</text:span><text:span text:style-name="T7">)</text:span></text:p>
          <text:p text:style-name="P12"><text:span text:style-name="T7">{</text:span></text:p>
          <text:p text:style-name="P12"><text:span text:style-name="T7"><text:s text:c="4"/></text:span><text:span text:style-name="T7">date today = { 2008, april, 10 };</text:span></text:p>
          <text:p text:style-name="P12"><text:span text:style-name="T7"><text:s text:c="4"/></text:span><text:span text:style-name="T7">...</text:span></text:p>
          <text:p text:style-name="P12"><text:span text:style-name="T7"><text:s text:c="4"/></text:span><text:span text:style-name="T7">puts(dayname(&amp;today));</text:span></text:p>
          <text:p text:style-name="P12"><text:span text:style-name="T7"><text:s text:c="4"/></text:span></text:p>
          <text:p text:style-name="P12"><text:span text:style-name="T7"><text:s text:c="4"/></text:span><text:span text:style-name="T7">assert(today.year == 2008);</text:span></text:p>
          <text:p text:style-name="P12"><text:span text:style-name="T7"><text:s text:c="4"/></text:span><text:span text:style-name="T7">assert(today.month == april);</text:span></text:p>
          <text:p text:style-name="P12"><text:span text:style-name="T7"><text:s text:c="4"/></text:span><text:span text:style-name="T7">assert(today.day == 10);</text:span></text:p>
          <text:p text:style-name="P12"><text:span text:style-name="T7">}</text:span></text:p>
          <draw:enhanced-geometry svg:viewBox="0 0 21600 21600" draw:type="mso-spt202" draw:enhanced-path="M 0 0 L 21600 0 21600 21600 0 21600 0 0 Z N"/>
        </draw:custom-shape>
        <draw:custom-shape draw:style-name="gr5" draw:text-style-name="P2" draw:layer="layout" svg:width="11.003cm" svg:height="1.023cm" svg:x="10.358cm" svg:y="4.304cm">
          <text:p text:style-name="P3"><text:span text:style-name="T8">const date * when = &amp;today;</text:span></text:p>
          <draw:enhanced-geometry svg:viewBox="0 0 21600 21600" draw:type="mso-spt202" draw:enhanced-path="M 0 0 L 21600 0 21600 21600 0 21600 0 0 Z N"/>
        </draw:custom-shape>
        <draw:line draw:style-name="gr8" draw:text-style-name="P10" draw:layer="layout" svg:x1="20.201cm" svg:y1="4.904cm" svg:x2="18.521cm" svg:y2="4.908cm">
          <text:p/>
        </draw:line>
        <draw:line draw:style-name="gr6" draw:text-style-name="P10" draw:layer="layout" svg:x1="20.161cm" svg:y1="4.904cm" svg:x2="20.166cm" svg:y2="6.103cm">
          <text:p/>
        </draw:line>
        <draw:custom-shape draw:style-name="gr10" draw:text-style-name="P2" draw:layer="layout" svg:width="6.375cm" svg:height="2.119cm" svg:x="13.353cm" svg:y="17.008cm">
          <text:p text:style-name="P5"><text:span text:style-name="T23">Thursday</text:span></text:p>
          <draw:enhanced-geometry svg:viewBox="0 0 21600 21600" draw:type="mso-spt202" draw:enhanced-path="M 0 0 L 21600 0 21600 21600 0 21600 0 0 Z N"/>
        </draw:custom-shape>
        <draw:line draw:style-name="gr8" draw:text-style-name="P10" draw:layer="layout" svg:x1="20.959cm" svg:y1="14.124cm" svg:x2="20.964cm" svg:y2="18.124cm">
          <text:p/>
        </draw:line>
        <draw:line draw:style-name="gr6" draw:text-style-name="P10" draw:layer="layout" svg:x1="20.999cm" svg:y1="18.124cm" svg:x2="19.517cm" svg:y2="18.128cm">
          <text:p/>
        </draw:line>
        <draw:line draw:style-name="gr8" draw:text-style-name="P10" draw:layer="layout" svg:x1="16.36cm" svg:y1="14.124cm" svg:x2="20.959cm" svg:y2="14.129cm">
          <text:p/>
        </draw:line>
        <draw:custom-shape draw:style-name="gr21" draw:text-style-name="P2" draw:layer="layout" svg:width="20.104cm" svg:height="1.398cm" svg:x="3.4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Of course, the function definition could cast away the constness and change the pointed object! Few things are guaranteed! However, you have to write code with some assumptions and it is better to write code well on the assumption that the code you are calling is also well written rather than the reverse.</text:span></text:p>
              <text:p text:style-name="P8"><text:span text:style-name="T4">Any function parameter that is a pointer could of course be null. If a function definition attempts to dereference a null pointer the result is undefined behaviour. All bets are off!</text:span></text:p>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arameter advic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use f(void) and not f() </text:span></text:p>
              </text:list-item>
              <text:list-item>
                <text:p text:style-name="P6"><text:span text:style-name="T3">pass by plain pointer...</text:span></text:p>
                <text:list text:style-name="L3">
                  <text:list-item>
                    <text:p text:style-name="P7"><text:span text:style-name="T3">when the function needs to change the argument</text:span></text:p>
                  </text:list-item>
                </text:list>
              </text:list-item>
              <text:list-item>
                <text:p text:style-name="P6"><text:span text:style-name="T3"><text:s/></text:span><text:span text:style-name="T3">pass by copy for built in types and enum...</text:span></text:p>
                <text:list text:style-name="L3">
                  <text:list-item>
                    <text:p text:style-name="P7"><text:span text:style-name="T3">they are small and they will stay small</text:span></text:p>
                  </text:list-item>
                  <text:list-item>
                    <text:p text:style-name="P7"><text:span text:style-name="T3">copying is supported at a low level</text:span></text:p>
                  </text:list-item>
                  <text:list-item>
                    <text:p text:style-name="P7"><text:span text:style-name="T3">very fast</text:span></text:p>
                  </text:list-item>
                </text:list>
              </text:list-item>
              <text:list-item>
                <text:p text:style-name="P6"><text:span text:style-name="T3"><text:s/></text:span><text:span text:style-name="T3">for most structs...</text:span></text:p>
                <text:list text:style-name="L3">
                  <text:list-item>
                    <text:p text:style-name="P7"><text:span text:style-name="T3">mimic pass by copy with pointer to const</text:span></text:p>
                  </text:list-item>
                  <text:list-item>
                    <text:p text:style-name="P7"><text:span text:style-name="T3">they are not small and they only get bigger!</text:span></text:p>
                  </text:list-item>
                  <text:list-item>
                    <text:p text:style-name="P7"><text:span text:style-name="T3">very fast to pass, but be aware of indirection cost</text:span></text:p>
                  </text:list-item>
                </text:list>
              </text:list-item>
              <text:list-item>
                <text:p text:style-name="P6"><text:span text:style-name="T3"><text:s/></text:span><text:span text:style-name="T3">for some structs...</text:span></text:p>
                <text:list text:style-name="L3">
                  <text:list-item>
                    <text:p text:style-name="P7"><text:span text:style-name="T3">pass by copy can be OK, occasional optimization</text:span></text:p>
                  </text:list-item>
                </text:list>
              </text:list-item>
            </text:list>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It is a good idea to create a standardized ordering for the declarations that occur in a header file. For example, the order specified on the slide, macro guards (if present) first etc.</text:span></text:p>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24">parameter orde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ist output parameters first</text:span></text:p>
                <text:list text:style-name="L5">
                  <text:list-item>
                    <text:p text:style-name="P7"><text:span text:style-name="T3">loosely mimics assignment</text:span></text:p>
                  </text:list-item>
                </text:list>
              </text:list-item>
            </text:list>
          </draw:text-box>
        </draw:frame>
        <draw:custom-shape draw:style-name="gr4" draw:text-style-name="P2" draw:layer="layout" svg:width="18.204cm" svg:height="0.866cm" svg:x="5.3cm" svg:y="6.297cm">
          <text:p text:style-name="P9"><text:span text:style-name="T5">char </text:span><text:span text:style-name="T7">* strcpy(</text:span><text:span text:style-name="T5">char</text:span><text:span text:style-name="T7"> * dst, </text:span><text:span text:style-name="T5">const char</text:span><text:span text:style-name="T7"> * src);</text:span></text:p>
          <draw:enhanced-geometry svg:viewBox="0 0 21600 21600" draw:type="mso-spt202" draw:enhanced-path="M 0 0 L 21600 0 21600 21600 0 21600 0 0 Z N"/>
        </draw:custom-shape>
        <draw:custom-shape draw:style-name="gr4" draw:text-style-name="P2" draw:layer="layout" svg:width="19.998cm" svg:height="7.957cm" svg:x="5.296cm" svg:y="8.475cm">
          <text:p text:style-name="P12"><text:span text:style-name="T26">#include &lt;string.h&gt;</text:span></text:p>
          <text:p text:style-name="P12"><text:span text:style-name="T26"/></text:p>
          <text:p text:style-name="P12"><text:span text:style-name="T27">...</text:span></text:p>
          <text:p text:style-name="P12"><text:span text:style-name="T27">{</text:span></text:p>
          <text:p text:style-name="P12"><text:span text:style-name="T27"><text:s text:c="4"/></text:span><text:span text:style-name="T28">const char</text:span><text:span text:style-name="T27"> * from = “Hello”;</text:span></text:p>
          <text:p text:style-name="P12"><text:span text:style-name="T27"><text:s text:c="4"/></text:span><text:span text:style-name="T28">char</text:span><text:span text:style-name="T27"> to[128];</text:span></text:p>
          <text:p text:style-name="P12"><text:span text:style-name="T27"><text:s text:c="4"/></text:span><text:span text:style-name="T27">...</text:span></text:p>
          <text:p text:style-name="P12"><text:span text:style-name="T27"><text:s text:c="4"/></text:span><text:span text:style-name="T29">// <text:s text:c="4"/>to = from</text:span></text:p>
          <text:p text:style-name="P12"><text:span text:style-name="T27"><text:s text:c="4"/></text:span><text:span text:style-name="T27">strcpy(to , from);</text:span></text:p>
          <text:p text:style-name="P12"><text:span text:style-name="T27">}</text:span></text:p>
          <draw:enhanced-geometry svg:viewBox="0 0 21600 21600" draw:type="mso-spt202" draw:enhanced-path="M 0 0 L 21600 0 21600 21600 0 21600 0 0 Z N"/>
        </draw:custom-shape>
        <draw:line draw:style-name="gr22" draw:text-style-name="P10" draw:layer="layout" svg:x1="20.999cm" svg:y1="6.006cm" svg:x2="21.004cm" svg:y2="4.498cm">
          <text:p/>
        </draw:line>
        <draw:line draw:style-name="gr22" draw:text-style-name="P10" draw:layer="layout" svg:x1="21.003cm" svg:y1="4.498cm" svg:x2="12.994cm" svg:y2="4.502cm">
          <text:p/>
        </draw:line>
        <draw:line draw:style-name="gr23" draw:text-style-name="P10" draw:layer="layout" svg:x1="13cm" svg:y1="4.498cm" svg:x2="13.004cm" svg:y2="5.997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13" draw:style-name="dp1" draw:master-page-name="Default" presentation:presentation-page-layout-name="AL1T1" presentation:use-footer-name="ftr1">
        <draw:frame presentation:style-name="pr8" draw:text-style-name="P4" draw:layer="layout" svg:width="2.999cm" svg:height="15.5cm" svg:x="0.797cm" svg:y="2.302cm" presentation:class="title" presentation:user-transformed="true">
          <draw:text-box>
            <text:p text:style-name="P5"><text:span text:style-name="T3">top level const?</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6"><text:span text:style-name="T3">makes no sense on a function declaration</text:span></text:p>
              </text:list-item>
            </text:list>
          </draw:text-box>
        </draw:frame>
        <draw:custom-shape draw:style-name="gr4" draw:text-style-name="P2" draw:layer="layout" svg:width="16.4cm" svg:height="2.693cm" svg:x="6.557cm" svg:y="14.036cm">
          <text:p text:style-name="P9"><text:span text:style-name="T5">const char </text:span><text:span text:style-name="T7">* day_suffix(</text:span><text:span text:style-name="T5">const int</text:span><text:span text:style-name="T7"> days)</text:span></text:p>
          <text:p text:style-name="P9"><text:span text:style-name="T7">{</text:span></text:p>
          <text:p text:style-name="P9"><text:span text:style-name="T7"><text:s text:c="4"/></text:span><text:span text:style-name="T7">...</text:span><text:span text:style-name="T7"><text:line-break/></text:span><text:span text:style-name="T7">}</text:span></text:p>
          <draw:enhanced-geometry svg:viewBox="0 0 21600 21600" draw:type="mso-spt202" draw:enhanced-path="M 0 0 L 21600 0 21600 21600 0 21600 0 0 Z N"/>
        </draw:custom-shape>
        <draw:custom-shape draw:style-name="gr4" draw:text-style-name="P2" draw:layer="layout" svg:width="16.4cm" svg:height="0.866cm" svg:x="6.359cm" svg:y="3.836cm">
          <text:p text:style-name="P9"><text:span text:style-name="T5">const char </text:span><text:span text:style-name="T7">* day_suffix(</text:span><text:span text:style-name="T5">const int</text:span><text:span text:style-name="T7"> days);</text:span></text:p>
          <draw:enhanced-geometry svg:viewBox="0 0 21600 21600" draw:type="mso-spt202" draw:enhanced-path="M 0 0 L 21600 0 21600 21600 0 21600 0 0 Z N"/>
        </draw:custom-shape>
        <draw:custom-shape draw:style-name="gr5" draw:text-style-name="P2" draw:layer="layout" svg:width="18.402cm" svg:height="1.785cm" svg:x="6.557cm" svg:y="11.214cm">
          <text:p text:style-name="P3"><text:span text:style-name="T25">the </text:span><text:span text:style-name="T8">const</text:span><text:span text:style-name="T25"> here (on a function definition) is reasonable and states that the function will not change </text:span><text:span text:style-name="T8">days</text:span></text:p>
          <draw:enhanced-geometry svg:viewBox="0 0 21600 21600" draw:type="mso-spt202" draw:enhanced-path="M 0 0 L 21600 0 21600 21600 0 21600 0 0 Z N"/>
        </draw:custom-shape>
        <draw:line draw:style-name="gr6" draw:text-style-name="P10" draw:layer="layout" svg:x1="16.7cm" svg:y1="13cm" svg:x2="16.704cm" svg:y2="14.001cm">
          <text:p/>
        </draw:line>
        <draw:custom-shape draw:style-name="gr5" draw:text-style-name="P2" draw:layer="layout" svg:width="16.202cm" svg:height="1.785cm" svg:x="6.557cm" svg:y="5.834cm">
          <text:p text:style-name="P3"><text:span text:style-name="T25">the </text:span><text:span text:style-name="T8">const</text:span><text:span text:style-name="T25"> here is meaningless</text:span></text:p>
          <text:p text:style-name="P3"><text:span text:style-name="T25">write this instead</text:span></text:p>
          <draw:enhanced-geometry svg:viewBox="0 0 21600 21600" draw:type="mso-spt202" draw:enhanced-path="M 0 0 L 21600 0 21600 21600 0 21600 0 0 Z N"/>
        </draw:custom-shape>
        <draw:line draw:style-name="gr8" draw:text-style-name="P10" draw:layer="layout" svg:x1="15.456cm" svg:y1="6.434cm" svg:x2="16.457cm" svg:y2="6.438cm">
          <text:p/>
        </draw:line>
        <draw:line draw:style-name="gr6" draw:text-style-name="P10" draw:layer="layout" svg:x1="16.501cm" svg:y1="6.403cm" svg:x2="16.506cm" svg:y2="4.895cm">
          <text:p/>
        </draw:line>
        <draw:custom-shape draw:style-name="gr4" draw:text-style-name="P2" draw:layer="layout" svg:width="16.4cm" svg:height="0.866cm" svg:x="6.359cm" svg:y="8.524cm">
          <text:p text:style-name="P9"><text:span text:style-name="T5">const char </text:span><text:span text:style-name="T7">* day_suffix(</text:span><text:span text:style-name="T5">int</text:span><text:span text:style-name="T7"> days);</text:span></text:p>
          <draw:enhanced-geometry svg:viewBox="0 0 21600 21600" draw:type="mso-spt202" draw:enhanced-path="M 0 0 L 21600 0 21600 21600 0 21600 0 0 Z N"/>
        </draw:custom-shape>
        <draw:custom-shape draw:style-name="gr10" draw:text-style-name="P2" draw:layer="layout" svg:width="1.453cm" svg:height="2.797cm" svg:x="22.713cm" svg:y="2.637cm">
          <text:p text:style-name="P5"><text:span text:style-name="T17">?</text:span></text:p>
          <draw:enhanced-geometry svg:viewBox="0 0 21600 21600" draw:type="mso-spt202" draw:enhanced-path="M 0 0 L 21600 0 21600 21600 0 21600 0 0 Z N"/>
        </draw:custom-shape>
        <draw:custom-shape draw:style-name="gr24" draw:text-style-name="P2" draw:layer="layout" svg:width="3.202cm" svg:height="3.295cm" svg:x="22.56cm" svg:y="7.338cm">
          <text:p text:style-name="P3"><text:span text:style-name="T16"></text:span></text:p>
          <draw:enhanced-geometry svg:viewBox="0 0 21600 21600" draw:type="rectangle" draw:enhanced-path="M 0 0 L 21600 0 21600 21600 0 21600 0 0 Z N"/>
        </draw:custom-shape>
        <draw:line draw:style-name="gr8" draw:text-style-name="P10" draw:layer="layout" svg:x1="11.756cm" svg:y1="7.034cm" svg:x2="16.157cm" svg:y2="7.038cm">
          <text:p/>
        </draw:line>
        <draw:line draw:style-name="gr6" draw:text-style-name="P10" draw:layer="layout" svg:x1="16.157cm" svg:y1="7.034cm" svg:x2="16.162cm" svg:y2="8.431cm">
          <text:p/>
        </draw:line>
        <draw:custom-shape draw:style-name="gr10" draw:text-style-name="P2" draw:layer="layout" svg:width="1.453cm" svg:height="2.797cm" svg:x="23.106cm" svg:y="13.727cm">
          <text:p text:style-name="P5"><text:span text:style-name="T17">?</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Using a const modifier on the top level of a parameter does not make sense. For example in fflush(FILE * const stream); the const indicates that stream cannot be modified. But what does this mean? It does not mean the caller's argument since stream is a copy of that. It does not mean stream in the definition of the fflush function since this is its declaration. Note however that in a function </text:span><text:span text:style-name="T21">definition</text:span><text:span text:style-name="T4"> a top level const does make sense. Note also that the linker will happily bind a definition with a top level const as the definition of an equivalent declaration without the top level const.</text:span></text:p>
              <text:p text:style-name="P8"><text:span text:style-name="T12">Note however that C++ is different. C++ allows overloading so in C++ the following two declarations declare different functions:</text:span></text:p>
              <text:p text:style-name="P8"><text:span text:style-name="T12"><text:s text:c="4"/></text:span><text:span text:style-name="T12">extern void f(int);</text:span></text:p>
              <text:p text:style-name="P8"><text:span text:style-name="T12"><text:s text:c="4"/></text:span><text:span text:style-name="T12">extern void f(const int);</text:span></text:p>
              <text:p text:style-name="P8"><text:span text:style-name="T12">In C they declare the same function (it is just that the later says a bit more than the former).</text:span></text:p>
            </draw:text-box>
          </draw:frame>
        </presentation:notes>
      </draw:page>
      <draw:page draw:name="page14" draw:style-name="dp1" draw:master-page-name="Default" presentation:presentation-page-layout-name="AL1T1" presentation:use-footer-name="ftr1">
        <draw:frame presentation:style-name="pr9" draw:text-style-name="P4" draw:layer="layout" svg:width="2.676cm" svg:height="17.14cm" svg:x="0.9cm" svg:y="2.108cm" presentation:class="title" presentation:user-transformed="true">
          <draw:text-box>
            <text:p text:style-name="P5"><text:span text:style-name="T3">register variable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speed optimization hint to the compiler</text:span></text:p>
                <text:list text:style-name="L3">
                  <text:list-item>
                    <text:p text:style-name="P7"><text:span text:style-name="T3">compiler will use registers as best it can anyway</text:span></text:p>
                  </text:list-item>
                  <text:list-item>
                    <text:p text:style-name="P7"><text:span text:style-name="T3">effect is implementation defined</text:span></text:p>
                  </text:list-item>
                  <text:list-item>
                    <text:p text:style-name="P7"><text:span text:style-name="T3">register variables can't have their address taken</text:span></text:p>
                  </text:list-item>
                </text:list>
              </text:list-item>
            </text:list>
          </draw:text-box>
        </draw:frame>
        <draw:custom-shape draw:style-name="gr4" draw:text-style-name="P2" draw:layer="layout" svg:width="19.002cm" svg:height="11.219cm" svg:x="5.759cm" svg:y="6.716cm">
          <text:p text:style-name="P9"><text:span text:style-name="T5">void </text:span><text:span text:style-name="T7">send(</text:span><text:span text:style-name="T5">register short</text:span><text:span text:style-name="T7"> * to, </text:span></text:p>
          <text:p text:style-name="P9"><text:span text:style-name="T5"><text:s text:c="10"/></text:span><text:span text:style-name="T5">register short</text:span><text:span text:style-name="T7"> * from, </text:span></text:p>
          <text:p text:style-name="P9"><text:span text:style-name="T5"><text:s text:c="10"/></text:span><text:span text:style-name="T5">register int</text:span><text:span text:style-name="T7"> count)</text:span></text:p>
          <text:p text:style-name="P9"><text:span text:style-name="T7">{</text:span><text:span text:style-name="T7"><text:line-break/></text:span><text:span text:style-name="T7"> <text:s text:c="3"/></text:span><text:span text:style-name="T5">register</text:span><text:span text:style-name="T7"> </text:span><text:span text:style-name="T5">int</text:span><text:span text:style-name="T7"> n = (count + 7) / 8; </text:span></text:p>
          <text:p text:style-name="P9"><text:span text:style-name="T5"><text:s text:c="4"/></text:span><text:span text:style-name="T5">switch</text:span><text:span text:style-name="T7"> (count % 8)</text:span></text:p>
          <text:p text:style-name="P9"><text:span text:style-name="T7"><text:s text:c="4"/></text:span><text:span text:style-name="T7">{</text:span></text:p>
          <text:p text:style-name="P9"><text:span text:style-name="T7"><text:s text:c="4"/></text:span><text:span text:style-name="T5">case</text:span><text:span text:style-name="T7"> 0 : </text:span><text:span text:style-name="T5">do</text:span><text:span text:style-name="T7"> { <text:s/>*to++ = *from++;</text:span></text:p>
          <text:p text:style-name="P9"><text:span text:style-name="T5"><text:s text:c="4"/></text:span><text:span text:style-name="T5">case</text:span><text:span text:style-name="T7"> 7 : <text:s text:c="6"/>*to++ = *from++;</text:span></text:p>
          <text:p text:style-name="P9"><text:span text:style-name="T7"><text:s text:c="4"/></text:span><text:span text:style-name="T5">case</text:span><text:span text:style-name="T7"> 6 : <text:s text:c="6"/>*to++ = *from++;</text:span></text:p>
          <text:p text:style-name="P9"><text:span text:style-name="T7"><text:s text:c="4"/></text:span><text:span text:style-name="T5">case</text:span><text:span text:style-name="T7"> 5 : <text:s text:c="6"/>*to++ = *from++;</text:span></text:p>
          <text:p text:style-name="P9"><text:span text:style-name="T7"><text:s text:c="4"/></text:span><text:span text:style-name="T5">case</text:span><text:span text:style-name="T7"> 4 : <text:s text:c="6"/>*to++ = *from++;</text:span></text:p>
          <text:p text:style-name="P9"><text:span text:style-name="T7"><text:s text:c="4"/></text:span><text:span text:style-name="T5">case</text:span><text:span text:style-name="T7"> 3 : <text:s text:c="6"/>*to++ = *from++;</text:span></text:p>
          <text:p text:style-name="P9"><text:span text:style-name="T5"><text:s text:c="4"/></text:span><text:span text:style-name="T5">case</text:span><text:span text:style-name="T7"> 2 : <text:s text:c="6"/>*to++ = *from++;</text:span></text:p>
          <text:p text:style-name="P9"><text:span text:style-name="T5"><text:s text:c="4"/></text:span><text:span text:style-name="T5">case</text:span><text:span text:style-name="T7"> 1 : <text:s text:c="6"/>*to++ = *from++;</text:span></text:p>
          <text:p text:style-name="P9"><text:span text:style-name="T7"><text:s text:c="16"/></text:span><text:span text:style-name="T7">} </text:span><text:span text:style-name="T5">while</text:span><text:span text:style-name="T7"> (--n &gt; 0);</text:span></text:p>
          <text:p text:style-name="P9"><text:span text:style-name="T7"><text:s text:c="4"/></text:span><text:span text:style-name="T7">}</text:span></text:p>
          <text:p text:style-name="P9"><text:span text:style-name="T7">}</text:span></text:p>
          <draw:enhanced-geometry svg:viewBox="0 0 21600 21600" draw:type="mso-spt202" draw:enhanced-path="M 0 0 L 21600 0 21600 21600 0 21600 0 0 Z N"/>
        </draw:custom-shape>
        <draw:custom-shape draw:style-name="gr10" draw:text-style-name="P2" draw:layer="layout" svg:width="1.453cm" svg:height="2.797cm" svg:x="22.758cm" svg:y="14.526cm">
          <text:p text:style-name="P5"><text:span text:style-name="T17">?</text:span></text:p>
          <draw:enhanced-geometry svg:viewBox="0 0 21600 21600" draw:type="mso-spt202" draw:enhanced-path="M 0 0 L 21600 0 21600 21600 0 21600 0 0 Z N"/>
        </draw:custom-shape>
        <draw:custom-shape draw:style-name="gr10" draw:text-style-name="P2" draw:layer="layout" svg:width="1.453cm" svg:height="2.797cm" svg:x="21.757cm" svg:y="14.526cm">
          <text:p text:style-name="P5"><text:span text:style-name="T17">?</text:span></text:p>
          <draw:enhanced-geometry svg:viewBox="0 0 21600 21600" draw:type="mso-spt202" draw:enhanced-path="M 0 0 L 21600 0 21600 21600 0 21600 0 0 Z N"/>
        </draw:custom-shape>
        <draw:frame draw:style-name="gr25" draw:text-style-name="P10" draw:layer="layout" svg:width="2.601cm" svg:height="2.8cm" svg:x="21.758cm" svg:y="7.126cm">
          <draw:image xlink:href="Pictures/200000AF00003FC50000455AABB33498.wmf" xlink:type="simple" xlink:show="embed" xlink:actuate="onLoad">
            <text:p/>
          </draw:image>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Like const, register makes sense for function definitions but not for function declarations.</text:span></text:p>
              <text:p text:style-name="P8"><text:span text:style-name="T12">The storage-class specifier register (and auto) cannot appear in the declaration specifiers in an external declaration:</text:span></text:p>
              <text:p text:style-name="P8"><text:span text:style-name="T12"><text:s text:c="4"/></text:span><text:span text:style-name="T12">register extern int * p; // constraint-violation</text:span></text:p>
              <text:p text:style-name="P8"><text:span text:style-name="T12">The constraint that a register variable cannot have its address taken applies to all parts of the object. For example, if v is an array register variable then you cannot use any of the following in an expression:</text:span></text:p>
              <text:list text:style-name="L6">
                <text:list-item>
                  <text:list>
                    <text:list-item>
                      <text:p text:style-name="P8"><text:span text:style-name="T30"><text:s text:c="4"/></text:span><text:span text:style-name="T30">v <text:s/>- since the name of an array decays into a pointer to its initial element.</text:span></text:p>
                    </text:list-item>
                    <text:list-item>
                      <text:p text:style-name="P8"><text:span text:style-name="T30"><text:s text:c="4"/></text:span><text:span text:style-name="T30">v[n] – since this is just a shorthand for *(v + n) and this specified v again</text:span></text:p>
                    </text:list-item>
                  </text:list>
                </text:list-item>
              </text:list>
              <text:p text:style-name="P8"><text:span text:style-name="T12">In fact the only operator that could be applied to a register array variable is sizeof.</text:span></text:p>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24">static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local variable with static storage class</text:span></text:p>
                <text:list text:style-name="L3">
                  <text:list-item>
                    <text:p text:style-name="P7"><text:span text:style-name="T3">a local variable with 'infinite' lifetime</text:span></text:p>
                  </text:list-item>
                  <text:list-item>
                    <text:p text:style-name="P7"><text:span text:style-name="T3">best avoided – subtle and hurts thread safety</text:span></text:p>
                  </text:list-item>
                  <text:list-item>
                    <text:p text:style-name="P7"><text:span text:style-name="T3">but ok for naming magic numbers (as are enums)</text:span></text:p>
                  </text:list-item>
                </text:list>
              </text:list-item>
            </text:list>
          </draw:text-box>
        </draw:frame>
        <draw:custom-shape draw:style-name="gr4" draw:text-style-name="P2" draw:layer="layout" svg:width="15.602cm" svg:height="3.302cm" svg:x="6.557cm" svg:y="6.875cm">
          <text:p text:style-name="P9"><text:span text:style-name="T5">int </text:span><text:span text:style-name="T7">remembers(</text:span><text:span text:style-name="T5">void</text:span><text:span text:style-name="T7">)</text:span></text:p>
          <text:p text:style-name="P9"><text:span text:style-name="T7">{</text:span><text:span text:style-name="T7"><text:line-break/></text:span><text:span text:style-name="T7"> <text:s text:c="3"/></text:span><text:span text:style-name="T5">static int </text:span><text:span text:style-name="T7">count = 0;</text:span></text:p>
          <text:p text:style-name="P9"><text:span text:style-name="T7"><text:s text:c="4"/></text:span><text:span text:style-name="T5">return</text:span><text:span text:style-name="T7"> ++count;</text:span></text:p>
          <text:p text:style-name="P9"><text:span text:style-name="T7">}</text:span></text:p>
          <draw:enhanced-geometry svg:viewBox="0 0 21600 21600" draw:type="mso-spt202" draw:enhanced-path="M 0 0 L 21600 0 21600 21600 0 21600 0 0 Z N"/>
        </draw:custom-shape>
        <draw:g>
          <draw:custom-shape draw:style-name="gr15" draw:text-style-name="P2" draw:layer="layout" svg:width="0.944cm" svg:height="1.045cm" draw:transform="rotate (0.10471975511964) translate (19.809cm 6.684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5" draw:text-style-name="P2" draw:layer="layout" svg:width="1.081cm" svg:height="1.667cm" draw:transform="rotate (0.10471975511964) translate (20.434cm 6.367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5" draw:text-style-name="P2" draw:layer="layout" svg:width="0.569cm" svg:height="1.561cm" draw:transform="rotate (0.10471975511964) translate (20.068cm 7.786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5" draw:text-style-name="P2" draw:layer="layout" svg:width="0.864cm" svg:height="1.204cm" draw:transform="rotate (0.10471975511964) translate (19.483cm 7.88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5" draw:text-style-name="P2" draw:layer="layout" svg:width="1.054cm" svg:height="1.944cm" draw:transform="rotate (0.10471975511964) translate (19.392cm 9.259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5" draw:text-style-name="P2" draw:layer="layout" svg:width="0.706cm" svg:height="1.98cm" draw:transform="rotate (0.10471975511964) translate (20.359cm 9.13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custom-shape draw:style-name="gr10" draw:text-style-name="P2" draw:layer="layout" svg:width="1.453cm" svg:height="2.797cm" svg:x="22.96cm" svg:y="7.373cm">
          <text:p text:style-name="P5"><text:span text:style-name="T17">?</text:span></text:p>
          <draw:enhanced-geometry svg:viewBox="0 0 21600 21600" draw:type="mso-spt202" draw:enhanced-path="M 0 0 L 21600 0 21600 21600 0 21600 0 0 Z N"/>
        </draw:custom-shape>
        <draw:custom-shape draw:style-name="gr4" draw:text-style-name="P2" draw:layer="layout" svg:width="19.205cm" svg:height="6.347cm" svg:x="6.557cm" svg:y="11.324cm">
          <text:p text:style-name="P9"><text:span text:style-name="T5">void </text:span><text:span text:style-name="T7">send(</text:span><text:span text:style-name="T5">short</text:span><text:span text:style-name="T7"> * to, </text:span><text:span text:style-name="T5">short</text:span><text:span text:style-name="T7"> * from, </text:span><text:span text:style-name="T5">int</text:span><text:span text:style-name="T7"> count)</text:span></text:p>
          <text:p text:style-name="P9"><text:span text:style-name="T7">{</text:span></text:p>
          <text:p text:style-name="P9"><text:span text:style-name="T7"><text:s text:c="4"/></text:span><text:span text:style-name="T5">static const int</text:span><text:span text:style-name="T7"> unrolled = 8;</text:span><text:span text:style-name="T7"><text:line-break/></text:span><text:span text:style-name="T7"/></text:p>
          <text:p text:style-name="P9"><text:span text:style-name="T7"><text:s text:c="4"/></text:span><text:span text:style-name="T5">int</text:span><text:span text:style-name="T7"> n = (count + unrolled - 1) / unrolled; </text:span></text:p>
          <text:p text:style-name="P9"><text:span text:style-name="T5"><text:s text:c="4"/></text:span><text:span text:style-name="T5">switch</text:span><text:span text:style-name="T7"> (count % unrolled)</text:span></text:p>
          <text:p text:style-name="P9"><text:span text:style-name="T7"><text:s text:c="4"/></text:span><text:span text:style-name="T7">{</text:span></text:p>
          <text:p text:style-name="P9"><text:span text:style-name="T7"><text:s text:c="8"/></text:span><text:span text:style-name="T7">...</text:span></text:p>
          <text:p text:style-name="P9"><text:span text:style-name="T7"><text:s text:c="4"/></text:span><text:span text:style-name="T7">}</text:span></text:p>
          <text:p text:style-name="P9"><text:span text:style-name="T7">}</text:span></text:p>
          <draw:enhanced-geometry svg:viewBox="0 0 21600 21600" draw:type="mso-spt202" draw:enhanced-path="M 0 0 L 21600 0 21600 21600 0 21600 0 0 Z N"/>
        </draw:custom-shape>
        <draw:custom-shape draw:style-name="gr26" draw:text-style-name="P2" draw:layer="layout" svg:width="14.199cm" svg:height="1.402cm" svg:x="7.157cm" svg:y="12.3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The remembers function returns the number of times it has been called!</text:span></text:p>
              <text:p text:style-name="P8"><text:span text:style-name="T4">Beware, there are significant subtleties and re-entrancy issues with functions that retain state.</text:span></text:p>
            </draw:text-box>
          </draw:frame>
        </presentation:notes>
      </draw:page>
      <draw:page draw:name="page1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inking</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linker links the use of an identifier in one file with its definition in another file</text:span></text:p>
                <text:list text:style-name="L3">
                  <text:list-item>
                    <text:p text:style-name="P7"><text:span text:style-name="T3">an identifier is made available to the linker by giving it external linkage (the default) using the extern keyword</text:span></text:p>
                  </text:list-item>
                  <text:list-item>
                    <text:p text:style-name="P7"><text:span text:style-name="T3">an identifier is hidden from the linker by giving it internal linkage using the static keyword</text:span></text:p>
                  </text:list-item>
                </text:list>
              </text:list-item>
            </text:list>
          </draw:text-box>
        </draw:frame>
        <draw:custom-shape draw:style-name="gr27" draw:text-style-name="P2" draw:layer="layout" svg:width="5.001cm" svg:height="7.201cm" svg:x="12.559cm" svg:y="9.512cm">
          <text:p/>
          <draw:enhanced-geometry svg:viewBox="0 0 21600 21600" draw:type="rectangle" draw:enhanced-path="M 0 0 L 21600 0 21600 21600 0 21600 0 0 Z N"/>
        </draw:custom-shape>
        <draw:custom-shape draw:style-name="gr28" draw:text-style-name="P2" draw:layer="layout" svg:width="1.601cm" svg:height="2.201cm" svg:x="14.358cm" svg:y="10.5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2" draw:layer="layout" svg:width="1.601cm" svg:height="1.6cm" svg:x="14.358cm" svg:y="14.3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7" draw:text-style-name="P2" draw:layer="layout" svg:width="5cm" svg:height="3.801cm" svg:x="6.359cm" svg:y="14.31cm">
          <text:p/>
          <draw:enhanced-geometry svg:viewBox="0 0 21600 21600" draw:type="rectangle" draw:enhanced-path="M 0 0 L 21600 0 21600 21600 0 21600 0 0 Z N"/>
        </draw:custom-shape>
        <draw:custom-shape draw:style-name="gr30" draw:text-style-name="P2" draw:layer="layout" svg:width="1.6cm" svg:height="2.201cm" svg:x="7.96cm" svg:y="15.11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2" draw:layer="layout" svg:width="5.001cm" svg:height="3.598cm" svg:x="19.557cm" svg:y="9.891cm">
          <text:p/>
          <draw:enhanced-geometry svg:viewBox="0 0 21600 21600" draw:type="rectangle" draw:enhanced-path="M 0 0 L 21600 0 21600 21600 0 21600 0 0 Z N"/>
        </draw:custom-shape>
        <draw:custom-shape draw:style-name="gr31" draw:text-style-name="P2" draw:layer="layout" svg:width="1.601cm" svg:height="1.601cm" svg:x="21.158cm" svg:y="11.0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18" draw:text-style-name="P10" draw:layer="layout" svg:x1="8.758cm" svg:y1="15.165cm" svg:x2="8.762cm" svg:y2="11.271cm">
          <text:p/>
        </draw:line>
        <draw:line draw:style-name="gr32" draw:text-style-name="P10" draw:layer="layout" svg:x1="8.758cm" svg:y1="11.311cm" svg:x2="14.16cm" svg:y2="11.315cm">
          <text:p/>
        </draw:line>
        <draw:custom-shape draw:style-name="gr5" draw:text-style-name="P2" draw:layer="layout" svg:width="4.599cm" svg:height="1.023cm" svg:x="6.156cm" svg:y="13.309cm">
          <text:p text:style-name="P3"><text:span text:style-name="T8">use</text:span></text:p>
          <draw:enhanced-geometry svg:viewBox="0 0 21600 21600" draw:type="mso-spt202" draw:enhanced-path="M 0 0 L 21600 0 21600 21600 0 21600 0 0 Z N"/>
        </draw:custom-shape>
        <draw:custom-shape draw:style-name="gr5" draw:text-style-name="P2" draw:layer="layout" svg:width="4.599cm" svg:height="1.023cm" svg:x="19.557cm" svg:y="13.494cm">
          <text:p text:style-name="P3"><text:span text:style-name="T8">use</text:span></text:p>
          <draw:enhanced-geometry svg:viewBox="0 0 21600 21600" draw:type="mso-spt202" draw:enhanced-path="M 0 0 L 21600 0 21600 21600 0 21600 0 0 Z N"/>
        </draw:custom-shape>
        <draw:custom-shape draw:style-name="gr5" draw:text-style-name="P2" draw:layer="layout" svg:width="4.6cm" svg:height="1.023cm" svg:x="12.96cm" svg:y="13.309cm">
          <text:p text:style-name="P3"><text:span text:style-name="T31">internal</text:span></text:p>
          <draw:enhanced-geometry svg:viewBox="0 0 21600 21600" draw:type="mso-spt202" draw:enhanced-path="M 0 0 L 21600 0 21600 21600 0 21600 0 0 Z N"/>
        </draw:custom-shape>
        <draw:custom-shape draw:style-name="gr5" draw:text-style-name="P2" draw:layer="layout" svg:width="4.6cm" svg:height="1.023cm" svg:x="12.96cm" svg:y="9.512cm">
          <text:p text:style-name="P3"><text:span text:style-name="T31">external</text:span></text:p>
          <draw:enhanced-geometry svg:viewBox="0 0 21600 21600" draw:type="mso-spt202" draw:enhanced-path="M 0 0 L 21600 0 21600 21600 0 21600 0 0 Z N"/>
        </draw:custom-shape>
        <draw:line draw:style-name="gr33" draw:text-style-name="P10" draw:layer="layout" svg:x1="21.96cm" svg:y1="12.709cm" svg:x2="21.965cm" svg:y2="15.311cm">
          <text:p/>
        </draw:line>
        <draw:line draw:style-name="gr34" draw:text-style-name="P10" draw:layer="layout" svg:x1="21.999cm" svg:y1="15.311cm" svg:x2="18.52cm" svg:y2="15.315cm">
          <text:p/>
        </draw:line>
        <draw:custom-shape draw:style-name="gr24" draw:text-style-name="P2" draw:layer="layout" svg:width="3.201cm" svg:height="3.295cm" svg:x="6.359cm" svg:y="10.111cm">
          <text:p text:style-name="P3"><text:span text:style-name="T16"></text:span></text:p>
          <draw:enhanced-geometry svg:viewBox="0 0 21600 21600" draw:type="rectangle" draw:enhanced-path="M 0 0 L 21600 0 21600 21600 0 21600 0 0 Z N"/>
        </draw:custom-shape>
        <draw:custom-shape draw:style-name="gr24" draw:text-style-name="P2" draw:layer="layout" svg:width="3.418cm" svg:height="2.787cm" svg:x="21.541cm" svg:y="14.526cm">
          <text:p text:style-name="P3"><text:span text:style-name="T32"></text:span></text:p>
          <draw:enhanced-geometry svg:viewBox="0 0 21600 21600" draw:type="rectangle" draw:enhanced-path="M 0 0 L 21600 0 21600 21600 0 21600 0 0 Z N"/>
        </draw:custom-shape>
        <draw:custom-shape draw:style-name="gr5" draw:text-style-name="P2" draw:layer="layout" svg:width="3.598cm" svg:height="1.023cm" svg:x="20.761cm" svg:y="16.312cm">
          <text:p text:style-name="P3"><text:span text:style-name="T8">linker error</text:span></text:p>
          <draw:enhanced-geometry svg:viewBox="0 0 21600 21600" draw:type="mso-spt202" draw:enhanced-path="M 0 0 L 21600 0 21600 21600 0 21600 0 0 Z N"/>
        </draw:custom-shape>
        <draw:custom-shape draw:style-name="gr5" draw:text-style-name="P2" draw:layer="layout" svg:width="4.599cm" svg:height="1.023cm" svg:x="12.559cm" svg:y="16.894cm">
          <text:p text:style-name="P3"><text:span text:style-name="T8">definitions</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17" draw:style-name="dp1" draw:master-page-name="Default" presentation:presentation-page-layout-name="AL1T1" presentation:use-footer-name="ftr1">
        <draw:frame presentation:style-name="pr7" draw:text-style-name="P4" draw:layer="layout" svg:width="2.5cm" svg:height="15.999cm" svg:x="1.001cm" svg:y="2.199cm" presentation:class="title" presentation:user-transformed="true">
          <draw:text-box>
            <text:p text:style-name="P5"><text:span text:style-name="T3">function linkag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function declarations</text:span></text:p>
                <text:list text:style-name="L3">
                  <text:list-item>
                    <text:p text:style-name="P7"><text:span text:style-name="T3">default to external linkage</text:span></text:p>
                  </text:list-item>
                  <text:list-item>
                    <text:p text:style-name="P7"><text:span text:style-name="T3">extern keyword makes default explicit</text:span></text:p>
                  </text:list-item>
                </text:list>
              </text:list-item>
            </text:list>
          </draw:text-box>
        </draw:frame>
        <draw:custom-shape draw:style-name="gr4" draw:text-style-name="P2" draw:layer="layout" svg:width="20.002cm" svg:height="2.693cm" svg:x="5.358cm" svg:y="7.523cm">
          <text:p text:style-name="P9"><text:span text:style-name="T10">...</text:span></text:p>
          <text:p text:style-name="P9"><text:span text:style-name="T5">struct</text:span><text:span text:style-name="T10"> tm * localtime(</text:span><text:span text:style-name="T5">const</text:span><text:span text:style-name="T10"> time_t * when);</text:span></text:p>
          <text:p text:style-name="P9"><text:span text:style-name="T10">time_t time(time_t * when);</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4.6cm" svg:height="1.023cm" svg:x="5.159cm" svg:y="6.526cm">
          <text:p text:style-name="P3"><text:span text:style-name="T8">time.h</text:span></text:p>
          <draw:enhanced-geometry svg:viewBox="0 0 21600 21600" draw:type="mso-spt202" draw:enhanced-path="M 0 0 L 21600 0 21600 21600 0 21600 0 0 Z N"/>
        </draw:custom-shape>
        <draw:custom-shape draw:style-name="gr4" draw:text-style-name="P2" draw:layer="layout" svg:width="20.201cm" svg:height="2.693cm" svg:x="5.561cm" svg:y="13.035cm">
          <text:p text:style-name="P9"><text:span text:style-name="T10">...</text:span></text:p>
          <text:p text:style-name="P9"><text:span text:style-name="T5">extern struct</text:span><text:span text:style-name="T10"> tm * localtime(</text:span><text:span text:style-name="T5">const</text:span><text:span text:style-name="T10"> time_t * when);</text:span></text:p>
          <text:p text:style-name="P9"><text:span text:style-name="T5">extern </text:span><text:span text:style-name="T10">time_t time(time_t * when);</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4.599cm" svg:height="1.023cm" svg:x="19.359cm" svg:y="10.927cm">
          <text:p text:style-name="P3"><text:span text:style-name="T8">equivalent</text:span></text:p>
          <draw:enhanced-geometry svg:viewBox="0 0 21600 21600" draw:type="mso-spt202" draw:enhanced-path="M 0 0 L 21600 0 21600 21600 0 21600 0 0 Z N"/>
        </draw:custom-shape>
        <draw:custom-shape draw:style-name="gr24" draw:text-style-name="P2" draw:layer="layout" svg:width="3.201cm" svg:height="3.295cm" svg:x="3.356cm" svg:y="7.435cm">
          <text:p text:style-name="P3"><text:span text:style-name="T16"></text:span></text:p>
          <draw:enhanced-geometry svg:viewBox="0 0 21600 21600" draw:type="rectangle" draw:enhanced-path="M 0 0 L 21600 0 21600 21600 0 21600 0 0 Z N"/>
        </draw:custom-shape>
        <draw:custom-shape draw:style-name="gr5" draw:text-style-name="P2" draw:layer="layout" svg:width="7.201cm" svg:height="1.023cm" svg:x="5.362cm" svg:y="11.924cm">
          <text:p text:style-name="P3"><text:span text:style-name="T8">time.h</text:span></text:p>
          <draw:enhanced-geometry svg:viewBox="0 0 21600 21600" draw:type="mso-spt202" draw:enhanced-path="M 0 0 L 21600 0 21600 21600 0 21600 0 0 Z N"/>
        </draw:custom-shape>
        <draw:custom-shape draw:style-name="gr35" draw:text-style-name="P2" draw:layer="layout" svg:width="1.803cm" svg:height="3.4cm" svg:x="22.362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2" draw:layer="layout" svg:width="1.453cm" svg:height="2.797cm" svg:x="3.955cm" svg:y="12.925cm">
          <text:p text:style-name="P5"><text:span text:style-name="T17">?</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18" draw:style-name="dp1" draw:master-page-name="Default" presentation:presentation-page-layout-name="AL1T1" presentation:use-footer-name="ftr1">
        <draw:frame presentation:style-name="pr7" draw:text-style-name="P4" draw:layer="layout" svg:width="2.5cm" svg:height="15.5cm" svg:x="1.001cm" svg:y="2.302cm" presentation:class="title" presentation:user-transformed="true">
          <draw:text-box>
            <text:p text:style-name="P5"><text:span text:style-name="T3">function linkag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function definitions</text:span></text:p>
                <text:list text:style-name="L3">
                  <text:list-item>
                    <text:p text:style-name="P7"><text:span text:style-name="T3">default to external linkage</text:span></text:p>
                  </text:list-item>
                  <text:list-item>
                    <text:p text:style-name="P7"><text:span text:style-name="T3">use static keyword for internal linkage</text:span></text:p>
                  </text:list-item>
                </text:list>
              </text:list-item>
            </text:list>
          </draw:text-box>
        </draw:frame>
        <draw:custom-shape draw:style-name="gr4" draw:text-style-name="P2" draw:layer="layout" svg:width="15.844cm" svg:height="3.911cm" svg:x="7.113cm" svg:y="14.124cm">
          <text:p text:style-name="P9"><text:span text:style-name="T5">static void </text:span><text:span text:style-name="T10">hidden(time_t * when);</text:span></text:p>
          <text:p text:style-name="P9"><text:span text:style-name="T10"/></text:p>
          <text:p text:style-name="P9"><text:span text:style-name="T5">static void</text:span><text:span text:style-name="T10"> hidden(time_t * when)</text:span></text:p>
          <text:p text:style-name="P9"><text:span text:style-name="T10">{ </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4.599cm" svg:height="1.023cm" svg:x="6.91cm" svg:y="13.123cm">
          <text:p text:style-name="P3"><text:span text:style-name="T8">source.c</text:span></text:p>
          <draw:enhanced-geometry svg:viewBox="0 0 21600 21600" draw:type="mso-spt202" draw:enhanced-path="M 0 0 L 21600 0 21600 21600 0 21600 0 0 Z N"/>
        </draw:custom-shape>
        <draw:custom-shape draw:style-name="gr4" draw:text-style-name="P2" draw:layer="layout" svg:width="15.999cm" svg:height="2.693cm" svg:x="6.914cm" svg:y="5.922cm">
          <text:p text:style-name="P9"><text:span text:style-name="T10">time_t time(time_t * when)</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4.599cm" svg:height="1.023cm" svg:x="6.716cm" svg:y="4.926cm">
          <text:p text:style-name="P3"><text:span text:style-name="T8">time.c</text:span></text:p>
          <draw:enhanced-geometry svg:viewBox="0 0 21600 21600" draw:type="mso-spt202" draw:enhanced-path="M 0 0 L 21600 0 21600 21600 0 21600 0 0 Z N"/>
        </draw:custom-shape>
        <draw:custom-shape draw:style-name="gr4" draw:text-style-name="P2" draw:layer="layout" svg:width="15.844cm" svg:height="2.693cm" svg:x="7.117cm" svg:y="10.037cm">
          <text:p text:style-name="P9"><text:span text:style-name="T5">extern </text:span><text:span text:style-name="T10">time_t time(time_t * when)</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4.599cm" svg:height="1.023cm" svg:x="18.314cm" svg:y="8.727cm">
          <text:p text:style-name="P3"><text:span text:style-name="T8">equivalent</text:span></text:p>
          <draw:enhanced-geometry svg:viewBox="0 0 21600 21600" draw:type="mso-spt202" draw:enhanced-path="M 0 0 L 21600 0 21600 21600 0 21600 0 0 Z N"/>
        </draw:custom-shape>
        <draw:custom-shape draw:style-name="gr24" draw:text-style-name="P2" draw:layer="layout" svg:width="3.202cm" svg:height="3.295cm" svg:x="4.555cm" svg:y="5.834cm">
          <text:p text:style-name="P3"><text:span text:style-name="T16"></text:span></text:p>
          <draw:enhanced-geometry svg:viewBox="0 0 21600 21600" draw:type="rectangle" draw:enhanced-path="M 0 0 L 21600 0 21600 21600 0 21600 0 0 Z N"/>
        </draw:custom-shape>
        <draw:custom-shape draw:style-name="gr5" draw:text-style-name="P2" draw:layer="layout" svg:width="7.201cm" svg:height="1.023cm" svg:x="6.919cm" svg:y="8.925cm">
          <text:p text:style-name="P3"><text:span text:style-name="T8">time.c</text:span></text:p>
          <draw:enhanced-geometry svg:viewBox="0 0 21600 21600" draw:type="mso-spt202" draw:enhanced-path="M 0 0 L 21600 0 21600 21600 0 21600 0 0 Z N"/>
        </draw:custom-shape>
        <draw:custom-shape draw:style-name="gr35" draw:text-style-name="P2" draw:layer="layout" svg:width="1.803cm" svg:height="2.597cm" svg:x="21.114cm" svg:y="8.1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 draw:layer="layout" svg:width="3.202cm" svg:height="3.295cm" svg:x="4.555cm" svg:y="14.433cm">
          <text:p text:style-name="P3"><text:span text:style-name="T16"></text:span></text:p>
          <draw:enhanced-geometry svg:viewBox="0 0 21600 21600" draw:type="rectangle" draw:enhanced-path="M 0 0 L 21600 0 21600 21600 0 21600 0 0 Z N"/>
        </draw:custom-shape>
        <draw:custom-shape draw:style-name="gr10" draw:text-style-name="P2" draw:layer="layout" svg:width="1.453cm" svg:height="2.797cm" svg:x="4.956cm" svg:y="10.125cm">
          <text:p text:style-name="P5"><text:span text:style-name="T17">?</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The linkage of an identifier is not part of its type. For example, a function pointer with external linkage can point to a function with internal linkage.</text:span></text:p>
            </draw:text-box>
          </draw:frame>
        </presentation:notes>
      </draw:page>
      <draw:page draw:name="page1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ata linkag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without a storage class or an initializer</text:span></text:p>
                <text:list text:style-name="L3">
                  <text:list-item>
                    <text:p text:style-name="P7"><text:span text:style-name="T3">the definition is tentative – and can be repeated</text:span></text:p>
                  </text:list-item>
                  <text:list-item>
                    <text:p text:style-name="P7"><text:span text:style-name="T3">this is confusing and not compatible with C++</text:span></text:p>
                  </text:list-item>
                </text:list>
              </text:list-item>
            </text:list>
            <text:p text:style-name="P7"><text:span text:style-name="T3"/></text:p>
            <text:p text:style-name="P7"><text:span text:style-name="T3"/></text:p>
            <text:p text:style-name="P7"><text:span text:style-name="T3"/></text:p>
            <text:list text:continue-numbering="true" text:style-name="L2">
              <text:list-item>
                <text:p text:style-name="P6"><text:span text:style-name="T3"><text:s/></text:span><text:span text:style-name="T3">recommendation: extern data declarations</text:span></text:p>
                <text:list text:style-name="L3">
                  <text:list-item>
                    <text:p text:style-name="P7"><text:span text:style-name="T3">use explicit extern keyword, do not initialize</text:span></text:p>
                  </text:list-item>
                </text:list>
              </text:list-item>
              <text:list-item>
                <text:p text:style-name="P6"><text:span text:style-name="T3"><text:s/></text:span><text:span text:style-name="T3">recommendation: extern data definitions</text:span></text:p>
                <text:list text:style-name="L3">
                  <text:list-item>
                    <text:p text:style-name="P7"><text:span text:style-name="T3">do not use extern keyword, do initialize</text:span></text:p>
                  </text:list-item>
                </text:list>
              </text:list-item>
            </text:list>
          </draw:text-box>
        </draw:frame>
        <draw:custom-shape draw:style-name="gr4" draw:text-style-name="P2" draw:layer="layout" svg:width="16.841cm" svg:height="2.084cm" svg:x="5.556cm" svg:y="6.019cm">
          <text:p text:style-name="P9"><text:span text:style-name="T5">int</text:span><text:span text:style-name="T7"> v; </text:span><text:span text:style-name="T6">// external, tentative definition</text:span></text:p>
          <text:p text:style-name="P9"><text:span text:style-name="T6">...</text:span></text:p>
          <text:p text:style-name="P9"><text:span text:style-name="T5">int</text:span><text:span text:style-name="T7"> v; </text:span><text:span text:style-name="T6">// external, tentative definition</text:span></text:p>
          <draw:enhanced-geometry svg:viewBox="0 0 21600 21600" draw:type="mso-spt202" draw:enhanced-path="M 0 0 L 21600 0 21600 21600 0 21600 0 0 Z N"/>
        </draw:custom-shape>
        <draw:custom-shape draw:style-name="gr5" draw:text-style-name="P2" draw:layer="layout" svg:width="14.601cm" svg:height="1.023cm" svg:x="9.6cm" svg:y="5.106cm">
          <text:p text:style-name="P3"><text:span text:style-name="T8">ok in ISO C, duplicate </text:span><text:span text:style-name="T9">definition errors in C++</text:span></text:p>
          <draw:enhanced-geometry svg:viewBox="0 0 21600 21600" draw:type="mso-spt202" draw:enhanced-path="M 0 0 L 21600 0 21600 21600 0 21600 0 0 Z N"/>
        </draw:custom-shape>
        <draw:custom-shape draw:style-name="gr4" draw:text-style-name="P2" draw:layer="layout" svg:width="6.597cm" svg:height="1.475cm" svg:x="5.561cm" svg:y="15.853cm">
          <text:p text:style-name="P9"><text:span text:style-name="T5">extern int</text:span><text:span text:style-name="T7"> v; </text:span></text:p>
          <text:p text:style-name="P9"><text:span text:style-name="T5">extern int</text:span><text:span text:style-name="T7"> v; </text:span></text:p>
          <draw:enhanced-geometry svg:viewBox="0 0 21600 21600" draw:type="mso-spt202" draw:enhanced-path="M 0 0 L 21600 0 21600 21600 0 21600 0 0 Z N"/>
        </draw:custom-shape>
        <draw:custom-shape draw:style-name="gr5" draw:text-style-name="P2" draw:layer="layout" svg:width="8.802cm" svg:height="1.023cm" svg:x="5.556cm" svg:y="14.706cm">
          <text:p text:style-name="P3"><text:span text:style-name="T8">multiple declarations ok</text:span></text:p>
          <draw:enhanced-geometry svg:viewBox="0 0 21600 21600" draw:type="mso-spt202" draw:enhanced-path="M 0 0 L 21600 0 21600 21600 0 21600 0 0 Z N"/>
        </draw:custom-shape>
        <draw:custom-shape draw:style-name="gr4" draw:text-style-name="P2" draw:layer="layout" svg:width="6.597cm" svg:height="0.866cm" svg:x="15.765cm" svg:y="15.924cm">
          <text:p text:style-name="P9"><text:span text:style-name="T5">int</text:span><text:span text:style-name="T7"> v = 42;</text:span></text:p>
          <draw:enhanced-geometry svg:viewBox="0 0 21600 21600" draw:type="mso-spt202" draw:enhanced-path="M 0 0 L 21600 0 21600 21600 0 21600 0 0 Z N"/>
        </draw:custom-shape>
        <draw:custom-shape draw:style-name="gr5" draw:text-style-name="P2" draw:layer="layout" svg:width="9.401cm" svg:height="1.023cm" svg:x="15.558cm" svg:y="14.724cm">
          <text:p text:style-name="P3"><text:span text:style-name="T8">single definition with initializer</text:span></text:p>
          <draw:enhanced-geometry svg:viewBox="0 0 21600 21600" draw:type="mso-spt202" draw:enhanced-path="M 0 0 L 21600 0 21600 21600 0 21600 0 0 Z N"/>
        </draw:custom-shape>
        <draw:custom-shape draw:style-name="gr24" draw:text-style-name="P2" draw:layer="layout" svg:width="3.201cm" svg:height="3.295cm" svg:x="11.157cm" svg:y="15.033cm">
          <text:p text:style-name="P3"><text:span text:style-name="T16"></text:span></text:p>
          <draw:enhanced-geometry svg:viewBox="0 0 21600 21600" draw:type="rectangle" draw:enhanced-path="M 0 0 L 21600 0 21600 21600 0 21600 0 0 Z N"/>
        </draw:custom-shape>
        <draw:custom-shape draw:style-name="gr24" draw:text-style-name="P2" draw:layer="layout" svg:width="3.202cm" svg:height="3.295cm" svg:x="21.356cm" svg:y="15.434cm">
          <text:p text:style-name="P3"><text:span text:style-name="T16"></text:span></text:p>
          <draw:enhanced-geometry svg:viewBox="0 0 21600 21600" draw:type="rectangle" draw:enhanced-path="M 0 0 L 21600 0 21600 21600 0 21600 0 0 Z N"/>
        </draw:custom-shape>
        <draw:g>
          <draw:custom-shape draw:style-name="gr15" draw:text-style-name="P2" draw:layer="layout" svg:width="0.71cm" svg:height="0.824cm" draw:transform="rotate (0.10471975511964) translate (23.344cm 5.397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5" draw:text-style-name="P2" draw:layer="layout" svg:width="0.811cm" svg:height="1.314cm" draw:transform="rotate (0.10471975511964) translate (23.795cm 5.108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5" draw:text-style-name="P2" draw:layer="layout" svg:width="0.428cm" svg:height="1.234cm" draw:transform="rotate (0.10471975511964) translate (23.52cm 6.266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5" draw:text-style-name="P2" draw:layer="layout" svg:width="0.653cm" svg:height="0.948cm" draw:transform="rotate (0.10471975511964) translate (23.072cm 6.303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5" draw:text-style-name="P2" draw:layer="layout" svg:width="0.794cm" svg:height="1.535cm" draw:transform="rotate (0.10471975511964) translate (22.985cm 7.388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5" draw:text-style-name="P2" draw:layer="layout" svg:width="0.529cm" svg:height="1.561cm" draw:transform="rotate (0.10471975511964) translate (23.772cm 7.312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custom-shape draw:style-name="gr10" draw:text-style-name="P2" draw:layer="layout" svg:width="1.453cm" svg:height="2.797cm" svg:x="4.104cm" svg:y="5.53cm">
          <text:p text:style-name="P5"><text:span text:style-name="T17">?</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If a translation unit contains one or more tentative definitions for an identifier, and the translation unit contains no external definition for that identifier, then the behaviour is exactly as if the translation unit contains a file scope declaration of that identifier with an initializer equal to zero.</text:span></text:p>
              <text:p text:style-name="P8"><text:span text:style-name="T12"/></text:p>
              <text:p text:style-name="P8"><text:span text:style-name="T12">A declaration with the extern keyword and an initializer becomes a definition:</text:span></text:p>
              <text:p text:style-name="P8"><text:span text:style-name="T12"/></text:p>
              <text:p text:style-name="P8"><text:span text:style-name="T12"><text:s text:c="4"/></text:span><text:span text:style-name="T12">extern int v = 42;</text:span></text:p>
              <text:p text:style-name="P8"><text:span text:style-name="T12"><text:s text:c="4"/></text:span><text:span text:style-name="T12">extern int v = 42; // compile-time error duplicate-definition</text:span></text:p>
              <text:p text:style-name="P8"><text:span text:style-name="T12"/></text:p>
            </draw:text-box>
          </draw:frame>
        </presentation:notes>
      </draw:page>
      <draw:page draw:name="page2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ype linkag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tatic can be used on a type definition</text:span></text:p>
                <text:list text:style-name="L3">
                  <text:list-item>
                    <text:p text:style-name="P7"><text:span text:style-name="T3">it has </text:span><text:span text:style-name="T33">no</text:span><text:span text:style-name="T3"> affect - type names do not have linkage</text:span></text:p>
                  </text:list-item>
                  <text:list-item>
                    <text:p text:style-name="P7"><text:span text:style-name="T3">don't do it</text:span></text:p>
                  </text:list-item>
                </text:list>
              </text:list-item>
            </text:list>
          </draw:text-box>
        </draw:frame>
        <draw:custom-shape draw:style-name="gr4" draw:text-style-name="P2" draw:layer="layout" svg:width="11.003cm" svg:height="5.738cm" svg:x="6.557cm" svg:y="7.505cm">
          <text:p text:style-name="P9"><text:span text:style-name="T6"/></text:p>
          <text:p text:style-name="P9"><text:span text:style-name="T5">static struct </text:span><text:span text:style-name="T7">wibble</text:span></text:p>
          <text:p text:style-name="P9"><text:span text:style-name="T7">{</text:span></text:p>
          <text:p text:style-name="P9"><text:span text:style-name="T7"><text:s text:c="4"/></text:span><text:span text:style-name="T7">...</text:span></text:p>
          <text:p text:style-name="P9"><text:span text:style-name="T7">};</text:span><text:span text:style-name="T7"><text:line-break/></text:span><text:span text:style-name="T7"/></text:p>
          <text:p text:style-name="P9"><text:span text:style-name="T7"/></text:p>
          <text:p text:style-name="P9"><text:span text:style-name="T5">static enum</text:span><text:span text:style-name="T7"> fubar { ... };</text:span></text:p>
          <text:p text:style-name="P9"><text:span text:style-name="T7"/></text:p>
          <draw:enhanced-geometry svg:viewBox="0 0 21600 21600" draw:type="mso-spt202" draw:enhanced-path="M 0 0 L 21600 0 21600 21600 0 21600 0 0 Z N"/>
        </draw:custom-shape>
        <draw:custom-shape draw:style-name="gr10" draw:text-style-name="P2" draw:layer="layout" svg:width="1.453cm" svg:height="2.797cm" svg:x="15.958cm" svg:y="8.123cm">
          <text:p text:style-name="P5"><text:span text:style-name="T17">?</text:span></text:p>
          <draw:enhanced-geometry svg:viewBox="0 0 21600 21600" draw:type="mso-spt202" draw:enhanced-path="M 0 0 L 21600 0 21600 21600 0 21600 0 0 Z N"/>
        </draw:custom-shape>
        <draw:custom-shape draw:style-name="gr10" draw:text-style-name="P2" draw:layer="layout" svg:width="1.453cm" svg:height="2.797cm" svg:x="16.959cm" svg:y="8.123cm">
          <text:p text:style-name="P5"><text:span text:style-name="T17">?</text:span></text:p>
          <draw:enhanced-geometry svg:viewBox="0 0 21600 21600" draw:type="mso-spt202" draw:enhanced-path="M 0 0 L 21600 0 21600 21600 0 21600 0 0 Z N"/>
        </draw:custom-shape>
        <draw:g>
          <draw:custom-shape draw:style-name="gr15" draw:text-style-name="P2" draw:layer="layout" svg:width="1.596cm" svg:height="2.24cm" draw:transform="rotate (0.10471975511964) translate (19.647cm 6.969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5" draw:text-style-name="P2" draw:layer="layout" svg:width="1.83cm" svg:height="3.576cm" draw:transform="rotate (0.10471975511964) translate (20.676cm 6.336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5" draw:text-style-name="P2" draw:layer="layout" svg:width="0.965cm" svg:height="3.351cm" draw:transform="rotate (0.10471975511964) translate (20.113cm 9.369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5" draw:text-style-name="P2" draw:layer="layout" svg:width="1.469cm" svg:height="2.579cm" draw:transform="rotate (0.10471975511964) translate (19.148cm 9.552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5" draw:text-style-name="P2" draw:layer="layout" svg:width="1.786cm" svg:height="4.172cm" draw:transform="rotate (0.10471975511964) translate (19.035cm 12.492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5" draw:text-style-name="P2" draw:layer="layout" svg:width="1.2cm" svg:height="4.247cm" draw:transform="rotate (0.10471975511964) translate (20.687cm 12.315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12">As well as internal and external linkage some identifiers have no linkage:</text:span></text:p>
              <text:list text:style-name="L6">
                <text:list-item>
                  <text:list>
                    <text:list-item>
                      <text:p text:style-name="P8"><text:span text:style-name="T30"><text:s text:c="3"/></text:span><text:span text:style-name="T30">an identifier declared to be anything other than an object or a function</text:span></text:p>
                    </text:list-item>
                    <text:list-item>
                      <text:p text:style-name="P8"><text:span text:style-name="T30"><text:s text:c="3"/></text:span><text:span text:style-name="T30">an identifier declared to be a function parameter</text:span></text:p>
                    </text:list-item>
                    <text:list-item>
                      <text:p text:style-name="P8"><text:span text:style-name="T30"><text:s text:c="3"/></text:span><text:span text:style-name="T30">a block-scope identifier for an object declared without the storage-class specifier extern</text:span></text:p>
                    </text:list-item>
                  </text:list>
                </text:list-item>
              </text:list>
              <text:p text:style-name="P8"><text:span text:style-name="T12">Note that C++ (but not C) forbids an identifier with no linkage being used to declare an identifier with linkage. For example:</text:span></text:p>
              <text:p text:style-name="P8"><text:span text:style-name="T12"><text:s text:c="4"/></text:span><text:span text:style-name="T12">void eg(void)</text:span></text:p>
              <text:p text:style-name="P8"><text:span text:style-name="T12"><text:s text:c="4"/></text:span><text:span text:style-name="T12">{</text:span></text:p>
              <text:p text:style-name="P8"><text:span text:style-name="T12"><text:s text:c="8"/></text:span><text:span text:style-name="T12">struct example { int i; }; <text:s/>// example has no linkage</text:span></text:p>
              <text:p text:style-name="P8"><text:span text:style-name="T12"><text:s text:c="8"/></text:span><text:span text:style-name="T12">extern example a; <text:s text:c="4"/>// conforming in C, ill-formed in C++</text:span></text:p>
              <text:p text:style-name="P8"><text:span text:style-name="T12"><text:s text:c="4"/></text:span><text:span text:style-name="T12">}</text:span></text:p>
            </draw:text-box>
          </draw:frame>
        </presentation:notes>
      </draw:page>
      <draw:page draw:name="page2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nline funct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nline function rules</text:span></text:p>
                <text:list text:style-name="L3">
                  <text:list-item>
                    <text:p text:style-name="P7"><text:span text:style-name="T3">all declarations must be declared inline</text:span></text:p>
                  </text:list-item>
                  <text:list-item>
                    <text:p text:style-name="P7"><text:span text:style-name="T3">there must be a definition in the translation unit – a file-scope declaration with extern is a definition</text:span></text:p>
                  </text:list-item>
                  <text:list-item>
                    <text:p text:style-name="P7"><text:span text:style-name="T3">does not affect sequence point model – there is still a sequence point before a call to an inline function</text:span></text:p>
                  </text:list-item>
                </text:list>
              </text:list-item>
            </text:list>
            <text:p text:style-name="P7"><text:span text:style-name="T3"/></text:p>
          </draw:text-box>
        </draw:frame>
        <draw:custom-shape draw:style-name="gr4" draw:text-style-name="P2" draw:layer="layout" svg:width="14.927cm" svg:height="5.129cm" svg:x="7.43cm" svg:y="11.002cm">
          <text:p text:style-name="P9"><text:span text:style-name="T5"/></text:p>
          <text:p text:style-name="P9"><text:span text:style-name="T6">#include &lt;stdbool.h&gt;</text:span></text:p>
          <text:p text:style-name="P9"><text:span text:style-name="T6"/></text:p>
          <text:p text:style-name="P9"><text:span text:style-name="T5">static inline </text:span><text:span text:style-name="T7">bool is_even(</text:span><text:span text:style-name="T5">int</text:span><text:span text:style-name="T7"> value)</text:span></text:p>
          <text:p text:style-name="P9"><text:span text:style-name="T7">{</text:span><text:span text:style-name="T7"><text:line-break/></text:span><text:span text:style-name="T7"> <text:s text:c="3"/></text:span><text:span text:style-name="T5">return</text:span><text:span text:style-name="T7"> value % 2 == 0;</text:span></text:p>
          <text:p text:style-name="P9"><text:span text:style-name="T7">}</text:span></text:p>
          <text:p text:style-name="P9"><text:span text:style-name="T7"/></text:p>
          <draw:enhanced-geometry svg:viewBox="0 0 21600 21600" draw:type="mso-spt202" draw:enhanced-path="M 0 0 L 21600 0 21600 21600 0 21600 0 0 Z N"/>
        </draw:custom-shape>
        <draw:custom-shape draw:style-name="gr5" draw:text-style-name="P2" draw:layer="layout" svg:width="8.802cm" svg:height="1.023cm" svg:x="7.157cm" svg:y="9.926cm">
          <text:p text:style-name="P3"><text:span text:style-name="T8">is_even.h</text:span></text:p>
          <draw:enhanced-geometry svg:viewBox="0 0 21600 21600" draw:type="mso-spt202" draw:enhanced-path="M 0 0 L 21600 0 21600 21600 0 21600 0 0 Z N"/>
        </draw:custom-shape>
        <draw:custom-shape draw:style-name="gr30" draw:text-style-name="P2" draw:layer="layout" svg:width="2.8cm" svg:height="1.2cm" svg:x="10.16cm" svg:y="12.7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12">Inline functions were introduced in C99. They are borrowed from C, but are subtly different. Perhaps the simplest and most compatible approach is to define inline functions as static.</text:span></text:p>
            </draw:text-box>
          </draw:frame>
        </presentation:notes>
      </draw:page>
      <draw:page draw:name="page2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__func__</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name of the current function is available</text:span></text:p>
                <text:list text:style-name="L3">
                  <text:list-item>
                    <text:p text:style-name="P7"><text:span text:style-name="T3">via the reserved identifier __func__</text:span></text:p>
                  </text:list-item>
                </text:list>
              </text:list-item>
            </text:list>
          </draw:text-box>
        </draw:frame>
        <draw:custom-shape draw:style-name="gr4" draw:text-style-name="P2" draw:layer="layout" svg:width="15.804cm" svg:height="2.693cm" svg:x="6.756cm" svg:y="5.323cm">
          <text:p text:style-name="P9"><text:span text:style-name="T5">void </text:span><text:span text:style-name="T10">some_function(</text:span><text:span text:style-name="T5">void</text:span><text:span text:style-name="T10">)</text:span></text:p>
          <text:p text:style-name="P9"><text:span text:style-name="T10">{</text:span></text:p>
          <text:p text:style-name="P9"><text:span text:style-name="T10"><text:s text:c="4"/></text:span><text:span text:style-name="T10">puts(__func__);</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15.804cm" svg:height="3.911cm" svg:x="6.756cm" svg:y="11.434cm">
          <text:p text:style-name="P9"><text:span text:style-name="T5">void </text:span><text:span text:style-name="T10">some_function(</text:span><text:span text:style-name="T5">void</text:span><text:span text:style-name="T10">)</text:span></text:p>
          <text:p text:style-name="P9"><text:span text:style-name="T10">{</text:span></text:p>
          <text:p text:style-name="P9"><text:span text:style-name="T10"><text:s text:c="4"/></text:span><text:span text:style-name="T5">static const char</text:span><text:span text:style-name="T10"> __func__[] =</text:span></text:p>
          <text:p text:style-name="P9"><text:span text:style-name="T10"><text:s text:c="8"/></text:span><text:span text:style-name="T6">"some_function"</text:span><text:span text:style-name="T10">;</text:span></text:p>
          <text:p text:style-name="P9"><text:span text:style-name="T10"><text:s text:c="4"/></text:span><text:span text:style-name="T10">puts(__func__);</text:span></text:p>
          <text:p text:style-name="P9"><text:span text:style-name="T10">}</text:span></text:p>
          <draw:enhanced-geometry svg:viewBox="0 0 21600 21600" draw:type="mso-spt202" draw:enhanced-path="M 0 0 L 21600 0 21600 21600 0 21600 0 0 Z N"/>
        </draw:custom-shape>
        <draw:custom-shape draw:style-name="gr5" draw:text-style-name="P2" draw:layer="layout" svg:width="8.802cm" svg:height="1.023cm" svg:x="11.756cm" svg:y="9.322cm">
          <text:p text:style-name="P3"><text:span text:style-name="T8">as-if compiler translation</text:span></text:p>
          <draw:enhanced-geometry svg:viewBox="0 0 21600 21600" draw:type="mso-spt202" draw:enhanced-path="M 0 0 L 21600 0 21600 21600 0 21600 0 0 Z N"/>
        </draw:custom-shape>
        <draw:line draw:style-name="gr6" draw:text-style-name="P10" draw:layer="layout" svg:x1="11.157cm" svg:y1="8.123cm" svg:x2="11.161cm" svg:y2="11.126cm">
          <text:p/>
        </draw:line>
        <draw:custom-shape draw:style-name="gr24" draw:text-style-name="P2" draw:layer="layout" svg:width="3.418cm" svg:height="2.787cm" svg:x="20.161cm" svg:y="11.924cm">
          <text:p text:style-name="P3"><text:span text:style-name="T32"></text:span></text:p>
          <draw:enhanced-geometry svg:viewBox="0 0 21600 21600" draw:type="rectangle" draw:enhanced-path="M 0 0 L 21600 0 21600 21600 0 21600 0 0 Z N"/>
        </draw:custom-shape>
        <draw:custom-shape draw:style-name="gr24" draw:text-style-name="P2" draw:layer="layout" svg:width="3.201cm" svg:height="3.295cm" svg:x="20.36cm" svg:y="5.124cm">
          <text:p text:style-name="P3"><text:span text:style-name="T16"></text:span></text:p>
          <draw:enhanced-geometry svg:viewBox="0 0 21600 21600" draw:type="rectangle" draw:enhanced-path="M 0 0 L 21600 0 21600 21600 0 21600 0 0 Z N"/>
        </draw:custom-shape>
        <draw:custom-shape draw:style-name="gr36" draw:text-style-name="P2" draw:layer="layout" svg:width="2.602cm" svg:height="1.398cm" svg:x="17.502cm" svg:y="6.002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The assert() macros in &lt;assert.h&gt; prints the name of the file (from __FILE__), the line number (from __LINE__) and the enclosing function (from __func__) if the assertion fails.</text:span></text:p>
            </draw:text-box>
          </draw:frame>
        </presentation:notes>
      </draw:page>
      <draw:page draw:name="page23" draw:style-name="dp1" draw:master-page-name="Default" presentation:presentation-page-layout-name="AL1T1" presentation:use-footer-name="ftr1">
        <draw:frame presentation:style-name="pr7" draw:text-style-name="P4" draw:layer="layout" svg:width="2.5cm" svg:height="17cm" svg:x="1.001cm" svg:y="1.499cm" presentation:class="title" presentation:user-transformed="true">
          <draw:text-box>
            <text:p text:style-name="P5"><text:span text:style-name="T3">variadic funct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functions with a variable no. of arguments</text:span></text:p>
                <text:list text:style-name="L3">
                  <text:list-item>
                    <text:p text:style-name="P7"><text:span text:style-name="T3">helpers in &lt;stdarg.h&gt; provide type-unsafe access</text:span></text:p>
                  </text:list-item>
                </text:list>
              </text:list-item>
            </text:list>
          </draw:text-box>
        </draw:frame>
        <draw:custom-shape draw:style-name="gr4" draw:text-style-name="P2" draw:layer="layout" svg:width="21.757cm" svg:height="0.866cm" svg:x="4.357cm" svg:y="4.71cm">
          <text:p text:style-name="P9"><text:span text:style-name="T5">int </text:span><text:span text:style-name="T7">printf(</text:span><text:span text:style-name="T5">const char</text:span><text:span text:style-name="T7"> * format, ...);</text:span></text:p>
          <draw:enhanced-geometry svg:viewBox="0 0 21600 21600" draw:type="mso-spt202" draw:enhanced-path="M 0 0 L 21600 0 21600 21600 0 21600 0 0 Z N"/>
        </draw:custom-shape>
        <draw:custom-shape draw:style-name="gr4" draw:text-style-name="P2" draw:layer="layout" svg:width="21.757cm" svg:height="11.828cm" svg:x="4.357cm" svg:y="6.107cm">
          <text:p text:style-name="P9"><text:span text:style-name="T34">#include &lt;stdarg.h&gt;</text:span></text:p>
          <text:p text:style-name="P9"><text:span text:style-name="T6"/></text:p>
          <text:p text:style-name="P9"><text:span text:style-name="T5">int </text:span><text:span text:style-name="T7">my_printf(</text:span><text:span text:style-name="T5">const char</text:span><text:span text:style-name="T7"> * format, ...)</text:span></text:p>
          <text:p text:style-name="P9"><text:span text:style-name="T7">{</text:span></text:p>
          <text:p text:style-name="P9"><text:span text:style-name="T7"><text:s text:c="2"/></text:span><text:span text:style-name="T35">va_list args</text:span><text:span text:style-name="T7">;</text:span></text:p>
          <text:p text:style-name="P9"><text:span text:style-name="T7"><text:s text:c="2"/></text:span><text:span text:style-name="T35">va_start</text:span><text:span text:style-name="T7">(args, format);</text:span></text:p>
          <text:p text:style-name="P9"><text:span text:style-name="T7"><text:s text:c="2"/></text:span><text:span text:style-name="T7">for (size_t at = 0; format[at] != '\0'; at++)</text:span></text:p>
          <text:p text:style-name="P9"><text:span text:style-name="T7"><text:s text:c="2"/></text:span><text:span text:style-name="T7">{</text:span></text:p>
          <text:p text:style-name="P9"><text:span text:style-name="T7"><text:s text:c="4"/></text:span><text:span text:style-name="T7">switch (format[at])</text:span></text:p>
          <text:p text:style-name="P9"><text:span text:style-name="T7"><text:s text:c="4"/></text:span><text:span text:style-name="T7">{</text:span></text:p>
          <text:p text:style-name="P9"><text:span text:style-name="T7"><text:s text:c="4"/></text:span><text:span text:style-name="T5"><text:s text:c="2"/></text:span><text:span text:style-name="T5">case </text:span><text:span text:style-name="T36">'d'</text:span><text:span text:style-name="T7">: </text:span><text:span text:style-name="T5">case</text:span><text:span text:style-name="T7"> </text:span><text:span text:style-name="T36">'i'</text:span><text:span text:style-name="T7">: </text:span></text:p>
          <text:p text:style-name="P9"><text:span text:style-name="T7"><text:s text:c="8"/></text:span><text:span text:style-name="T7">print_int <text:s text:c="2"/>(</text:span><text:span text:style-name="T35">va_arg</text:span><text:span text:style-name="T7">(args, </text:span><text:span text:style-name="T5">int <text:s text:c="2"/></text:span><text:span text:style-name="T7">)); </text:span><text:span text:style-name="T5">break</text:span><text:span text:style-name="T7">;</text:span></text:p>
          <text:p text:style-name="P9"><text:span text:style-name="T7"><text:s text:c="6"/></text:span><text:span text:style-name="T5">case</text:span><text:span text:style-name="T7"> </text:span><text:span text:style-name="T36">'f'</text:span><text:span text:style-name="T7">: </text:span><text:span text:style-name="T5">case</text:span><text:span text:style-name="T7"> </text:span><text:span text:style-name="T36">'F'</text:span><text:span text:style-name="T7">:</text:span></text:p>
          <text:p text:style-name="P9"><text:span text:style-name="T7"><text:s text:c="8"/></text:span><text:span text:style-name="T7">print_double(</text:span><text:span text:style-name="T35">va_arg</text:span><text:span text:style-name="T7">(args, </text:span><text:span text:style-name="T5">double</text:span><text:span text:style-name="T7">)); </text:span><text:span text:style-name="T5">break</text:span><text:span text:style-name="T7">;</text:span></text:p>
          <text:p text:style-name="P9"><text:span text:style-name="T7"><text:s text:c="6"/></text:span><text:span text:style-name="T7">...</text:span></text:p>
          <text:p text:style-name="P9"><text:span text:style-name="T7"><text:s text:c="4"/></text:span><text:span text:style-name="T7">}</text:span></text:p>
          <text:p text:style-name="P9"><text:span text:style-name="T7"><text:s text:c="2"/></text:span><text:span text:style-name="T7">}</text:span></text:p>
          <text:p text:style-name="P9"><text:span text:style-name="T7"><text:s text:c="2"/></text:span><text:span text:style-name="T35">va_end</text:span><text:span text:style-name="T7">(args);</text:span></text:p>
          <text:p text:style-name="P9"><text:span text:style-name="T7">}</text:span></text:p>
          <draw:enhanced-geometry svg:viewBox="0 0 21600 21600" draw:type="mso-spt202" draw:enhanced-path="M 0 0 L 21600 0 21600 21600 0 21600 0 0 Z N"/>
        </draw:custom-shape>
        <draw:custom-shape draw:style-name="gr30" draw:text-style-name="P2" draw:layer="layout" svg:width="3.201cm" svg:height="1.799cm" svg:x="15.959cm" svg:y="4.31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8"><text:span text:style-name="T4">In C (but not in C++) variadic functions must have at least one named parameter: <text:s/>void illegal(…);</text:span></text:p>
              <text:p text:style-name="P8"><text:span text:style-name="T4">You need to be very careful about expression types when calling variadic functions. For example, the literal 0 (zero) is of type int. If you want to print the null pointer using the %p printf format specifier you must not write a plain zero since this will be of type int.</text:span></text:p>
              <text:p text:style-name="P14"><text:span text:style-name="T4"><text:s/></text:span><text:span text:style-name="T4"><text:tab/></text:span><text:span text:style-name="T4">printf("%p", 0); // don't do this</text:span></text:p>
              <text:p text:style-name="P15"><text:span text:style-name="T4">Note that using the macro NULL is not safe either since NULL could be a macro for a plain zero:</text:span></text:p>
              <text:p text:style-name="P14"><text:span text:style-name="T4"><text:s/></text:span><text:span text:style-name="T4"><text:tab/></text:span><text:span text:style-name="T4">printf("%p", NULL); // don't do this either</text:span></text:p>
              <text:p text:style-name="P15"><text:span text:style-name="T4">You must make sure the argument is a pointer:</text:span></text:p>
              <text:p text:style-name="P14"><text:span text:style-name="T4"><text:tab/></text:span><text:span text:style-name="T4">printf("%p", (void*)0); // do this</text:span></text:p>
              <text:p text:style-name="P15"><text:span text:style-name="T4">Note also that expressions of a type smaller than int are automatically promoted to int when they bind to an ellipsis:</text:span></text:p>
              <text:p text:style-name="P14"><text:span text:style-name="T4"><text:tab/></text:span><text:span text:style-name="T4">printf("%c", 'X'); // print a char</text:span></text:p>
              <text:p text:style-name="P15"><text:span text:style-name="T4">In this example 'X' will be promoted to an int – this means when the char is extracted using va_arg is must be extracted as an int and then cast to a char!</text:span></text:p>
            </draw:text-box>
          </draw:frame>
        </presentation:notes>
      </draw:page>
      <draw:page draw:name="page24" draw:style-name="dp1" draw:master-page-name="Default" presentation:presentation-page-layout-name="AL1T1" presentation:use-footer-name="ftr1">
        <draw:frame presentation:style-name="pr7" draw:text-style-name="P4" draw:layer="layout" svg:width="2.5cm" svg:height="16.999cm" svg:x="1.001cm" svg:y="2.001cm" presentation:class="title" presentation:user-transformed="true">
          <draw:text-box>
            <text:p text:style-name="P5"><text:span text:style-name="T24">ptr to funct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n an expression the name of function "decays" into a pointer to the function</text:span></text:p>
                <text:list text:style-name="L3">
                  <text:list-item>
                    <text:p text:style-name="P7"><text:span text:style-name="T3">( ) is a binary operator with very high precedence</text:span></text:p>
                  </text:list-item>
                  <text:list-item>
                    <text:p text:style-name="P7"><text:span text:style-name="T3">f(a,b,c) </text:span><text:span text:style-name="T37"></text:span><text:span text:style-name="T3"> f () {a,b,c}</text:span></text:p>
                  </text:list-item>
                </text:list>
              </text:list-item>
              <text:list-item>
                <text:p text:style-name="P6"><text:span text:style-name="T3"><text:s/></text:span><text:span text:style-name="T3">you can name a function without calling it!</text:span></text:p>
                <text:list text:style-name="L3">
                  <text:list-item>
                    <text:p text:style-name="P7"><text:span text:style-name="T3">the result is a strongly typed function pointer</text:span></text:p>
                  </text:list-item>
                </text:list>
              </text:list-item>
            </text:list>
          </draw:text-box>
        </draw:frame>
        <draw:custom-shape draw:style-name="gr4" draw:text-style-name="P2" draw:layer="layout" svg:width="15.804cm" svg:height="7.565cm" svg:x="8.158cm" svg:y="9.525cm">
          <text:p text:style-name="P9"><text:span text:style-name="T36">#include &lt;stdio.h&gt;</text:span></text:p>
          <text:p text:style-name="P9"><text:span text:style-name="T36"/></text:p>
          <text:p text:style-name="P9"><text:span text:style-name="T5">int</text:span><text:span text:style-name="T7"> add(</text:span><text:span text:style-name="T5">int</text:span><text:span text:style-name="T7"> a, </text:span><text:span text:style-name="T5">int</text:span><text:span text:style-name="T7"> b) { </text:span><text:span text:style-name="T5">return</text:span><text:span text:style-name="T7"> a + b; }</text:span></text:p>
          <text:p text:style-name="P9"><text:span text:style-name="T5">int</text:span><text:span text:style-name="T7"> sub(</text:span><text:span text:style-name="T5">int</text:span><text:span text:style-name="T7"> a, </text:span><text:span text:style-name="T5">int</text:span><text:span text:style-name="T7"> b) { </text:span><text:span text:style-name="T5">return</text:span><text:span text:style-name="T7"> a – b; }</text:span></text:p>
          <text:p text:style-name="P9"><text:span text:style-name="T7"/></text:p>
          <text:p text:style-name="P9"><text:span text:style-name="T5">int</text:span><text:span text:style-name="T7"> main(</text:span><text:span text:style-name="T5">int</text:span><text:span text:style-name="T7"> argc, </text:span><text:span text:style-name="T5">char</text:span><text:span text:style-name="T7"> * argv[])</text:span></text:p>
          <text:p text:style-name="P9"><text:span text:style-name="T7">{</text:span></text:p>
          <text:p text:style-name="P9"><text:span text:style-name="T7"><text:s text:c="4"/></text:span><text:span text:style-name="T5">int</text:span><text:span text:style-name="T7"> (*f)(</text:span><text:span text:style-name="T5">int</text:span><text:span text:style-name="T7">,</text:span><text:span text:style-name="T5">int</text:span><text:span text:style-name="T7">) =</text:span></text:p>
          <text:p text:style-name="P9"><text:span text:style-name="T7"><text:s text:c="4"/></text:span><text:span text:style-name="T5"><text:s text:c="4"/></text:span><text:span text:style-name="T7">argc % 2 == 0 ? add : sub;</text:span></text:p>
          <text:p text:style-name="P9"><text:span text:style-name="T7"/></text:p>
          <text:p text:style-name="P9"><text:span text:style-name="T7"><text:s text:c="4"/></text:span><text:span text:style-name="T7">printf(</text:span><text:span text:style-name="T36">"%d\n"</text:span><text:span text:style-name="T7">, f(4, 2));</text:span></text:p>
          <text:p text:style-name="P9"><text:span text:style-name="T7">}</text:span></text:p>
          <draw:enhanced-geometry svg:viewBox="0 0 21600 21600" draw:type="mso-spt202" draw:enhanced-path="M 0 0 L 21600 0 21600 21600 0 21600 0 0 Z N"/>
        </draw:custom-shape>
        <draw:custom-shape draw:style-name="gr5" draw:text-style-name="P2" draw:layer="layout" svg:width="3.201cm" svg:height="1.785cm" svg:x="4.357cm" svg:y="12.925cm">
          <text:p text:style-name="P3"><text:span text:style-name="T9">* needed </text:span></text:p>
          <text:p text:style-name="P3"><text:span text:style-name="T9">here</text:span></text:p>
          <draw:enhanced-geometry svg:viewBox="0 0 21600 21600" draw:type="mso-spt202" draw:enhanced-path="M 0 0 L 21600 0 21600 21600 0 21600 0 0 Z N"/>
        </draw:custom-shape>
        <draw:line draw:style-name="gr8" draw:text-style-name="P10" draw:layer="layout" svg:x1="7.157cm" svg:y1="13.326cm" svg:x2="11.959cm" svg:y2="13.331cm">
          <text:p/>
        </draw:line>
        <draw:line draw:style-name="gr6" draw:text-style-name="P10" draw:layer="layout" svg:x1="11.959cm" svg:y1="13.326cm" svg:x2="11.999cm" svg:y2="14.001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2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unc ptr args</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function pointers can be function parameters!</text:span></text:p>
                <text:list text:style-name="L3">
                  <text:list-item>
                    <text:p text:style-name="P7"><text:span text:style-name="T3">* is optional on the parameter</text:span></text:p>
                  </text:list-item>
                </text:list>
              </text:list-item>
            </text:list>
          </draw:text-box>
        </draw:frame>
        <draw:custom-shape draw:style-name="gr4" draw:text-style-name="P2" draw:layer="layout" svg:width="15.805cm" svg:height="10.61cm" svg:x="5.159cm" svg:y="5.327cm">
          <text:p text:style-name="P9"><text:span text:style-name="T36">#include &lt;stdio.h&gt;</text:span></text:p>
          <text:p text:style-name="P9"><text:span text:style-name="T36"/></text:p>
          <text:p text:style-name="P9"><text:span text:style-name="T5">int</text:span><text:span text:style-name="T7"> add(</text:span><text:span text:style-name="T5">int</text:span><text:span text:style-name="T7"> a, </text:span><text:span text:style-name="T5">int</text:span><text:span text:style-name="T7"> b) { </text:span><text:span text:style-name="T5">return</text:span><text:span text:style-name="T7"> a + b; }</text:span></text:p>
          <text:p text:style-name="P9"><text:span text:style-name="T5">int</text:span><text:span text:style-name="T7"> sub(</text:span><text:span text:style-name="T5">int</text:span><text:span text:style-name="T7"> a, </text:span><text:span text:style-name="T5">int</text:span><text:span text:style-name="T7"> b) { </text:span><text:span text:style-name="T5">return</text:span><text:span text:style-name="T7"> a – b; }</text:span></text:p>
          <text:p text:style-name="P9"><text:span text:style-name="T7"/></text:p>
          <text:p text:style-name="P9"><text:span text:style-name="T5">int</text:span><text:span text:style-name="T7"> call(</text:span><text:span text:style-name="T5">int</text:span><text:span text:style-name="T7"> f(</text:span><text:span text:style-name="T5">int</text:span><text:span text:style-name="T7">,</text:span><text:span text:style-name="T5">int</text:span><text:span text:style-name="T7">))</text:span></text:p>
          <text:p text:style-name="P9"><text:span text:style-name="T7">{</text:span></text:p>
          <text:p text:style-name="P9"><text:span text:style-name="T7"><text:s text:c="4"/></text:span><text:span text:style-name="T5">return</text:span><text:span text:style-name="T7"> f(4, 2);</text:span></text:p>
          <text:p text:style-name="P9"><text:span text:style-name="T7">}</text:span></text:p>
          <text:p text:style-name="P9"><text:span text:style-name="T7"/></text:p>
          <text:p text:style-name="P9"><text:span text:style-name="T5">int</text:span><text:span text:style-name="T7"> main(</text:span><text:span text:style-name="T5">int</text:span><text:span text:style-name="T7"> argc, </text:span><text:span text:style-name="T5">char</text:span><text:span text:style-name="T7"> * argv[])</text:span></text:p>
          <text:p text:style-name="P9"><text:span text:style-name="T7">{</text:span></text:p>
          <text:p text:style-name="P9"><text:span text:style-name="T7"><text:s text:c="4"/></text:span><text:span text:style-name="T5">int</text:span><text:span text:style-name="T7"> (*f)(</text:span><text:span text:style-name="T5">int</text:span><text:span text:style-name="T7">,</text:span><text:span text:style-name="T5">int</text:span><text:span text:style-name="T7">) =</text:span></text:p>
          <text:p text:style-name="P9"><text:span text:style-name="T7"><text:s text:c="4"/></text:span><text:span text:style-name="T5"><text:s text:c="4"/></text:span><text:span text:style-name="T7">argc % 2 == 0 ? add : sub;</text:span></text:p>
          <text:p text:style-name="P9"><text:span text:style-name="T7"/></text:p>
          <text:p text:style-name="P9"><text:span text:style-name="T7"><text:s text:c="4"/></text:span><text:span text:style-name="T7">printf(</text:span><text:span text:style-name="T36">"%d\n"</text:span><text:span text:style-name="T7">, call(f));</text:span></text:p>
          <text:p text:style-name="P9"><text:span text:style-name="T7">}</text:span></text:p>
          <draw:enhanced-geometry svg:viewBox="0 0 21600 21600" draw:type="mso-spt202" draw:enhanced-path="M 0 0 L 21600 0 21600 21600 0 21600 0 0 Z N"/>
        </draw:custom-shape>
        <draw:custom-shape draw:style-name="gr37" draw:text-style-name="P2" draw:layer="layout" svg:width="11.042cm" svg:height="2.693cm" svg:x="15.857cm" svg:y="8.326cm">
          <text:p text:style-name="P9"><text:span text:style-name="T5">int</text:span><text:span text:style-name="T7"> call(</text:span><text:span text:style-name="T5">int</text:span><text:span text:style-name="T7"> (*f)(</text:span><text:span text:style-name="T5">int</text:span><text:span text:style-name="T7">,</text:span><text:span text:style-name="T5">int</text:span><text:span text:style-name="T7">))</text:span></text:p>
          <text:p text:style-name="P9"><text:span text:style-name="T7">{</text:span></text:p>
          <text:p text:style-name="P9"><text:span text:style-name="T7"><text:s text:c="4"/></text:span><text:span text:style-name="T5">return</text:span><text:span text:style-name="T7"> (*f)(4, 2);</text:span></text:p>
          <text:p text:style-name="P9"><text:span text:style-name="T7">}</text:span></text:p>
          <draw:enhanced-geometry svg:viewBox="0 0 21600 21600" draw:type="mso-spt202" draw:enhanced-path="M 0 0 L 21600 0 21600 21600 0 21600 0 0 Z N"/>
        </draw:custom-shape>
        <draw:line draw:style-name="gr8" draw:text-style-name="P10" draw:layer="layout" svg:x1="17.299cm" svg:y1="3.1cm" svg:x2="21.797cm" svg:y2="3.104cm">
          <text:p/>
        </draw:line>
        <draw:line draw:style-name="gr6" draw:text-style-name="P10" draw:layer="layout" svg:x1="21.758cm" svg:y1="3.126cm" svg:x2="21.762cm" svg:y2="8.326cm">
          <text:p/>
        </draw:line>
        <draw:line draw:style-name="gr6" draw:text-style-name="P10" draw:layer="layout" svg:x1="15.897cm" svg:y1="9.926cm" svg:x2="13.617cm" svg:y2="9.931cm">
          <text:p/>
        </draw:line>
        <draw:line draw:style-name="gr6" draw:text-style-name="P10" draw:layer="layout" svg:x1="10.76cm" svg:y1="3.523cm" svg:x2="10.764cm" svg:y2="8.326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2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unc ptr args</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typedef can help</text:span></text:p>
              </text:list-item>
            </text:list>
          </draw:text-box>
        </draw:frame>
        <draw:custom-shape draw:style-name="gr4" draw:text-style-name="P2" draw:layer="layout" svg:width="16.999cm" svg:height="3.777cm" svg:x="6.5cm" svg:y="4cm">
          <text:p text:style-name="P9"><text:span text:style-name="T38">int</text:span><text:span text:style-name="T27"> call(</text:span><text:span text:style-name="T38">int</text:span><text:span text:style-name="T27"> f(</text:span><text:span text:style-name="T38">int</text:span><text:span text:style-name="T27">,</text:span><text:span text:style-name="T38">int</text:span><text:span text:style-name="T27">))</text:span></text:p>
          <text:p text:style-name="P9"><text:span text:style-name="T27">{</text:span></text:p>
          <text:p text:style-name="P9"><text:span text:style-name="T27"><text:s text:c="4"/></text:span><text:span text:style-name="T38">return</text:span><text:span text:style-name="T27"> f(4, 2);</text:span></text:p>
          <text:p text:style-name="P9"><text:span text:style-name="T27">}</text:span></text:p>
          <draw:enhanced-geometry svg:viewBox="0 0 21600 21600" draw:type="mso-spt202" draw:enhanced-path="M 0 0 L 21600 0 21600 21600 0 21600 0 0 Z N"/>
        </draw:custom-shape>
        <draw:custom-shape draw:style-name="gr4" draw:text-style-name="P2" draw:layer="layout" svg:width="16.999cm" svg:height="5.537cm" svg:x="6.5cm" svg:y="10.98cm">
          <text:p text:style-name="P9"><text:span text:style-name="T28">typedef int</text:span><text:span text:style-name="T27"> func(</text:span><text:span text:style-name="T28">int</text:span><text:span text:style-name="T27">, </text:span><text:span text:style-name="T28">int</text:span><text:span text:style-name="T27">);</text:span></text:p>
          <text:p text:style-name="P9"><text:span text:style-name="T29"/></text:p>
          <text:p text:style-name="P9"><text:span text:style-name="T38">int</text:span><text:span text:style-name="T27"> call(func * f)</text:span></text:p>
          <text:p text:style-name="P9"><text:span text:style-name="T27">{</text:span></text:p>
          <text:p text:style-name="P9"><text:span text:style-name="T27"><text:s text:c="4"/></text:span><text:span text:style-name="T38">return</text:span><text:span text:style-name="T27"> (*f)(4, 2);</text:span></text:p>
          <text:p text:style-name="P9"><text:span text:style-name="T27">}</text:span></text:p>
          <draw:enhanced-geometry svg:viewBox="0 0 21600 21600" draw:type="mso-spt202" draw:enhanced-path="M 0 0 L 21600 0 21600 21600 0 21600 0 0 Z N"/>
        </draw:custom-shape>
        <draw:custom-shape draw:style-name="gr35" draw:text-style-name="P2" draw:layer="layout" svg:width="1.799cm" svg:height="4cm" svg:x="20.501cm" svg:y="6.99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draw:page draw:name="page2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ummary</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6"><text:span text:style-name="T3">ensure headers are idempotent</text:span></text:p>
              </text:list-item>
              <text:list-item>
                <text:p text:style-name="P6"><text:span text:style-name="T3">don't define data in a header file</text:span></text:p>
              </text:list-item>
              <text:list-item>
                <text:p text:style-name="P6"><text:span text:style-name="T3">mimic pass by copy using pointer to const for structs</text:span></text:p>
              </text:list-item>
              <text:list-item>
                <text:p text:style-name="P6"><text:span text:style-name="T3">don't use the auto keyword</text:span></text:p>
              </text:list-item>
              <text:list-item>
                <text:p text:style-name="P6"><text:span text:style-name="T3">don't use the register keyword</text:span></text:p>
              </text:list-item>
              <text:list-item>
                <text:p text:style-name="P6"><text:span text:style-name="T3">use static local variables only if const</text:span></text:p>
              </text:list-item>
              <text:list-item>
                <text:p text:style-name="P6"><text:span text:style-name="T3">give static linkage to anything in a source file not declared in its header</text:span></text:p>
              </text:list-item>
            </text:list>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54cm" svg:height="13.01cm" svg:x="2.963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3 213" svg:d="m107 0 106 213h-213z"/>
    <draw:marker draw:name="Arrowheads_20_4" draw:display-name="Arrowheads 4" svg:viewBox="0 0 213 213" svg:d="m107 0 106 213h-213z"/>
    <draw:marker draw:name="Arrowheads_20_5" draw:display-name="Arrowheads 5" svg:viewBox="0 0 213 213" svg:d="m107 0 106 213h-213z"/>
    <draw:marker draw:name="Arrowheads_20_6" draw:display-name="Arrowheads 6" svg:viewBox="0 0 213 213" svg:d="m107 0 106 213h-213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8.43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85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994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3.124cm" draw:page-number="1"/>
      <draw:page-thumbnail draw:layer="backgroundobjects" svg:width="8.364cm" svg:height="5.789cm" svg:x="1cm" svg:y="11.32cm" draw:page-number="2"/>
      <draw:page-thumbnail draw:layer="backgroundobjects" svg:width="8.364cm" svg:height="5.789cm" svg:x="1cm" svg:y="19.516cm" draw:page-number="3"/>
      <draw:page-thumbnail draw:layer="backgroundobjects" svg:width="8.364cm" svg:height="5.789cm" svg:x="10.365cm" svg:y="3.124cm" draw:page-number="4"/>
      <draw:page-thumbnail draw:layer="backgroundobjects" svg:width="8.364cm" svg:height="5.789cm" svg:x="10.365cm" svg:y="11.32cm" draw:page-number="5"/>
      <draw:page-thumbnail draw:layer="backgroundobjects" svg:width="8.364cm" svg:height="5.789cm" svg:x="10.365cm" svg:y="19.516cm" draw:page-number="6"/>
      <draw:frame draw:style-name="Mgr1" draw:text-style-name="MP1" draw:layer="backgroundobjects" svg:width="8.561cm" svg:height="1.42cm" svg:x="0cm" svg:y="0cm" presentation:class="header">
        <draw:text-box>
          <text:p text:style-name="MP1"><presentation:header/></text:p>
        </draw:text-box>
      </draw:frame>
      <draw:frame draw:style-name="Mgr1" draw:text-style-name="MP2" draw:layer="backgroundobjects" svg:width="8.561cm" svg:height="1.42cm" svg:x="11.168cm" svg:y="0cm" presentation:class="date-time">
        <draw:text-box>
          <text:p text:style-name="MP2"><presentation:date-time/></text:p>
        </draw:text-box>
      </draw:frame>
      <draw:frame draw:style-name="Mgr2" draw:text-style-name="MP1" draw:layer="backgroundobjects" svg:width="8.561cm" svg:height="1.42cm" svg:x="0cm" svg:y="27.009cm" presentation:class="footer">
        <draw:text-box>
          <text:p text:style-name="MP1"><presentation:footer/></text:p>
        </draw:text-box>
      </draw:frame>
      <draw:frame draw:style-name="Mgr2" draw:text-style-name="MP2" draw:layer="backgroundobjects" svg:width="8.561cm" svg:height="1.42cm" svg:x="11.168cm" svg:y="27.009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37cm" svg:height="2.289cm" svg:x="1.057cm" svg:y="2.752cm" presentation:class="title" presentation:placeholder="true">
        <draw:text-box/>
      </draw:frame>
      <draw:frame presentation:style-name="Default-outline1" draw:layer="backgroundobjects" svg:width="22.609cm" svg:height="16.894cm" svg:x="3.597cm" svg:y="1.058cm" presentation:class="outline" presentation:placeholder="true">
        <draw:text-box/>
      </draw:frame>
      <draw:frame presentation:style-name="Mpr1" draw:text-style-name="MP4" draw:layer="backgroundobjects" svg:width="2.077cm" svg:height="1.273cm" svg:x="1.057cm" svg:y="1.053cm" presentation:class="page-number">
        <draw:text-box>
          <text:p text:style-name="MP3"><text:span text:style-name="MT1"><text:page-number>&lt;number&gt;</text:page-number></text:span></text:p>
        </draw:text-box>
      </draw:frame>
      <draw:line draw:style-name="Mgr3" draw:text-style-name="MP5" draw:layer="backgroundobjects" svg:x1="3.387cm" svg:y1="18.031cm" svg:x2="3.391cm" svg:y2="1.019cm">
        <text:p/>
      </draw:line>
      <presentation:notes style:page-layout-name="PM0">
        <draw:rect draw:style-name="Mgr4" draw:text-style-name="MP6" draw:layer="backgroundobjects" svg:width="19.73cm" svg:height="28.43cm" svg:x="0cm" svg:y="0cm">
          <text:p/>
        </draw:rect>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06cm" svg:height="1.381cm" svg:x="0cm" svg:y="0cm" presentation:class="header">
          <draw:text-box>
            <text:p text:style-name="MP3"><text:span text:style-name="MT2"><presentation:header/></text:span></text:p>
          </draw:text-box>
        </draw:frame>
        <draw:frame presentation:style-name="Mpr3" draw:text-style-name="MP9" draw:layer="backgroundobjects" svg:width="8.506cm" svg:height="1.381cm" svg:x="11.183cm" svg:y="0cm" presentation:class="date-time">
          <draw:text-box>
            <text:p text:style-name="MP8"><text:span text:style-name="MT2"><presentation:date-time/></text:span></text:p>
          </draw:text-box>
        </draw:frame>
        <draw:page-thumbnail presentation:style-name="Default-title" draw:layer="backgroundobjects" svg:width="15.297cm" svg:height="10.58cm" svg:x="2.195cm" svg:y="2.155cm" presentation:class="page"/>
        <draw:frame presentation:style-name="Default-notes" draw:layer="backgroundobjects" svg:width="14.354cm" svg:height="12.753cm" svg:x="2.963cm" svg:y="13.503cm" presentation:class="notes" presentation:placeholder="true">
          <draw:text-box/>
        </draw:frame>
        <draw:frame presentation:style-name="Mpr4" draw:text-style-name="MP4" draw:layer="backgroundobjects" svg:width="8.511cm" svg:height="1.284cm" svg:x="0.528cm" svg:y="26.717cm" presentation:class="footer">
          <draw:text-box>
            <text:p text:style-name="MP3"><text:span text:style-name="MT2"><presentation:footer/></text:span></text:p>
          </draw:text-box>
        </draw:frame>
        <draw:frame presentation:style-name="Mpr5" draw:text-style-name="MP9" draw:layer="backgroundobjects" svg:width="8.295cm" svg:height="0.993cm" svg:x="11.12cm" svg:y="27.009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Functions and Program Structure</dc:title>
    <meta:initial-creator>Jon Jagger</meta:initial-creator>
    <meta:creation-date>1996-09-18T10:28:26</meta:creation-date>
    <dc:creator>Jon Jagger</dc:creator>
    <dc:date>2008-08-20T14:35:18</dc:date>
    <meta:print-date>1999-08-14T10:11:44</meta:print-date>
    <meta:editing-cycles>2344</meta:editing-cycles>
    <meta:editing-duration>PT450H09M30S</meta:editing-duration>
    <meta:document-statistic meta:object-count="519"/>
    <meta:generator>NeoOffice/3.1.2$Unix OpenOffice.org_project/Patch 0</meta:generator>
  </office:meta>
</office:document-meta>
</file>